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FreeMono2" svg:font-family="FreeMono" style:font-family-generic="modern" style:font-pitch="fixed"/>
    <style:font-face style:name="FreeMono1" svg:font-family="FreeMono" style:font-adornments="Bold" style:font-family-generic="modern" style:font-pitch="fixed"/>
    <style:font-face style:name="FreeMono" svg:font-family="FreeMono" style:font-adornments="Regular"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6" style:family="table">
      <style:table-properties style:width="16.51cm" table:align="margins"/>
    </style:style>
    <style:style style:name="Table6.A" style:family="table-column">
      <style:table-column-properties style:column-width="1.706cm" style:rel-column-width="6770*"/>
    </style:style>
    <style:style style:name="Table6.B" style:family="table-column">
      <style:table-column-properties style:column-width="1.492cm" style:rel-column-width="5923*"/>
    </style:style>
    <style:style style:name="Table6.C" style:family="table-column">
      <style:table-column-properties style:column-width="4.09cm" style:rel-column-width="16236*"/>
    </style:style>
    <style:style style:name="Table6.D" style:family="table-column">
      <style:table-column-properties style:column-width="9.222cm" style:rel-column-width="36606*"/>
    </style:style>
    <style:style style:name="Table6.A1" style:family="table-cell">
      <style:table-cell-properties fo:padding="0.097cm" fo:border="none"/>
    </style:style>
    <style:style style:name="Table7" style:family="table">
      <style:table-properties style:width="16.51cm" table:align="margins" style:writing-mode="page"/>
    </style:style>
    <style:style style:name="Table7.A" style:family="table-column">
      <style:table-column-properties style:column-width="1.799cm" style:rel-column-width="7141*"/>
    </style:style>
    <style:style style:name="Table7.B" style:family="table-column">
      <style:table-column-properties style:column-width="14.711cm" style:rel-column-width="58394*"/>
    </style:style>
    <style:style style:name="Table7.A1" style:family="table-cell">
      <style:table-cell-properties fo:padding="0.097cm" fo:border="none"/>
    </style:style>
    <style:style style:name="Table8" style:family="table">
      <style:table-properties style:width="16.51cm" table:align="margins"/>
    </style:style>
    <style:style style:name="Table8.A" style:family="table-column">
      <style:table-column-properties style:column-width="1.199cm" style:rel-column-width="4761*"/>
    </style:style>
    <style:style style:name="Table8.B" style:family="table-column">
      <style:table-column-properties style:column-width="15.311cm" style:rel-column-width="60774*"/>
    </style:style>
    <style:style style:name="Table8.A1" style:family="table-cell">
      <style:table-cell-properties fo:padding="0.097cm" fo:border="none"/>
    </style:style>
    <style:style style:name="Table9" style:family="table">
      <style:table-properties style:width="16.51cm" table:align="margins"/>
    </style:style>
    <style:style style:name="Table9.A" style:family="table-column">
      <style:table-column-properties style:column-width="1.612cm" style:rel-column-width="6399*"/>
    </style:style>
    <style:style style:name="Table9.B" style:family="table-column">
      <style:table-column-properties style:column-width="2.381cm" style:rel-column-width="9452*"/>
    </style:style>
    <style:style style:name="Table9.C" style:family="table-column">
      <style:table-column-properties style:column-width="1.722cm" style:rel-column-width="6833*"/>
    </style:style>
    <style:style style:name="Table9.D" style:family="table-column">
      <style:table-column-properties style:column-width="10.795cm" style:rel-column-width="42851*"/>
    </style:style>
    <style:style style:name="Table9.A1" style:family="table-cell">
      <style:table-cell-properties fo:padding="0.097cm" fo:border="none"/>
    </style:style>
    <style:style style:name="Table1" style:family="table">
      <style:table-properties style:width="16.487cm" table:align="left" style:writing-mode="page"/>
    </style:style>
    <style:style style:name="Table1.A" style:family="table-column">
      <style:table-column-properties style:column-width="2.397cm"/>
    </style:style>
    <style:style style:name="Table1.B" style:family="table-column">
      <style:table-column-properties style:column-width="1.588cm"/>
    </style:style>
    <style:style style:name="Table1.C" style:family="table-column">
      <style:table-column-properties style:column-width="12.502cm"/>
    </style:style>
    <style:style style:name="Table1.A1" style:family="table-cell">
      <style:table-cell-properties fo:padding="0.097cm" fo:border="none"/>
    </style:style>
    <style:style style:name="Table2" style:family="table">
      <style:table-properties style:width="16.51cm" table:align="margins" style:writing-mode="page"/>
    </style:style>
    <style:style style:name="Table2.A" style:family="table-column">
      <style:table-column-properties style:column-width="2.011cm" style:rel-column-width="7981*"/>
    </style:style>
    <style:style style:name="Table2.B" style:family="table-column">
      <style:table-column-properties style:column-width="1.588cm" style:rel-column-width="6301*"/>
    </style:style>
    <style:style style:name="Table2.C" style:family="table-column">
      <style:table-column-properties style:column-width="12.912cm" style:rel-column-width="51253*"/>
    </style:style>
    <style:style style:name="Table2.A1" style:family="table-cell">
      <style:table-cell-properties fo:padding="0.097cm" fo:border="none"/>
    </style:style>
    <style:style style:name="Table3" style:family="table">
      <style:table-properties style:width="16.51cm" table:align="margins" style:writing-mode="page"/>
    </style:style>
    <style:style style:name="Table3.A" style:family="table-column">
      <style:table-column-properties style:column-width="2.611cm" style:rel-column-width="10362*"/>
    </style:style>
    <style:style style:name="Table3.B" style:family="table-column">
      <style:table-column-properties style:column-width="2.081cm" style:rel-column-width="8261*"/>
    </style:style>
    <style:style style:name="Table3.C" style:family="table-column">
      <style:table-column-properties style:column-width="11.818cm" style:rel-column-width="46912*"/>
    </style:style>
    <style:style style:name="Table3.A1" style:family="table-cell">
      <style:table-cell-properties fo:padding="0.097cm" fo:border="none"/>
    </style:style>
    <style:style style:name="Table4" style:family="table">
      <style:table-properties style:width="16.51cm" table:align="margins" style:writing-mode="page"/>
    </style:style>
    <style:style style:name="Table4.A" style:family="table-column">
      <style:table-column-properties style:column-width="2.611cm" style:rel-column-width="10362*"/>
    </style:style>
    <style:style style:name="Table4.B" style:family="table-column">
      <style:table-column-properties style:column-width="2.081cm" style:rel-column-width="8261*"/>
    </style:style>
    <style:style style:name="Table4.C" style:family="table-column">
      <style:table-column-properties style:column-width="11.818cm" style:rel-column-width="46912*"/>
    </style:style>
    <style:style style:name="Table4.A1" style:family="table-cell">
      <style:table-cell-properties fo:padding="0.097cm" fo:border="none"/>
    </style:style>
    <style:style style:name="Table5" style:family="table">
      <style:table-properties style:width="14.594cm" table:align="left" style:writing-mode="page"/>
    </style:style>
    <style:style style:name="Table5.A" style:family="table-column">
      <style:table-column-properties style:column-width="1.588cm"/>
    </style:style>
    <style:style style:name="Table5.B" style:family="table-column">
      <style:table-column-properties style:column-width="1.199cm"/>
    </style:style>
    <style:style style:name="Table5.C" style:family="table-column">
      <style:table-column-properties style:column-width="2.011cm"/>
    </style:style>
    <style:style style:name="Table5.D" style:family="table-column">
      <style:table-column-properties style:column-width="9.797cm"/>
    </style:style>
    <style:style style:name="Table5.A1" style:family="table-cell">
      <style:table-cell-properties fo:padding="0.097cm" fo:border="none"/>
    </style:style>
    <style:style style:name="Table10" style:family="table">
      <style:table-properties style:width="16.51cm" table:align="margins" style:writing-mode="page"/>
    </style:style>
    <style:style style:name="Table10.A" style:family="table-column">
      <style:table-column-properties style:column-width="1.898cm" style:rel-column-width="7533*"/>
    </style:style>
    <style:style style:name="Table10.B" style:family="table-column">
      <style:table-column-properties style:column-width="2.117cm" style:rel-column-width="8401*"/>
    </style:style>
    <style:style style:name="Table10.C" style:family="table-column">
      <style:table-column-properties style:column-width="5.292cm" style:rel-column-width="21004*"/>
    </style:style>
    <style:style style:name="Table10.D" style:family="table-column">
      <style:table-column-properties style:column-width="4.981cm" style:rel-column-width="19772*"/>
    </style:style>
    <style:style style:name="Table10.E" style:family="table-column">
      <style:table-column-properties style:column-width="2.223cm" style:rel-column-width="8825*"/>
    </style:style>
    <style:style style:name="Table10.A1" style:family="table-cell">
      <style:table-cell-properties fo:padding="0.097cm" fo:border="none"/>
    </style:style>
    <style:style style:name="Table10.C2" style:family="table-cell">
      <style:table-cell-properties fo:padding="0.097cm" fo:border-left="0.05pt solid #000000" fo:border-right="none" fo:border-top="0.05pt solid #000000" fo:border-bottom="none"/>
    </style:style>
    <style:style style:name="Table10.D2" style:family="table-cell">
      <style:table-cell-properties fo:padding="0.097cm" fo:border-left="none" fo:border-right="0.05pt solid #000000" fo:border-top="0.05pt solid #000000" fo:border-bottom="none"/>
    </style:style>
    <style:style style:name="Table10.C3" style:family="table-cell">
      <style:table-cell-properties fo:padding="0.097cm" fo:border-left="0.05pt solid #000000" fo:border-right="none" fo:border-top="none" fo:border-bottom="none"/>
    </style:style>
    <style:style style:name="Table10.D3" style:family="table-cell">
      <style:table-cell-properties fo:padding="0.097cm" fo:border-left="none" fo:border-right="0.05pt solid #000000" fo:border-top="none" fo:border-bottom="none"/>
    </style:style>
    <style:style style:name="Table10.C17" style:family="table-cell">
      <style:table-cell-properties fo:padding="0.097cm" fo:border-left="0.05pt solid #000000" fo:border-right="none" fo:border-top="none" fo:border-bottom="0.05pt solid #000000"/>
    </style:style>
    <style:style style:name="Table10.D17" style:family="table-cell">
      <style:table-cell-properties fo:padding="0.097cm" fo:border-left="none"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Standard">
      <style:text-properties style:font-name="FreeMono1"/>
    </style:style>
    <style:style style:name="P3" style:family="paragraph" style:parent-style-name="Standard">
      <style:text-properties style:font-name="FreeMono1" fo:font-size="12pt" style:font-size-asian="12pt" style:font-size-complex="12pt"/>
    </style:style>
    <style:style style:name="P4" style:family="paragraph" style:parent-style-name="Standard">
      <style:text-properties officeooo:paragraph-rsid="002a4818"/>
    </style:style>
    <style:style style:name="P5" style:family="paragraph" style:parent-style-name="Standard">
      <style:paragraph-properties fo:text-align="center" style:justify-single-word="false"/>
      <style:text-properties style:text-position="0% 100%" style:font-name="FreeMono1"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center" style:justify-single-word="false"/>
      <style:text-properties style:text-position="0% 100%"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text-properties style:font-name="FreeMono2" fo:font-size="12pt" style:font-size-asian="12pt" style:font-size-complex="12pt"/>
    </style:style>
    <style:style style:name="P8" style:family="paragraph" style:parent-style-name="Standard">
      <style:text-properties style:font-name="FreeMono2" fo:font-size="12pt" fo:font-weight="bold" style:font-size-asian="12pt" style:font-weight-asian="bold" style:font-size-complex="12pt" style:font-weight-complex="bold"/>
    </style:style>
    <style:style style:name="P9" style:family="paragraph" style:parent-style-name="Standard">
      <style:text-properties fo:font-variant="normal" fo:text-transform="none" fo:color="#000000" style:text-line-through-style="none" style:text-line-through-type="none" style:text-position="0% 100%" style:font-name="FreeMono1" fo:font-size="14pt" fo:font-style="normal" style:text-underline-style="none" fo:font-weight="normal" fo:background-color="transparent" style:font-name-asian="Arial1" style:font-size-asian="14pt" style:font-style-asian="normal" style:font-weight-asian="normal" style:font-name-complex="Arial1" style:font-size-complex="14pt"/>
    </style:style>
    <style:style style:name="P10" style:family="paragraph" style:parent-style-name="Standard">
      <style:text-properties fo:font-variant="normal" fo:text-transform="none" fo:color="#7c7c00" style:text-line-through-style="none" style:text-line-through-type="none" style:text-position="0% 100%" style:font-name="Arial" fo:font-size="14pt" fo:font-style="normal" style:text-underline-style="none" fo:font-weight="bold" officeooo:paragraph-rsid="002b99db" fo:background-color="transparent" style:font-name-asian="Arial1" style:font-size-asian="14pt" style:font-style-asian="normal" style:font-weight-asian="bold" style:font-name-complex="Arial1" style:font-size-complex="14pt"/>
    </style:style>
    <style:style style:name="P11"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cm" style:auto-text-indent="false" fo:padding="0cm" fo:border="none" fo:keep-with-next="auto"/>
      <style:text-properties fo:color="#000000" style:font-name="FreeMono1"/>
    </style:style>
    <style:style style:name="P12"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cm" style:auto-text-indent="false" fo:padding="0cm" fo:border="none" fo:keep-with-next="auto"/>
      <style:text-properties fo:color="#000000" style:font-name="FreeMono1" fo:font-size="12pt" style:font-name-asian="Courier New1" style:font-size-asian="12pt" style:font-name-complex="Courier New1" style:font-size-complex="12pt"/>
    </style:style>
    <style:style style:name="P13"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cm" style:auto-text-indent="false" fo:padding="0cm" fo:border="none" fo:keep-with-next="auto"/>
      <style:text-properties fo:color="#000000" style:font-name="FreeMono1" fo:font-size="12pt" fo:font-weight="normal" style:font-size-asian="12pt" style:font-weight-asian="normal" style:font-size-complex="12pt" style:font-weight-complex="normal"/>
    </style:style>
    <style:style style:name="P14"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cm" style:auto-text-indent="false" fo:padding="0cm" fo:border="none" fo:keep-with-next="auto"/>
      <style:text-properties fo:color="#000000" style:font-name="FreeMono1" fo:font-size="12pt" style:font-size-asian="12pt" style:font-size-complex="12pt"/>
    </style:style>
    <style:style style:name="P15"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officeooo:paragraph-rsid="001f678b" fo:background-color="transparent" style:font-name-asian="Arial1" style:font-size-asian="12pt" style:font-style-asian="normal" style:font-weight-asian="normal" style:font-name-complex="Arial1" style:font-size-complex="12pt" style:font-weight-complex="normal"/>
    </style:style>
    <style:style style:name="P16"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fo:background-color="transparent" style:font-name-asian="Arial1" style:font-size-asian="12pt" style:font-style-asian="normal" style:font-weight-asian="normal" style:font-name-complex="Arial1" style:font-size-complex="12pt"/>
    </style:style>
    <style:style style:name="P17"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officeooo:paragraph-rsid="003e5742" fo:background-color="transparent" style:font-name-asian="Arial1" style:font-size-asian="12pt" style:font-style-asian="normal" style:font-weight-asian="normal" style:font-name-complex="Arial1" style:font-size-complex="12pt"/>
    </style:style>
    <style:style style:name="P18" style:family="paragraph" style:parent-style-name="Standard">
      <loext:graphic-properties draw:fill-color="#ffffff"/>
      <style:paragraph-properties fo:margin-left="0cm" fo:margin-right="0cm" fo:margin-top="0cm" fo:margin-bottom="0.176cm" loext:contextual-spacing="false" fo:line-height="115%"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officeooo:paragraph-rsid="004d9fe0" fo:background-color="transparent" style:font-name-asian="Arial1" style:font-size-asian="12pt" style:font-style-asian="normal" style:font-weight-asian="normal" style:font-name-complex="Arial1" style:font-size-complex="12pt"/>
    </style:style>
    <style:style style:name="P19"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fo:background-color="transparent" style:font-name-asian="Arial1" style:font-size-asian="12pt" style:font-style-asian="normal" style:font-weight-asian="normal" style:font-name-complex="Arial1" style:font-size-complex="12pt" style:font-style-complex="normal" style:font-weight-complex="normal"/>
    </style:style>
    <style:style style:name="P20"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officeooo:paragraph-rsid="0035da22" fo:background-color="transparent" style:font-name-asian="Arial1" style:font-size-asian="12pt" style:font-style-asian="normal" style:font-weight-asian="normal" style:font-name-complex="Arial1" style:font-size-complex="12pt" style:font-style-complex="normal" style:font-weight-complex="normal"/>
    </style:style>
    <style:style style:name="P21"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officeooo:paragraph-rsid="003657aa" fo:background-color="transparent" style:font-name-asian="Arial1" style:font-size-asian="12pt" style:font-style-asian="normal" style:font-weight-asian="normal" style:font-name-complex="Arial1" style:font-size-complex="12pt" style:font-style-complex="normal" style:font-weight-complex="normal"/>
    </style:style>
    <style:style style:name="P22"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fo:background-color="transparent" style:font-name-asian="Courier New1" style:font-size-asian="12pt" style:font-style-asian="normal" style:font-weight-asian="normal" style:font-name-complex="Courier New1" style:font-size-complex="12pt"/>
    </style:style>
    <style:style style:name="P23"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officeooo:paragraph-rsid="003e5742" fo:background-color="transparent" style:font-name-asian="Courier New1" style:font-size-asian="12pt" style:font-style-asian="normal" style:font-weight-asian="normal" style:font-name-complex="Courier New1" style:font-size-complex="12pt"/>
    </style:style>
    <style:style style:name="P24" style:family="paragraph" style:parent-style-name="Standard">
      <loext:graphic-properties draw:fill-color="#ffffff"/>
      <style:paragraph-properties fo:margin-left="0cm" fo:margin-right="0cm" fo:margin-top="0cm" fo:margin-bottom="0.176cm" loext:contextual-spacing="false" fo:line-height="115%"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fo:background-color="transparent" style:font-name-asian="Courier New1" style:font-size-asian="12pt" style:font-style-asian="normal" style:font-weight-asian="normal" style:font-name-complex="Courier New1" style:font-size-complex="12pt"/>
    </style:style>
    <style:style style:name="P25"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fo:background-color="transparent" style:font-name-asian="Courier New1" style:font-size-asian="12pt" style:font-style-asian="normal" style:font-weight-asian="normal" style:font-name-complex="Courier New1" style:font-size-complex="12pt" style:font-weight-complex="normal"/>
    </style:style>
    <style:style style:name="P26"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officeooo:paragraph-rsid="0035da22" fo:background-color="transparent" style:font-name-asian="Courier New1" style:font-size-asian="12pt" style:font-style-asian="normal" style:font-weight-asian="normal" style:font-name-complex="Courier New1" style:font-size-complex="12pt" style:font-style-complex="normal" style:font-weight-complex="normal"/>
    </style:style>
    <style:style style:name="P27"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officeooo:paragraph-rsid="003657aa" fo:background-color="transparent" style:font-name-asian="Courier New1" style:font-size-asian="12pt" style:font-style-asian="normal" style:font-weight-asian="normal" style:font-name-complex="Courier New1" style:font-size-complex="12pt" style:font-style-complex="normal" style:font-weight-complex="normal"/>
    </style:style>
    <style:style style:name="P28" style:family="paragraph" style:parent-style-name="Standard">
      <loext:graphic-properties draw:fill-color="#ffffff"/>
      <style:paragraph-properties fo:margin-left="0cm" fo:margin-right="0cm" fo:margin-top="0cm" fo:margin-bottom="0.176cm" loext:contextual-spacing="false" fo:line-height="115%"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officeooo:paragraph-rsid="0035da22" fo:background-color="transparent" style:font-name-asian="Courier New1" style:font-size-asian="12pt" style:font-style-asian="normal" style:font-weight-asian="normal" style:font-name-complex="Courier New1" style:font-size-complex="12pt" style:font-style-complex="normal" style:font-weight-complex="normal"/>
    </style:style>
    <style:style style:name="P29" style:family="paragraph" style:parent-style-name="Standard">
      <loext:graphic-properties draw:fill-color="#ffffff"/>
      <style:paragraph-properties fo:margin-left="0cm" fo:margin-right="0cm" fo:margin-top="0cm" fo:margin-bottom="0.176cm" loext:contextual-spacing="false" fo:line-height="115%"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officeooo:paragraph-rsid="003657aa" fo:background-color="transparent" style:font-name-asian="Courier New1" style:font-size-asian="12pt" style:font-style-asian="normal" style:font-weight-asian="normal" style:font-name-complex="Courier New1" style:font-size-complex="12pt" style:font-style-complex="normal" style:font-weight-complex="normal"/>
    </style:style>
    <style:style style:name="P30"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bold" fo:background-color="transparent" style:font-name-asian="Arial1" style:font-size-asian="12pt" style:font-style-asian="normal" style:font-weight-asian="bold" style:font-name-complex="Arial1" style:font-size-complex="12pt"/>
    </style:style>
    <style:style style:name="P31"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bold" fo:background-color="transparent" style:font-name-asian="Courier New1" style:font-size-asian="12pt" style:font-style-asian="normal" style:font-weight-asian="bold" style:font-name-complex="Courier New1" style:font-size-complex="12pt"/>
    </style:style>
    <style:style style:name="P32"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Mono1" fo:font-size="10pt" fo:font-style="normal" style:text-underline-style="none" fo:font-weight="bold" fo:background-color="transparent" style:font-name-asian="Arial1" style:font-size-asian="10pt" style:font-style-asian="normal" style:font-weight-asian="bold" style:font-name-complex="Arial1" style:font-size-complex="10pt"/>
    </style:style>
    <style:style style:name="P33" style:family="paragraph" style:parent-style-name="Standard">
      <loext:graphic-properties draw:fill-color="#ffffff"/>
      <style:paragraph-properties fo:margin-left="0cm" fo:margin-right="0cm" fo:margin-top="0cm" fo:margin-bottom="0.176cm" loext:contextual-spacing="false" fo:line-height="115%"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Mono1" fo:font-size="11pt" fo:font-style="normal" style:text-underline-style="none" fo:font-weight="normal" fo:background-color="transparent" style:font-name-asian="Arial1" style:font-size-asian="11pt" style:font-style-asian="normal" style:font-weight-asian="normal" style:font-name-complex="Arial1" style:font-size-complex="11pt"/>
    </style:style>
    <style:style style:name="P34"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Mono1" fo:font-size="11pt" fo:font-style="normal" style:text-underline-style="none" fo:font-weight="normal" fo:background-color="transparent" style:font-name-asian="Courier New1" style:font-size-asian="11pt" style:font-style-asian="normal" style:font-weight-asian="normal" style:font-name-complex="Courier New1" style:font-size-complex="11pt"/>
    </style:style>
    <style:style style:name="P35" style:family="paragraph" style:parent-style-name="Standard">
      <loext:graphic-properties draw:fill-color="#ffffff"/>
      <style:paragraph-properties fo:margin-left="0cm" fo:margin-right="0cm" fo:margin-top="0cm" fo:margin-bottom="0.176cm" loext:contextual-spacing="false" fo:line-height="115%"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Mono1" fo:font-size="11pt" fo:font-style="normal" style:text-underline-style="none" fo:font-weight="normal" fo:background-color="transparent" style:font-name-asian="Courier New1" style:font-size-asian="11pt" style:font-style-asian="normal" style:font-weight-asian="normal" style:font-name-complex="Courier New1" style:font-size-complex="11pt"/>
    </style:style>
    <style:style style:name="P36"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Mono1" fo:font-size="13pt" fo:font-style="normal" style:text-underline-style="none" fo:font-weight="normal" fo:background-color="transparent" style:font-name-asian="Courier New1" style:font-size-asian="13pt" style:font-style-asian="normal" style:font-weight-asian="normal" style:font-name-complex="Courier New1" style:font-size-complex="13pt"/>
    </style:style>
    <style:style style:name="P37" style:family="paragraph" style:parent-style-name="Standard">
      <loext:graphic-properties draw:fill-color="#ffffff"/>
      <style:paragraph-properties fo:margin-left="0cm" fo:margin-right="0cm" fo:margin-top="0cm" fo:margin-bottom="0.176cm" loext:contextual-spacing="false" fo:line-height="115%" fo:text-align="start" style:justify-single-word="false" fo:orphans="0" fo:widows="0" fo:text-indent="0cm" style:auto-text-indent="false" fo:padding="0cm" fo:border="none"/>
      <style:text-properties fo:color="#000000" style:font-name="FreeMono1" officeooo:paragraph-rsid="001f678b"/>
    </style:style>
    <style:style style:name="P38" style:family="paragraph" style:parent-style-name="Standard">
      <loext:graphic-properties draw:fill-color="#ffffff"/>
      <style:paragraph-properties fo:margin-left="0cm" fo:margin-right="0cm" fo:margin-top="0cm" fo:margin-bottom="0.176cm" loext:contextual-spacing="false" fo:line-height="115%"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FreeMono1" fo:font-size="11pt" fo:font-style="normal" style:text-underline-style="none" fo:font-weight="bold" fo:background-color="transparent" style:font-name-asian="Courier New1" style:font-size-asian="11pt" style:font-style-asian="normal" style:font-weight-asian="bold" style:font-name-complex="Courier New1" style:font-size-complex="11pt"/>
    </style:style>
    <style:style style:name="P39" style:family="paragraph" style:parent-style-name="Standard">
      <loext:graphic-properties draw:fill-color="#ffffff"/>
      <style:paragraph-properties fo:margin-left="0cm" fo:margin-right="0cm" fo:margin-top="0cm" fo:margin-bottom="0.176cm" loext:contextual-spacing="false" fo:line-height="115%"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FreeMono1" fo:font-size="11pt" fo:font-style="normal" style:text-underline-style="none" fo:font-weight="normal" officeooo:paragraph-rsid="001f678b" fo:background-color="transparent" style:font-name-asian="Courier New1" style:font-size-asian="11pt" style:font-style-asian="normal" style:font-weight-asian="normal" style:font-name-complex="Courier New1" style:font-size-complex="11pt" style:font-weight-complex="normal"/>
    </style:style>
    <style:style style:name="P40" style:family="paragraph" style:parent-style-name="Standard">
      <loext:graphic-properties draw:fill-color="#ffffff"/>
      <style:paragraph-properties fo:margin-left="0cm" fo:margin-right="0cm" fo:margin-top="0cm" fo:margin-bottom="0.176cm" loext:contextual-spacing="false" fo:line-height="115%"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FreeMono1" fo:font-size="12pt" fo:font-style="normal" style:text-underline-style="none" fo:font-weight="normal" officeooo:paragraph-rsid="001f678b" fo:background-color="transparent" style:font-name-asian="Courier New1" style:font-size-asian="12pt" style:font-style-asian="normal" style:font-weight-asian="normal" style:font-name-complex="Courier New1" style:font-size-complex="12pt" style:font-weight-complex="normal"/>
    </style:style>
    <style:style style:name="P41" style:family="paragraph" style:parent-style-name="Standard">
      <loext:graphic-properties draw:fill-color="#ffffff"/>
      <style:paragraph-properties fo:margin-left="0cm" fo:margin-right="0cm" fo:margin-top="0cm" fo:margin-bottom="0.176cm" loext:contextual-spacing="false" fo:line-height="115%"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FreeMono1" fo:font-size="12pt" fo:font-style="normal" style:text-underline-style="none" fo:font-weight="normal" officeooo:paragraph-rsid="001f678b" fo:background-color="transparent" style:font-name-asian="Courier New1" style:font-size-asian="12pt" style:font-style-asian="normal" style:font-weight-asian="normal" style:font-name-complex="Courier New1" style:font-size-complex="12pt"/>
    </style:style>
    <style:style style:name="P42" style:family="paragraph" style:parent-style-name="Standard">
      <loext:graphic-properties draw:fill-color="#ffffff"/>
      <style:paragraph-properties fo:margin-left="0cm" fo:margin-right="0cm" fo:margin-top="0cm" fo:margin-bottom="0.176cm" loext:contextual-spacing="false" fo:line-height="115%"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FreeMono1" fo:font-size="12pt" fo:font-style="normal" style:text-underline-style="none" fo:font-weight="normal" fo:background-color="transparent" style:font-name-asian="Courier New1" style:font-size-asian="12pt" style:font-style-asian="normal" style:font-weight-asian="normal" style:font-name-complex="Courier New1" style:font-size-complex="12pt"/>
    </style:style>
    <style:style style:name="P43" style:family="paragraph" style:parent-style-name="Standard">
      <loext:graphic-properties draw:fill-color="#ffffff"/>
      <style:paragraph-properties fo:margin-left="0cm" fo:margin-right="0cm" fo:margin-top="0cm" fo:margin-bottom="0.176cm" loext:contextual-spacing="false" fo:line-height="115%"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FreeMono1" fo:font-size="12pt" fo:font-style="normal" style:text-underline-style="none" fo:font-weight="normal" fo:background-color="transparent" style:font-name-asian="Courier New1" style:font-size-asian="12pt" style:font-style-asian="normal" style:font-weight-asian="normal" style:font-name-complex="Courier New1" style:font-size-complex="12pt"/>
    </style:style>
    <style:style style:name="P44" style:family="paragraph" style:parent-style-name="Standard">
      <loext:graphic-properties draw:fill-color="#ffffff"/>
      <style:paragraph-properties fo:margin-left="0cm" fo:margin-right="0cm" fo:margin-top="0cm" fo:margin-bottom="0.176cm" loext:contextual-spacing="false" fo:line-height="115%"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FreeMono1" fo:font-size="12pt" fo:font-style="normal" style:text-underline-style="none" fo:font-weight="normal" officeooo:rsid="003e5742" officeooo:paragraph-rsid="003e5742" fo:background-color="transparent" style:font-name-asian="Courier New1" style:font-size-asian="12pt" style:font-style-asian="normal" style:font-weight-asian="normal" style:font-name-complex="Courier New1" style:font-size-complex="12pt"/>
    </style:style>
    <style:style style:name="P45" style:family="paragraph" style:parent-style-name="Standard">
      <loext:graphic-properties draw:fill-color="#ffffff"/>
      <style:paragraph-properties fo:margin-left="0cm" fo:margin-right="0cm" fo:margin-top="0cm" fo:margin-bottom="0.176cm" loext:contextual-spacing="false" fo:line-height="115%"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FreeMono1" fo:font-size="12pt" fo:font-style="normal" style:text-underline-style="none" fo:font-weight="normal" officeooo:paragraph-rsid="001f678b" fo:background-color="transparent" style:font-name-asian="Arial1" style:font-size-asian="12pt" style:font-style-asian="normal" style:font-weight-asian="normal" style:font-name-complex="Arial1" style:font-size-complex="12pt" style:font-weight-complex="normal"/>
    </style:style>
    <style:style style:name="P46" style:family="paragraph" style:parent-style-name="Standard">
      <loext:graphic-properties draw:fill-color="#ffffff"/>
      <style:paragraph-properties fo:margin-left="0cm" fo:margin-right="0cm" fo:margin-top="0cm" fo:margin-bottom="0.176cm" loext:contextual-spacing="false" fo:line-height="115%" fo:text-align="center"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FreeMono1" fo:font-size="12pt" fo:font-style="normal" style:text-underline-style="none" fo:font-weight="normal" fo:background-color="transparent" style:font-name-asian="Arial1" style:font-size-asian="12pt" style:font-style-asian="normal" style:font-weight-asian="normal" style:font-name-complex="Arial1" style:font-size-complex="12pt"/>
    </style:style>
    <style:style style:name="P47" style:family="paragraph" style:parent-style-name="Standard">
      <loext:graphic-properties draw:fill-color="#ffffff"/>
      <style:paragraph-properties fo:margin-left="0cm" fo:margin-right="0cm" fo:margin-top="0cm" fo:margin-bottom="0.176cm" loext:contextual-spacing="false" fo:line-height="115%"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FreeMono1" fo:font-size="13pt" fo:font-style="normal" style:text-underline-style="none" fo:font-weight="normal" fo:background-color="transparent" style:font-name-asian="Courier New1" style:font-size-asian="13pt" style:font-style-asian="normal" style:font-weight-asian="normal" style:font-name-complex="Courier New1" style:font-size-complex="13pt"/>
    </style:style>
    <style:style style:name="P48" style:family="paragraph" style:parent-style-name="Standard">
      <loext:graphic-properties draw:fill-color="#ffffff"/>
      <style:paragraph-properties fo:margin-left="0cm" fo:margin-right="0cm" fo:margin-top="0cm" fo:margin-bottom="0.176cm" loext:contextual-spacing="false" fo:line-height="115%"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arial" fo:font-size="13pt" fo:font-style="normal" style:text-underline-style="none" fo:font-weight="normal" officeooo:rsid="004077a7" officeooo:paragraph-rsid="004077a7" fo:background-color="transparent" style:font-name-asian="Courier New1" style:font-size-asian="13pt" style:font-style-asian="normal" style:font-weight-asian="normal" style:font-name-complex="Courier New1" style:font-size-complex="13pt"/>
    </style:style>
    <style:style style:name="P49" style:family="paragraph" style:parent-style-name="Standard">
      <loext:graphic-properties draw:fill-color="#ffffff"/>
      <style:paragraph-properties fo:margin-left="0cm" fo:margin-right="0cm" fo:margin-top="0cm" fo:margin-bottom="0.176cm" loext:contextual-spacing="false" fo:line-height="115%"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arial" fo:font-size="13pt" fo:font-style="normal" style:text-underline-style="none" fo:font-weight="normal" officeooo:rsid="004caebd" officeooo:paragraph-rsid="00506a83" fo:background-color="transparent" style:font-name-asian="Courier New1" style:font-size-asian="13pt" style:font-style-asian="normal" style:font-weight-asian="normal" style:font-name-complex="Courier New1" style:font-size-complex="13pt"/>
    </style:style>
    <style:style style:name="P50"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cm" style:auto-text-indent="false" fo:break-before="pag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fo:background-color="transparent" style:font-name-asian="Courier New1" style:font-size-asian="12pt" style:font-style-asian="normal" style:font-weight-asian="normal" style:font-name-complex="Courier New1" style:font-size-complex="12pt"/>
    </style:style>
    <style:style style:name="P51" style:family="paragraph" style:parent-style-name="Standard">
      <loext:graphic-properties draw:fill-color="#ffffff"/>
      <style:paragraph-properties fo:margin-left="0cm" fo:margin-right="0cm" fo:margin-top="0cm" fo:margin-bottom="0.176cm" loext:contextual-spacing="false" fo:line-height="115%" fo:text-align="center" style:justify-single-word="false" fo:keep-together="auto" fo:orphans="0" fo:widows="0" fo:text-indent="0cm" style:auto-text-indent="false" fo:break-before="pag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fo:background-color="transparent" style:font-name-asian="Arial1" style:font-size-asian="12pt" style:font-style-asian="normal" style:font-weight-asian="normal" style:font-name-complex="Arial1" style:font-size-complex="12pt"/>
    </style:style>
    <style:style style:name="P52" style:family="paragraph" style:parent-style-name="Standard">
      <style:paragraph-properties fo:text-align="center" style:justify-single-word="false" fo:break-before="page"/>
      <style:text-properties style:font-name="FreeMono1" fo:font-size="12pt" style:text-underline-style="solid" style:text-underline-width="auto" style:text-underline-color="font-color" fo:font-weight="bold" style:font-size-asian="12pt" style:font-weight-asian="bold" style:font-size-complex="12pt" style:font-weight-complex="bold"/>
    </style:style>
    <style:style style:name="P53" style:family="paragraph" style:parent-style-name="Text_20_body">
      <style:paragraph-properties fo:break-before="page"/>
    </style:style>
    <style:style style:name="P54" style:family="paragraph" style:parent-style-name="Text_20_body">
      <style:paragraph-properties fo:break-before="page"/>
      <style:text-properties fo:font-weight="bold" style:font-weight-asian="bold" style:font-weight-complex="bold"/>
    </style:style>
    <style:style style:name="P55" style:family="paragraph" style:parent-style-name="Heading_20_1">
      <style:paragraph-properties fo:break-before="page"/>
    </style:style>
    <style:style style:name="P56" style:family="paragraph" style:parent-style-name="Standard">
      <style:paragraph-properties fo:margin-top="0cm" fo:margin-bottom="0cm" loext:contextual-spacing="false"/>
      <style:text-properties fo:color="#000000" style:font-name="FreeMono1"/>
    </style:style>
    <style:style style:name="P57" style:family="paragraph" style:parent-style-name="Standard">
      <style:paragraph-properties fo:margin-top="0cm" fo:margin-bottom="0cm" loext:contextual-spacing="false"/>
      <style:text-properties fo:color="#000000" style:font-name="FreeMono1" fo:font-size="12pt" officeooo:paragraph-rsid="003e5742" style:font-size-asian="12pt" style:font-size-complex="12pt"/>
    </style:style>
    <style:style style:name="P58" style:family="paragraph" style:parent-style-name="Standard">
      <style:paragraph-properties fo:margin-top="0cm" fo:margin-bottom="0cm" loext:contextual-spacing="false"/>
      <style:text-properties fo:color="#000000" style:text-position="0% 100%" style:font-name="FreeMono1" style:font-name-asian="Courier New1" style:font-name-complex="Courier New1"/>
    </style:style>
    <style:style style:name="P59" style:family="paragraph" style:parent-style-name="Standard">
      <style:paragraph-properties fo:margin-top="0cm" fo:margin-bottom="0cm" loext:contextual-spacing="false"/>
      <style:text-properties fo:color="#000000" style:text-position="0% 100%" style:font-name="FreeMono1" fo:font-size="12pt" fo:font-weight="normal" officeooo:paragraph-rsid="001f678b" style:font-size-asian="12pt" style:font-weight-asian="normal" style:font-size-complex="12pt" style:font-weight-complex="normal"/>
    </style:style>
    <style:style style:name="P60" style:family="paragraph" style:parent-style-name="Standard">
      <style:paragraph-properties fo:margin-top="0cm" fo:margin-bottom="0cm" loext:contextual-spacing="false"/>
      <style:text-properties fo:color="#000000" style:text-position="0% 100%" style:font-name="FreeMono1" fo:font-size="12pt" style:font-name-asian="Courier New1" style:font-size-asian="12pt" style:font-name-complex="Courier New1" style:font-size-complex="12pt"/>
    </style:style>
    <style:style style:name="P61" style:family="paragraph" style:parent-style-name="Standard">
      <style:paragraph-properties fo:margin-top="0cm" fo:margin-bottom="0cm" loext:contextual-spacing="false"/>
      <style:text-properties fo:color="#000000" style:text-position="0% 100%" style:font-name="FreeMono1" fo:font-size="12pt" officeooo:paragraph-rsid="001f678b" style:font-name-asian="Courier New1" style:font-size-asian="12pt" style:font-name-complex="Courier New1" style:font-size-complex="12pt"/>
    </style:style>
    <style:style style:name="P62" style:family="paragraph" style:parent-style-name="Standard">
      <style:paragraph-properties fo:margin-top="0cm" fo:margin-bottom="0cm" loext:contextual-spacing="false"/>
      <style:text-properties fo:color="#000000" style:text-position="0% 100%" style:font-name="FreeMono1" fo:font-size="12pt" officeooo:paragraph-rsid="003e5742" style:font-name-asian="Courier New1" style:font-size-asian="12pt" style:font-name-complex="Courier New1" style:font-size-complex="12pt"/>
    </style:style>
    <style:style style:name="P63" style:family="paragraph" style:parent-style-name="Standard">
      <loext:graphic-properties draw:fill-color="#ffffff"/>
      <style:paragraph-properties fo:margin-left="0cm" fo:margin-right="0cm" fo:margin-top="0cm" fo:margin-bottom="0.176cm" loext:contextual-spacing="false" fo:line-height="115%" fo:text-align="start" style:justify-single-word="false" fo:orphans="0" fo:widows="0" fo:text-indent="0.071cm" style:auto-text-indent="false" fo:padding="0cm" fo:border="none"/>
      <style:text-properties fo:color="#000000" style:font-name="FreeMono1" fo:font-size="12pt" fo:font-weight="normal" style:font-size-asian="12pt" style:font-weight-asian="normal" style:font-size-complex="12pt" style:font-weight-complex="normal"/>
    </style:style>
    <style:style style:name="P64" style:family="paragraph" style:parent-style-name="Standard">
      <loext:graphic-properties draw:fill-color="#ffffff"/>
      <style:paragraph-properties fo:margin-left="0cm" fo:margin-right="0cm" fo:margin-top="0cm" fo:margin-bottom="0.176cm" loext:contextual-spacing="false" fo:line-height="115%" fo:text-align="start" style:justify-single-word="false" fo:orphans="0" fo:widows="0" fo:text-indent="0.071cm" style:auto-text-indent="false" fo:padding="0cm" fo:border="none"/>
      <style:text-properties fo:font-variant="normal" fo:text-transform="none" fo:color="#000000" style:text-line-through-style="none" style:text-line-through-type="none" style:text-position="0% 100%" style:font-name="FreeMono1" fo:font-size="12pt" fo:font-style="normal" style:text-underline-style="none" fo:font-weight="normal" fo:background-color="transparent" style:font-name-asian="Courier New1" style:font-size-asian="12pt" style:font-style-asian="normal" style:font-weight-asian="normal" style:font-name-complex="Courier New1" style:font-size-complex="12pt" style:font-weight-complex="normal"/>
    </style:style>
    <style:style style:name="P65"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071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fo:background-color="transparent" style:font-name-asian="Courier New1" style:font-size-asian="12pt" style:font-style-asian="normal" style:font-weight-asian="normal" style:font-name-complex="Courier New1" style:font-size-complex="12pt" style:font-weight-complex="normal"/>
    </style:style>
    <style:style style:name="P66" style:family="paragraph" style:parent-style-name="Standard">
      <loext:graphic-properties draw:fill-color="#ffffff"/>
      <style:paragraph-properties fo:margin-left="0cm" fo:margin-right="0cm" fo:margin-top="0cm" fo:margin-bottom="0.176cm" loext:contextual-spacing="false" fo:line-height="115%" fo:text-align="justify" style:justify-single-word="false" fo:keep-together="auto" fo:orphans="0" fo:widows="0" fo:text-indent="0.071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fo:background-color="transparent" style:font-name-asian="Courier New1" style:font-size-asian="12pt" style:font-style-asian="normal" style:font-weight-asian="normal" style:font-name-complex="Courier New1" style:font-size-complex="12pt"/>
    </style:style>
    <style:style style:name="P67" style:family="paragraph" style:parent-style-name="Text_20_body">
      <style:text-properties fo:font-weight="bold" style:font-weight-asian="bold" style:font-weight-complex="bold"/>
    </style:style>
    <style:style style:name="P68" style:family="paragraph" style:parent-style-name="Text_20_body">
      <style:text-properties style:font-name="FreeMono" fo:font-size="12pt" officeooo:paragraph-rsid="0028e566"/>
    </style:style>
    <style:style style:name="P69" style:family="paragraph" style:parent-style-name="Text_20_body">
      <style:text-properties style:font-name="FreeMono" fo:font-size="12pt" officeooo:paragraph-rsid="002a4818"/>
    </style:style>
    <style:style style:name="P70" style:family="paragraph" style:parent-style-name="Text_20_body">
      <style:text-properties officeooo:paragraph-rsid="002a4818"/>
    </style:style>
    <style:style style:name="P71" style:family="paragraph" style:parent-style-name="Text_20_body">
      <style:text-properties officeooo:paragraph-rsid="0031cb7a"/>
    </style:style>
    <style:style style:name="P72" style:family="paragraph" style:parent-style-name="Text_20_body">
      <style:text-properties fo:font-size="11pt" style:font-size-asian="11pt" style:font-size-complex="11pt"/>
    </style:style>
    <style:style style:name="P73" style:family="paragraph" style:parent-style-name="Text_20_body">
      <style:text-properties officeooo:paragraph-rsid="002b99db"/>
    </style:style>
    <style:style style:name="P74" style:family="paragraph" style:parent-style-name="Text_20_body">
      <style:text-properties style:text-underline-style="solid" style:text-underline-width="auto" style:text-underline-color="font-color" fo:font-weight="bold" style:font-weight-asian="bold" style:font-weight-complex="bold"/>
    </style:style>
    <style:style style:name="P75" style:family="paragraph" style:parent-style-name="Table_20_Contents">
      <style:text-properties style:font-name="FreeMono" fo:font-size="12pt" fo:font-weight="bold" officeooo:rsid="0027ac85" officeooo:paragraph-rsid="0027ac85" style:font-weight-asian="bold" style:font-weight-complex="bold"/>
    </style:style>
    <style:style style:name="P76" style:family="paragraph" style:parent-style-name="Table_20_Contents">
      <style:paragraph-properties fo:text-align="start" style:justify-single-word="false"/>
      <style:text-properties style:font-name="FreeMono1" fo:font-size="12pt" fo:font-weight="normal" officeooo:rsid="00358dc2" officeooo:paragraph-rsid="00358dc2" style:font-name-asian="Arial1" style:font-size-asian="12pt" style:font-weight-asian="normal" style:font-name-complex="Arial1" style:font-size-complex="12pt" style:font-weight-complex="normal"/>
    </style:style>
    <style:style style:name="P77" style:family="paragraph" style:parent-style-name="Table_20_Contents">
      <style:paragraph-properties fo:text-align="start" style:justify-single-word="false"/>
      <style:text-properties style:font-name="FreeMono1" fo:font-size="12pt" fo:font-weight="bold" officeooo:rsid="00343d8e" officeooo:paragraph-rsid="00343d8e" style:font-name-asian="Courier New1" style:font-size-asian="12pt" style:font-weight-asian="bold" style:font-name-complex="Courier New1" style:font-size-complex="12pt" style:font-weight-complex="bold"/>
    </style:style>
    <style:style style:name="P78" style:family="paragraph" style:parent-style-name="Table_20_Contents">
      <style:paragraph-properties fo:text-align="start" style:justify-single-word="false"/>
      <style:text-properties style:font-name="FreeMono1" fo:font-size="11pt" fo:font-weight="bold" officeooo:rsid="00358dc2" officeooo:paragraph-rsid="00358dc2" style:font-name-asian="Arial1" style:font-size-asian="11pt" style:font-weight-asian="bold" style:font-name-complex="Arial1" style:font-size-complex="11pt" style:font-weight-complex="bold"/>
    </style:style>
    <style:style style:name="P79" style:family="paragraph" style:parent-style-name="Table_20_Contents">
      <style:paragraph-properties fo:text-align="start" style:justify-single-word="false"/>
      <style:text-properties style:font-name="FreeMono1" fo:font-size="11pt" officeooo:rsid="0035da22" officeooo:paragraph-rsid="0035da22" style:font-name-asian="Arial1" style:font-size-asian="11pt" style:font-name-complex="Arial1" style:font-size-complex="11pt"/>
    </style:style>
    <style:style style:name="P80" style:family="paragraph" style:parent-style-name="Table_20_Contents">
      <style:text-properties style:font-name="FreeMono2" fo:font-size="12pt" fo:font-weight="bold" style:font-size-asian="12pt" style:font-weight-asian="bold" style:font-size-complex="12pt" style:font-weight-complex="bold"/>
    </style:style>
    <style:style style:name="P81" style:family="paragraph" style:parent-style-name="Table_20_Contents">
      <style:text-properties fo:font-size="12pt" style:font-size-asian="12pt" style:font-size-complex="12pt"/>
    </style:style>
    <style:style style:name="P82" style:family="paragraph" style:parent-style-name="Table_20_Contents">
      <style:text-properties fo:font-size="12pt" officeooo:rsid="0043409a" officeooo:paragraph-rsid="0043409a" style:font-size-asian="12pt" style:font-size-complex="12pt"/>
    </style:style>
    <style:style style:name="P83" style:family="paragraph" style:parent-style-name="Table_20_Contents">
      <style:paragraph-properties fo:text-align="end" style:justify-single-word="false"/>
      <style:text-properties fo:font-size="12pt" officeooo:rsid="0043409a" officeooo:paragraph-rsid="0043409a" style:font-size-asian="12pt" style:font-size-complex="12pt"/>
    </style:style>
    <style:style style:name="P84" style:family="paragraph" style:parent-style-name="Table_20_Contents">
      <style:paragraph-properties fo:text-align="end" style:justify-single-word="false"/>
      <style:text-properties fo:font-size="12pt" style:font-size-asian="12pt" style:font-size-complex="12pt"/>
    </style:style>
    <style:style style:name="P85" style:family="paragraph" style:parent-style-name="Table_20_Contents">
      <style:paragraph-properties fo:text-align="end" style:justify-single-word="false"/>
      <style:text-properties fo:font-size="12pt" officeooo:rsid="004571e4" officeooo:paragraph-rsid="004571e4" style:font-size-asian="12pt" style:font-size-complex="12pt"/>
    </style:style>
    <style:style style:name="P86" style:family="paragraph" style:parent-style-name="Table_20_Contents">
      <style:text-properties fo:font-size="12pt" fo:font-weight="bold" style:font-size-asian="12pt" style:font-weight-asian="bold" style:font-size-complex="12pt" style:font-weight-complex="bold"/>
    </style:style>
    <style:style style:name="P87" style:family="paragraph" style:parent-style-name="Table_20_Contents">
      <style:paragraph-properties fo:text-align="end" style:justify-single-word="false"/>
      <style:text-properties fo:font-size="12pt" fo:font-weight="bold" officeooo:rsid="0043409a" officeooo:paragraph-rsid="0043409a" style:font-size-asian="12pt" style:font-weight-asian="bold" style:font-size-complex="12pt" style:font-weight-complex="bold"/>
    </style:style>
    <style:style style:name="P88" style:family="paragraph" style:parent-style-name="Table_20_Contents">
      <style:text-properties fo:font-size="12pt" fo:font-weight="bold" officeooo:rsid="0043409a" officeooo:paragraph-rsid="0043409a" style:font-size-asian="12pt" style:font-weight-asian="bold" style:font-size-complex="12pt" style:font-weight-complex="bold"/>
    </style:style>
    <style:style style:name="P89" style:family="paragraph" style:parent-style-name="Table_20_Contents">
      <style:text-properties officeooo:paragraph-rsid="0051f0a8"/>
    </style:style>
    <style:style style:name="P90" style:family="paragraph" style:parent-style-name="Table_20_Contents">
      <style:text-properties fo:font-size="8pt" style:font-size-asian="8pt" style:font-size-complex="8pt"/>
    </style:style>
    <style:style style:name="P91" style:family="paragraph" style:parent-style-name="Table_20_Contents">
      <style:text-properties officeooo:rsid="002e68bc" officeooo:paragraph-rsid="0051f0a8"/>
    </style:style>
    <style:style style:name="P92"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079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officeooo:paragraph-rsid="003e5742" fo:background-color="transparent" style:font-name-asian="Courier New1" style:font-size-asian="12pt" style:font-style-asian="normal" style:font-weight-asian="normal" style:font-name-complex="Courier New1" style:font-size-complex="12pt"/>
    </style:style>
    <style:style style:name="P93" style:family="paragraph" style:parent-style-name="Standard">
      <loext:graphic-properties draw:fill-color="#ffffff"/>
      <style:paragraph-properties fo:margin-left="0cm" fo:margin-right="0cm" fo:margin-top="0cm" fo:margin-bottom="0.176cm" loext:contextual-spacing="false" fo:line-height="115%" fo:text-align="justify" style:justify-single-word="false" fo:orphans="0" fo:widows="0" fo:text-indent="0.079cm" style:auto-text-indent="false" fo:padding="0cm" fo:border="none"/>
      <style:text-properties fo:font-variant="normal" fo:text-transform="none" fo:color="#6a6a00" style:text-line-through-style="none" style:text-line-through-type="none" style:text-position="0% 100%" style:font-name="Courier New" fo:font-size="12pt" fo:font-style="normal" style:text-underline-style="none" fo:font-weight="normal" fo:background-color="transparent" style:font-name-asian="Courier New1" style:font-size-asian="12pt" style:font-style-asian="normal" style:font-weight-asian="normal" style:font-name-complex="Courier New1" style:font-size-complex="12pt"/>
    </style:style>
    <style:style style:name="P94" style:family="paragraph" style:parent-style-name="Standard">
      <loext:graphic-properties draw:fill-color="#ffffff"/>
      <style:paragraph-properties fo:margin-left="0cm" fo:margin-right="0cm" fo:margin-top="0cm" fo:margin-bottom="0.176cm" loext:contextual-spacing="false" fo:line-height="115%" fo:text-align="start" style:justify-single-word="false" fo:orphans="0" fo:widows="0" fo:text-indent="0.079cm" style:auto-text-indent="false" fo:padding="0cm" fo:border="none"/>
      <style:text-properties fo:font-variant="normal" fo:text-transform="none" fo:color="#000000" style:text-line-through-style="none" style:text-line-through-type="none" style:text-position="0% 100%" style:font-name="FreeMono1" fo:font-size="12pt" fo:font-style="normal" style:text-underline-style="none" fo:font-weight="normal" officeooo:paragraph-rsid="003e5742" fo:background-color="transparent" style:font-name-asian="Courier New1" style:font-size-asian="12pt" style:font-style-asian="normal" style:font-weight-asian="normal" style:font-name-complex="Courier New1" style:font-size-complex="12pt"/>
    </style:style>
    <style:style style:name="P95" style:family="paragraph" style:parent-style-name="Standard">
      <loext:graphic-properties draw:fill-color="#ffffff"/>
      <style:paragraph-properties fo:margin-left="0cm" fo:margin-right="0cm" fo:margin-top="0cm" fo:margin-bottom="0.176cm" loext:contextual-spacing="false" fo:line-height="115%" fo:text-align="justify" style:justify-single-word="false" fo:keep-together="auto" fo:orphans="0" fo:widows="0" fo:text-indent="0.009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fo:background-color="transparent" style:font-name-asian="Courier New1" style:font-size-asian="12pt" style:font-style-asian="normal" style:font-weight-asian="normal" style:font-name-complex="Courier New1" style:font-size-complex="12pt"/>
    </style:style>
    <style:style style:name="P96"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009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officeooo:paragraph-rsid="003657aa" fo:background-color="transparent" style:font-name-asian="Courier New1" style:font-size-asian="12pt" style:font-style-asian="normal" style:font-weight-asian="normal" style:font-name-complex="Courier New1" style:font-size-complex="12pt" style:font-style-complex="normal" style:font-weight-complex="normal"/>
    </style:style>
    <style:style style:name="P97"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009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officeooo:rsid="00358dc2" officeooo:paragraph-rsid="00358dc2" fo:background-color="transparent" style:font-name-asian="Arial1" style:font-size-asian="12pt" style:font-style-asian="normal" style:font-weight-asian="normal" style:font-name-complex="Arial1" style:font-size-complex="12pt" style:font-weight-complex="normal"/>
    </style:style>
    <style:style style:name="P98" style:family="paragraph" style:parent-style-name="Standard">
      <loext:graphic-properties draw:fill-color="#ffffff"/>
      <style:paragraph-properties fo:margin-left="0cm" fo:margin-right="0cm" fo:margin-top="0cm" fo:margin-bottom="0.176cm" loext:contextual-spacing="false" fo:line-height="115%" fo:text-align="start" style:justify-single-word="false" fo:orphans="0" fo:widows="0" fo:text-indent="0.152cm" style:auto-text-indent="false" fo:padding="0cm" fo:border="none"/>
      <style:text-properties fo:font-variant="normal" fo:text-transform="none" fo:color="#656500" style:text-line-through-style="none" style:text-line-through-type="none" style:text-position="0% 100%" style:font-name="Arial" fo:font-size="12pt" fo:font-style="normal" style:text-underline-style="none" fo:font-weight="normal" fo:background-color="transparent" style:font-name-asian="Arial1" style:font-size-asian="12pt" style:font-style-asian="normal" style:font-weight-asian="normal" style:font-name-complex="Arial1" style:font-size-complex="12pt"/>
    </style:style>
    <style:style style:name="P99" style:family="paragraph" style:parent-style-name="Standard">
      <loext:graphic-properties draw:fill-color="#ffffff"/>
      <style:paragraph-properties fo:margin-left="0cm" fo:margin-right="0cm" fo:margin-top="0cm" fo:margin-bottom="0.176cm" loext:contextual-spacing="false" fo:line-height="115%" fo:text-align="justify" style:justify-single-word="false" fo:keep-together="auto" fo:orphans="0" fo:widows="0" fo:text-indent="0.018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fo:background-color="transparent" style:font-name-asian="Courier New1" style:font-size-asian="12pt" style:font-style-asian="normal" style:font-weight-asian="normal" style:font-name-complex="Courier New1" style:font-size-complex="12pt"/>
    </style:style>
    <style:style style:name="P100" style:family="paragraph" style:parent-style-name="Standard">
      <loext:graphic-properties draw:fill-color="#ffffff"/>
      <style:paragraph-properties fo:margin-left="0cm" fo:margin-right="0cm" fo:margin-top="0cm" fo:margin-bottom="0.176cm" loext:contextual-spacing="false" fo:line-height="115%" fo:text-align="justify" style:justify-single-word="false" fo:keep-together="auto" fo:orphans="0" fo:widows="0" fo:text-indent="0.026cm" style:auto-text-indent="false" fo:padding="0cm" fo:border="none" fo:keep-with-next="auto"/>
      <style:text-properties fo:font-variant="normal" fo:text-transform="none" fo:color="#000000" style:text-line-through-style="none" style:text-line-through-type="none" style:text-position="0% 100%" style:font-name="FreeMono1" fo:font-size="11pt" fo:font-style="normal" style:text-underline-style="none" fo:font-weight="normal" fo:background-color="transparent" style:font-name-asian="Courier New1" style:font-size-asian="11pt" style:font-style-asian="normal" style:font-weight-asian="normal" style:font-name-complex="Courier New1" style:font-size-complex="11pt"/>
    </style:style>
    <style:style style:name="P101" style:family="paragraph" style:parent-style-name="Standard">
      <loext:graphic-properties draw:fill-color="#ffffff"/>
      <style:paragraph-properties fo:margin-left="0cm" fo:margin-right="0cm" fo:margin-top="0cm" fo:margin-bottom="0.176cm" loext:contextual-spacing="false" fo:line-height="115%" fo:text-align="justify" style:justify-single-word="false" fo:keep-together="auto" fo:orphans="0" fo:widows="0" fo:text-indent="0.062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fo:background-color="transparent" style:font-name-asian="Courier New1" style:font-size-asian="12pt" style:font-style-asian="normal" style:font-weight-asian="normal" style:font-name-complex="Courier New1" style:font-size-complex="12pt"/>
    </style:style>
    <style:style style:name="P102" style:family="paragraph" style:parent-style-name="Standard">
      <loext:graphic-properties draw:fill-color="#ffffff"/>
      <style:paragraph-properties fo:margin-left="0cm" fo:margin-right="0cm" fo:margin-top="0cm" fo:margin-bottom="0.176cm" loext:contextual-spacing="false" fo:line-height="115%" fo:text-align="justify" style:justify-single-word="false" fo:keep-together="auto" fo:orphans="0" fo:widows="0" fo:text-indent="0.125cm" style:auto-text-indent="false" fo:padding="0cm" fo:border="none" fo:keep-with-next="auto"/>
      <style:text-properties fo:font-variant="normal" fo:text-transform="none" fo:color="#000000" style:text-line-through-style="none" style:text-line-through-type="none" style:text-position="0% 100%" style:font-name="FreeMono1" fo:font-size="11pt" fo:font-style="normal" style:text-underline-style="none" fo:font-weight="normal" fo:background-color="transparent" style:font-name-asian="Courier New1" style:font-size-asian="11pt" style:font-style-asian="normal" style:font-weight-asian="normal" style:font-name-complex="Courier New1" style:font-size-complex="11pt"/>
    </style:style>
    <style:style style:name="P103" style:family="paragraph" style:parent-style-name="Standard">
      <loext:graphic-properties draw:fill-color="#ffffff"/>
      <style:paragraph-properties fo:margin-left="0cm" fo:margin-right="0cm" fo:margin-top="0cm" fo:margin-bottom="0.176cm" loext:contextual-spacing="false" fo:line-height="115%" fo:text-align="justify" style:justify-single-word="false" fo:keep-together="auto" fo:orphans="0" fo:widows="0" fo:text-indent="0.09cm" style:auto-text-indent="false" fo:padding="0cm" fo:border="none" fo:keep-with-next="auto"/>
      <style:text-properties fo:font-variant="normal" fo:text-transform="none" fo:color="#000000" style:text-line-through-style="none" style:text-line-through-type="none" style:text-position="0% 100%" style:font-name="FreeMono1" fo:font-size="11pt" fo:font-style="normal" style:text-underline-style="none" fo:font-weight="normal" fo:background-color="transparent" style:font-name-asian="Courier New1" style:font-size-asian="11pt" style:font-style-asian="normal" style:font-weight-asian="normal" style:font-name-complex="Courier New1" style:font-size-complex="11pt"/>
    </style:style>
    <style:style style:name="P104" style:family="paragraph" style:parent-style-name="Standard">
      <loext:graphic-properties draw:fill-color="#ffffff"/>
      <style:paragraph-properties fo:margin-left="0cm" fo:margin-right="0cm" fo:margin-top="0cm" fo:margin-bottom="0.176cm" loext:contextual-spacing="false" fo:line-height="115%" fo:text-align="justify" style:justify-single-word="false" fo:keep-together="auto" fo:orphans="0" fo:widows="0" fo:text-indent="0.035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officeooo:rsid="00276260" fo:background-color="transparent" style:font-name-asian="Courier New1" style:font-size-asian="12pt" style:font-style-asian="normal" style:font-weight-asian="normal" style:font-name-complex="Courier New1" style:font-size-complex="12pt"/>
    </style:style>
    <style:style style:name="P105" style:family="paragraph" style:parent-style-name="Standard">
      <loext:graphic-properties draw:fill-color="#ffffff"/>
      <style:paragraph-properties fo:margin-left="0cm" fo:margin-right="0cm" fo:margin-top="0cm" fo:margin-bottom="0.176cm" loext:contextual-spacing="false" fo:line-height="115%" fo:text-align="justify" style:justify-single-word="false" fo:keep-together="auto" fo:orphans="0" fo:widows="0" fo:text-indent="0.053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officeooo:paragraph-rsid="003657aa" fo:background-color="transparent" style:font-name-asian="Courier New1" style:font-size-asian="12pt" style:font-style-asian="normal" style:font-weight-asian="normal" style:font-name-complex="Courier New1" style:font-size-complex="12pt" style:font-style-complex="normal" style:font-weight-complex="normal"/>
    </style:style>
    <style:style style:name="P106"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15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officeooo:paragraph-rsid="003e5742" fo:background-color="transparent" style:font-name-asian="Courier New1" style:font-size-asian="12pt" style:font-style-asian="normal" style:font-weight-asian="normal" style:font-name-complex="Courier New1" style:font-size-complex="12pt"/>
    </style:style>
    <style:style style:name="P107" style:family="paragraph" style:parent-style-name="Standard">
      <loext:graphic-properties draw:fill-color="#ffffff"/>
      <style:paragraph-properties fo:margin-left="0cm" fo:margin-right="0cm" fo:margin-top="0cm" fo:margin-bottom="0.176cm" loext:contextual-spacing="false" fo:line-height="115%" fo:text-align="start" style:justify-single-word="false" fo:orphans="0" fo:widows="0" fo:text-indent="0.15cm" style:auto-text-indent="false" fo:padding="0cm" fo:border="none"/>
      <style:text-properties fo:font-variant="normal" fo:text-transform="none" fo:color="#000000" style:text-line-through-style="none" style:text-line-through-type="none" style:text-position="0% 100%" style:font-name="FreeMono1" fo:font-size="12pt" fo:font-style="normal" style:text-underline-style="none" fo:font-weight="normal" officeooo:paragraph-rsid="003e5742" fo:background-color="transparent" style:font-name-asian="Courier New1" style:font-size-asian="12pt" style:font-style-asian="normal" style:font-weight-asian="normal" style:font-name-complex="Courier New1" style:font-size-complex="12pt"/>
    </style:style>
    <style:style style:name="P108" style:family="paragraph" style:parent-style-name="Standard" style:master-pag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cm" style:auto-text-indent="false" style:page-number="1" fo:padding="0cm" fo:border="none" fo:keep-with-next="auto"/>
      <style:text-properties fo:font-variant="normal" fo:text-transform="none" fo:color="#000000" style:text-line-through-style="none" style:text-line-through-type="none" style:text-position="0% 100%" style:font-name="FreeMono1" fo:font-size="11pt" fo:font-style="normal" style:text-underline-style="none" fo:font-weight="bold" fo:background-color="transparent" style:font-name-asian="Courier New1" style:font-size-asian="11pt" style:font-style-asian="normal" style:font-weight-asian="bold" style:font-name-complex="Courier New1" style:font-size-complex="11pt"/>
    </style:style>
    <style:style style:name="P109" style:family="paragraph" style:parent-style-name="Standard">
      <loext:graphic-properties draw:fill-color="#ffffff"/>
      <style:paragraph-properties fo:margin-left="0cm" fo:margin-right="0cm" fo:margin-top="0cm" fo:margin-bottom="0.176cm" loext:contextual-spacing="false" fo:line-height="115%"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arial" fo:font-size="13pt" fo:font-style="normal" style:text-underline-style="none" fo:font-weight="normal" officeooo:rsid="0054c55f" officeooo:paragraph-rsid="0054c55f" fo:background-color="transparent" style:font-name-asian="Courier New1" style:font-size-asian="13pt" style:font-style-asian="normal" style:font-weight-asian="normal" style:font-name-complex="Courier New1" style:font-size-complex="13pt"/>
    </style:style>
    <style:style style:name="P110" style:family="paragraph" style:parent-style-name="Standard">
      <loext:graphic-properties draw:fill-color="#ffffff"/>
      <style:paragraph-properties fo:margin-left="0cm" fo:margin-right="0cm" fo:margin-top="0cm" fo:margin-bottom="0.176cm" loext:contextual-spacing="false" fo:line-height="115%"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arial" fo:font-size="13pt" fo:font-style="normal" style:text-underline-style="none" fo:font-weight="normal" officeooo:rsid="0056ec05" officeooo:paragraph-rsid="0056ec05" fo:background-color="transparent" style:font-name-asian="Courier New1" style:font-size-asian="13pt" style:font-style-asian="normal" style:font-weight-asian="normal" style:font-name-complex="Courier New1" style:font-size-complex="13pt"/>
    </style:style>
    <style:style style:name="P111" style:family="paragraph" style:parent-style-name="Standard">
      <loext:graphic-properties draw:fill-color="#ffffff"/>
      <style:paragraph-properties fo:margin-left="0cm" fo:margin-right="0cm" fo:margin-top="0cm" fo:margin-bottom="0.176cm" loext:contextual-spacing="false" fo:line-height="115%"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FreeMono1" fo:font-size="13pt" fo:font-style="normal" style:text-underline-style="none" fo:font-weight="normal" fo:background-color="transparent" style:font-name-asian="Courier New1" style:font-size-asian="13pt" style:font-style-asian="normal" style:font-weight-asian="normal" style:font-name-complex="Courier New1" style:font-size-complex="13pt"/>
    </style:style>
    <style:style style:name="P112" style:family="paragraph" style:parent-style-name="Standard" style:master-page-name="First_20_Page">
      <style:paragraph-properties fo:margin-top="0cm" fo:margin-bottom="0cm" loext:contextual-spacing="false" fo:text-align="center" style:justify-single-word="false" style:page-number="1"/>
      <style:text-properties fo:color="#000000" style:text-position="0% 100%" style:font-name="FreeMono1" fo:font-size="12pt" style:text-underline-style="solid" style:text-underline-width="auto" style:text-underline-color="font-color" fo:font-weight="bold" officeooo:paragraph-rsid="001f678b" style:font-name-asian="Courier New1" style:font-size-asian="12pt" style:font-weight-asian="bold" style:font-name-complex="Courier New1" style:font-size-complex="12pt" style:font-weight-complex="bold"/>
    </style:style>
    <style:style style:name="P113" style:family="paragraph" style:parent-style-name="Text_20_body" style:list-style-name="WWNum1"/>
    <style:style style:name="T1" style:family="text">
      <style:text-properties fo:font-variant="normal" fo:text-transform="none" fo:color="#676700" style:text-line-through-style="none" style:text-line-through-type="none" style:text-position="0% 100%" style:font-name="Courier New" fo:font-size="11pt" fo:font-style="normal" style:text-underline-style="none" fo:background-color="transparent" loext:char-shading-value="0" style:font-name-asian="Courier New1" style:font-size-asian="11pt" style:font-style-asian="normal" style:font-name-complex="Courier New1" style:font-size-complex="11pt"/>
    </style:style>
    <style:style style:name="T2" style:family="text">
      <style:text-properties fo:font-variant="normal" fo:text-transform="none" fo:color="#646400" style:text-line-through-style="none" style:text-line-through-type="none" style:text-position="0% 100%" style:font-name="Courier New" fo:font-style="normal" style:text-underline-style="none" fo:font-weight="bold" fo:background-color="transparent" loext:char-shading-value="0" style:font-name-asian="Courier New1" style:font-style-asian="normal" style:font-weight-asian="bold" style:font-name-complex="Courier New1"/>
    </style:style>
    <style:style style:name="T3" style:family="text">
      <style:text-properties fo:font-variant="normal" fo:text-transform="none" fo:color="#5b5b00" style:text-line-through-style="none" style:text-line-through-type="none" style:text-position="0% 100%" fo:font-style="normal" style:text-underline-style="none" fo:font-weight="bold" officeooo:rsid="0026eb12" fo:background-color="transparent" loext:char-shading-value="0" style:font-name-asian="Arial1" style:font-style-asian="normal" style:font-weight-asian="bold" style:font-name-complex="Arial1" style:font-weight-complex="bold"/>
    </style:style>
    <style:style style:name="T4" style:family="text">
      <style:text-properties fo:font-variant="normal" fo:text-transform="none" fo:color="#f2f200" style:text-line-through-style="none" style:text-line-through-type="none" style:text-position="0% 100%" style:font-name="Arial" fo:font-size="13pt" fo:font-style="normal" style:text-underline-style="none" fo:font-weight="bold" fo:background-color="transparent" loext:char-shading-value="0" style:font-name-asian="Arial1" style:font-size-asian="13pt" style:font-style-asian="normal" style:font-weight-asian="bold" style:font-name-complex="Arial1" style:font-size-complex="13pt"/>
    </style:style>
    <style:style style:name="T5" style:family="text">
      <style:text-properties fo:font-variant="normal" fo:text-transform="none" style:text-line-through-style="none" style:text-line-through-type="none" style:text-position="0% 100%" fo:font-size="11pt" fo:font-style="normal" style:text-underline-style="none" fo:font-weight="bold" fo:background-color="transparent" loext:char-shading-value="0" style:font-name-asian="Courier New1" style:font-size-asian="11pt" style:font-style-asian="normal" style:font-weight-asian="bold" style:font-name-complex="Courier New1" style:font-size-complex="11pt"/>
    </style:style>
    <style:style style:name="T6" style:family="text">
      <style:text-properties fo:font-variant="normal" fo:text-transform="none" style:text-line-through-style="none" style:text-line-through-type="none" style:text-position="0% 100%" fo:font-size="11pt" fo:font-style="normal" style:text-underline-style="none" fo:font-weight="normal" fo:background-color="transparent" loext:char-shading-value="0" style:font-name-asian="Courier New1" style:font-size-asian="11pt" style:font-style-asian="normal" style:font-weight-asian="normal" style:font-name-complex="Courier New1" style:font-size-complex="11pt"/>
    </style:style>
    <style:style style:name="T7" style:family="text">
      <style:text-properties fo:font-variant="normal" fo:text-transform="none" style:text-line-through-style="none" style:text-line-through-type="none" style:text-position="0% 100%" fo:font-size="11pt" fo:font-style="normal" style:text-underline-style="none" fo:font-weight="normal" fo:background-color="transparent" loext:char-shading-value="0" style:font-name-asian="Courier New1" style:font-size-asian="11pt" style:font-style-asian="normal" style:font-weight-asian="normal" style:font-name-complex="Courier New1" style:font-size-complex="11pt" style:font-weight-complex="normal"/>
    </style:style>
    <style:style style:name="T8" style:family="text">
      <style:text-properties fo:font-variant="normal" fo:text-transform="none" style:text-line-through-style="none" style:text-line-through-type="none" style:text-position="0% 100%" fo:font-size="11pt" fo:font-style="normal" style:text-underline-style="none" fo:font-weight="normal" officeooo:rsid="00276260" fo:background-color="transparent" loext:char-shading-value="0" style:font-name-asian="Courier New1" style:font-size-asian="11pt" style:font-style-asian="normal" style:font-weight-asian="normal" style:font-name-complex="Courier New1" style:font-size-complex="11pt"/>
    </style:style>
    <style:style style:name="T9" style:family="text">
      <style:text-properties fo:font-variant="normal" fo:text-transform="none" style:text-line-through-style="none" style:text-line-through-type="none" style:text-position="0% 100%" fo:font-size="11pt" fo:font-style="normal" style:text-underline-style="none" fo:font-weight="normal" fo:background-color="transparent" loext:char-shading-value="0" style:font-name-asian="Arial1" style:font-size-asian="11pt" style:font-style-asian="normal" style:font-weight-asian="normal" style:font-name-complex="Arial1" style:font-size-complex="11pt"/>
    </style:style>
    <style:style style:name="T10" style:family="text">
      <style:text-properties fo:font-variant="normal" fo:text-transform="none" style:text-line-through-style="none" style:text-line-through-type="none" style:text-position="0% 100%" fo:font-size="11pt" fo:font-style="normal" style:text-underline-style="none" fo:background-color="transparent" loext:char-shading-value="0" style:font-name-asian="Courier New1" style:font-size-asian="11pt" style:font-style-asian="normal" style:font-name-complex="Courier New1" style:font-size-complex="11pt"/>
    </style:style>
    <style:style style:name="T11" style:family="text">
      <style:text-properties fo:font-variant="normal" fo:text-transform="none" style:text-line-through-style="none" style:text-line-through-type="none" style:text-position="0% 100%" fo:font-size="11pt" fo:font-style="normal" style:text-underline-style="none" fo:background-color="transparent" loext:char-shading-value="0" style:font-name-asian="Arial1" style:font-size-asian="11pt" style:font-style-asian="normal" style:font-name-complex="Arial1" style:font-size-complex="11pt"/>
    </style:style>
    <style:style style:name="T12" style:family="text">
      <style:text-properties fo:font-variant="normal" fo:text-transform="none" style:text-line-through-style="none" style:text-line-through-type="none" style:text-position="0% 100%" fo:font-size="12pt" fo:font-style="normal" style:text-underline-style="none" fo:font-weight="normal" fo:background-color="transparent" loext:char-shading-value="0" style:font-name-asian="Arial1" style:font-size-asian="12pt" style:font-style-asian="normal" style:font-weight-asian="normal" style:font-name-complex="Arial1" style:font-size-complex="12pt" style:font-weight-complex="normal"/>
    </style:style>
    <style:style style:name="T13" style:family="text">
      <style:text-properties fo:font-variant="normal" fo:text-transform="none" style:text-line-through-style="none" style:text-line-through-type="none" style:text-position="0% 100%" fo:font-size="12pt" fo:font-style="normal" style:text-underline-style="none" fo:font-weight="normal" fo:background-color="transparent" loext:char-shading-value="0" style:font-name-asian="Courier New1" style:font-size-asian="12pt" style:font-style-asian="normal" style:font-weight-asian="normal" style:font-name-complex="Courier New1" style:font-size-complex="12pt" style:font-weight-complex="normal"/>
    </style:style>
    <style:style style:name="T14" style:family="text">
      <style:text-properties fo:font-variant="normal" fo:text-transform="none" style:text-line-through-style="none" style:text-line-through-type="none" style:text-position="0% 100%" fo:font-size="12pt" fo:font-style="normal" style:text-underline-style="none" fo:font-weight="bold" fo:background-color="transparent" loext:char-shading-value="0" style:font-name-asian="Arial1" style:font-size-asian="12pt" style:font-style-asian="normal" style:font-weight-asian="bold" style:font-name-complex="Arial1" style:font-size-complex="12pt"/>
    </style:style>
    <style:style style:name="T15" style:family="text">
      <style:text-properties fo:font-variant="normal" fo:text-transform="none" style:text-line-through-style="none" style:text-line-through-type="none" style:text-position="0% 100%" fo:font-size="12pt" fo:font-style="normal" style:text-underline-style="none" fo:font-weight="bold" fo:background-color="transparent" loext:char-shading-value="0" style:font-name-asian="Arial1" style:font-size-asian="12pt" style:font-style-asian="normal" style:font-weight-asian="bold" style:font-name-complex="Arial1" style:font-size-complex="12pt" style:font-weight-complex="bold"/>
    </style:style>
    <style:style style:name="T16" style:family="text">
      <style:text-properties fo:font-variant="normal" fo:text-transform="none" style:text-line-through-style="none" style:text-line-through-type="none" style:text-position="0% 100%" fo:font-size="12pt" fo:font-style="normal" style:text-underline-style="none" fo:font-weight="bold" officeooo:rsid="00276260" fo:background-color="transparent" loext:char-shading-value="0" style:font-name-asian="Arial1" style:font-size-asian="12pt" style:font-style-asian="normal" style:font-weight-asian="bold" style:font-name-complex="Arial1" style:font-size-complex="12pt" style:font-weight-complex="bold"/>
    </style:style>
    <style:style style:name="T17" style:family="text">
      <style:text-properties fo:font-variant="normal" fo:text-transform="none" style:text-line-through-style="none" style:text-line-through-type="none" style:text-position="0% 100%" fo:font-style="normal" style:text-underline-style="none" fo:background-color="transparent" loext:char-shading-value="0" style:font-name-asian="Courier New1" style:font-style-asian="normal" style:font-name-complex="Courier New1"/>
    </style:style>
    <style:style style:name="T18" style:family="text">
      <style:text-properties fo:font-variant="normal" fo:text-transform="none" style:text-line-through-style="none" style:text-line-through-type="none" style:text-position="0% 100%" fo:font-style="normal" style:text-underline-style="none" officeooo:rsid="002057bf" fo:background-color="transparent" loext:char-shading-value="0" style:font-name-asian="Courier New1" style:font-style-asian="normal" style:font-name-complex="Courier New1"/>
    </style:style>
    <style:style style:name="T19" style:family="text">
      <style:text-properties fo:font-variant="normal" fo:text-transform="none" style:text-line-through-style="none" style:text-line-through-type="none" style:text-position="0% 100%" fo:font-style="normal" style:text-underline-style="none" officeooo:rsid="00243f82" fo:background-color="transparent" loext:char-shading-value="0" style:font-name-asian="Courier New1" style:font-style-asian="normal" style:font-name-complex="Courier New1"/>
    </style:style>
    <style:style style:name="T20" style:family="text">
      <style:text-properties fo:font-variant="normal" fo:text-transform="none" style:text-line-through-style="none" style:text-line-through-type="none" style:text-position="0% 100%" fo:font-style="normal" style:text-underline-style="none" officeooo:rsid="002b99db" fo:background-color="transparent" loext:char-shading-value="0" style:font-name-asian="Courier New1" style:font-style-asian="normal" style:font-name-complex="Courier New1"/>
    </style:style>
    <style:style style:name="T21" style:family="text">
      <style:text-properties fo:font-variant="normal" fo:text-transform="none" style:text-line-through-style="none" style:text-line-through-type="none" style:text-position="0% 100%" fo:font-style="normal" style:text-underline-style="none" officeooo:rsid="003c8fb3" fo:background-color="transparent" loext:char-shading-value="0" style:font-name-asian="Courier New1" style:font-style-asian="normal" style:font-name-complex="Courier New1"/>
    </style:style>
    <style:style style:name="T22" style:family="text">
      <style:text-properties fo:font-variant="normal" fo:text-transform="none" style:text-line-through-style="none" style:text-line-through-type="none" style:text-position="0% 100%" fo:font-style="normal" style:text-underline-style="none" fo:background-color="transparent" loext:char-shading-value="0" style:font-name-asian="Arial1" style:font-style-asian="normal" style:font-name-complex="Arial1"/>
    </style:style>
    <style:style style:name="T23" style:family="text">
      <style:text-properties fo:font-variant="normal" fo:text-transform="none" style:text-line-through-style="none" style:text-line-through-type="none" style:text-position="0% 100%" fo:font-style="normal" style:text-underline-style="none" officeooo:rsid="002057bf" fo:background-color="transparent" loext:char-shading-value="0" style:font-name-asian="Arial1" style:font-style-asian="normal" style:font-name-complex="Arial1"/>
    </style:style>
    <style:style style:name="T24" style:family="text">
      <style:text-properties fo:font-variant="normal" fo:text-transform="none" style:text-line-through-style="none" style:text-line-through-type="none" style:text-position="0% 100%" fo:font-style="normal" style:text-underline-style="none" officeooo:rsid="00243f82" fo:background-color="transparent" loext:char-shading-value="0" style:font-name-asian="Arial1" style:font-style-asian="normal" style:font-name-complex="Arial1"/>
    </style:style>
    <style:style style:name="T25" style:family="text">
      <style:text-properties fo:font-variant="normal" fo:text-transform="none" style:text-line-through-style="none" style:text-line-through-type="none" style:text-position="0% 100%" fo:font-style="normal" style:text-underline-style="none" officeooo:rsid="002b99db" fo:background-color="transparent" loext:char-shading-value="0" style:font-name-asian="Arial1" style:font-style-asian="normal" style:font-name-complex="Arial1"/>
    </style:style>
    <style:style style:name="T26" style:family="text">
      <style:text-properties fo:font-variant="normal" fo:text-transform="none" style:text-line-through-style="none" style:text-line-through-type="none" style:text-position="0% 100%" fo:font-style="normal" style:text-underline-style="none" officeooo:rsid="003c8fb3" fo:background-color="transparent" loext:char-shading-value="0" style:font-name-asian="Arial1" style:font-style-asian="normal" style:font-name-complex="Arial1"/>
    </style:style>
    <style:style style:name="T27" style:family="text">
      <style:text-properties fo:font-variant="normal" fo:text-transform="none" style:text-line-through-style="none" style:text-line-through-type="none" style:text-position="0% 100%" fo:font-style="normal" style:text-underline-style="none" officeooo:rsid="0056ec05" fo:background-color="transparent" loext:char-shading-value="0" style:font-name-asian="Arial1" style:font-style-asian="normal" style:font-name-complex="Arial1"/>
    </style:style>
    <style:style style:name="T28" style:family="text">
      <style:text-properties fo:font-variant="normal" fo:text-transform="none" style:text-line-through-style="none" style:text-line-through-type="none" style:text-position="0% 100%" fo:font-style="normal" style:text-underline-style="none" fo:font-weight="normal" fo:background-color="transparent" loext:char-shading-value="0" style:font-name-asian="Courier New1" style:font-style-asian="normal" style:font-weight-asian="normal" style:font-name-complex="Courier New1"/>
    </style:style>
    <style:style style:name="T29" style:family="text">
      <style:text-properties fo:font-variant="normal" fo:text-transform="none" style:text-line-through-style="none" style:text-line-through-type="none" style:text-position="0% 100%" fo:font-style="normal" style:text-underline-style="none" fo:font-weight="normal" fo:background-color="transparent" loext:char-shading-value="0" style:font-name-asian="Courier New1" style:font-style-asian="normal" style:font-weight-asian="normal" style:font-name-complex="Courier New1" style:font-weight-complex="normal"/>
    </style:style>
    <style:style style:name="T30" style:family="text">
      <style:text-properties fo:font-variant="normal" fo:text-transform="none" style:text-line-through-style="none" style:text-line-through-type="none" style:text-position="0% 100%" fo:font-style="normal" style:text-underline-style="none" fo:font-weight="normal" fo:background-color="transparent" loext:char-shading-value="0" style:font-name-asian="Arial1" style:font-style-asian="normal" style:font-weight-asian="normal" style:font-name-complex="Arial1"/>
    </style:style>
    <style:style style:name="T31" style:family="text">
      <style:text-properties fo:font-variant="normal" fo:text-transform="none" style:text-line-through-style="none" style:text-line-through-type="none" style:text-position="0% 100%" fo:font-style="normal" style:text-underline-style="none" fo:font-weight="bold" fo:background-color="transparent" loext:char-shading-value="0" style:font-name-asian="Arial1" style:font-style-asian="normal" style:font-weight-asian="bold" style:font-name-complex="Arial1"/>
    </style:style>
    <style:style style:name="T32" style:family="text">
      <style:text-properties fo:font-variant="normal" fo:text-transform="none" style:text-line-through-style="none" style:text-line-through-type="none" style:text-position="0% 100%" fo:font-style="normal" style:text-underline-style="none" fo:font-weight="bold" officeooo:rsid="0026eb12" fo:background-color="transparent" loext:char-shading-value="0" style:font-name-asian="Arial1" style:font-style-asian="normal" style:font-weight-asian="bold" style:font-name-complex="Arial1"/>
    </style:style>
    <style:style style:name="T33" style:family="text">
      <style:text-properties fo:font-variant="normal" fo:text-transform="none" style:text-line-through-style="none" style:text-line-through-type="none" style:text-position="0% 100%" fo:font-style="normal" style:text-underline-style="none" fo:font-weight="bold" fo:background-color="transparent" loext:char-shading-value="0" style:font-name-asian="Arial1" style:font-style-asian="normal" style:font-weight-asian="bold" style:font-name-complex="Arial1" style:font-weight-complex="bold"/>
    </style:style>
    <style:style style:name="T34" style:family="text">
      <style:text-properties fo:font-variant="normal" fo:text-transform="none" style:text-line-through-style="none" style:text-line-through-type="none" style:text-position="0% 100%" fo:font-style="normal" style:text-underline-style="none" fo:font-weight="bold" officeooo:rsid="0026eb12" fo:background-color="transparent" loext:char-shading-value="0" style:font-name-asian="Arial1" style:font-style-asian="normal" style:font-weight-asian="bold" style:font-name-complex="Arial1" style:font-weight-complex="bold"/>
    </style:style>
    <style:style style:name="T35" style:family="text">
      <style:text-properties fo:font-variant="normal" fo:text-transform="none" style:text-line-through-style="none" style:text-line-through-type="none" style:text-position="0% 100%" fo:font-style="normal" style:text-underline-style="none" fo:font-weight="bold" officeooo:rsid="00276260" fo:background-color="transparent" loext:char-shading-value="0" style:font-name-asian="Arial1" style:font-style-asian="normal" style:font-weight-asian="bold" style:font-name-complex="Arial1"/>
    </style:style>
    <style:style style:name="T36" style:family="text">
      <style:text-properties fo:font-variant="normal" fo:text-transform="none" style:text-line-through-style="none" style:text-line-through-type="none" style:text-position="0% 100%" fo:font-style="normal" style:text-underline-style="none" fo:font-weight="bold" officeooo:rsid="003c8fb3" fo:background-color="transparent" loext:char-shading-value="0" style:font-name-asian="Arial1" style:font-style-asian="normal" style:font-weight-asian="bold" style:font-name-complex="Arial1"/>
    </style:style>
    <style:style style:name="T37" style:family="text">
      <style:text-properties fo:font-variant="normal" fo:text-transform="none" style:text-line-through-style="none" style:text-line-through-type="none" style:text-position="0% 100%" fo:font-style="normal" style:text-underline-style="none" fo:font-weight="bold" fo:background-color="transparent" loext:char-shading-value="0" style:font-name-asian="Courier New1" style:font-style-asian="normal" style:font-weight-asian="bold" style:font-name-complex="Courier New1"/>
    </style:style>
    <style:style style:name="T38" style:family="text">
      <style:text-properties fo:font-variant="normal" fo:text-transform="none" style:text-line-through-style="none" style:text-line-through-type="none" style:text-position="0% 100%" fo:font-style="normal" style:text-underline-style="none" fo:font-weight="bold" fo:background-color="transparent" loext:char-shading-value="0" style:font-name-asian="Courier New1" style:font-style-asian="normal" style:font-weight-asian="bold" style:font-name-complex="Courier New1" style:font-weight-complex="bold"/>
    </style:style>
    <style:style style:name="T39" style:family="text">
      <style:text-properties fo:font-variant="normal" fo:text-transform="none" fo:color="#000000" style:text-line-through-style="none" style:text-line-through-type="none" style:text-position="0% 100%" style:font-name="FreeMono1" fo:font-size="12pt" fo:font-style="normal" style:text-underline-style="none" fo:font-weight="normal" fo:background-color="transparent" loext:char-shading-value="0" style:font-name-asian="Courier New1" style:font-size-asian="12pt" style:font-style-asian="normal" style:font-weight-asian="normal" style:font-name-complex="Courier New1" style:font-size-complex="12pt"/>
    </style:style>
    <style:style style:name="T40" style:family="text">
      <style:text-properties fo:font-variant="normal" fo:text-transform="none" fo:color="#000000" style:text-line-through-style="none" style:text-line-through-type="none" style:text-position="0% 100%" style:font-name="FreeMono1" fo:font-size="12pt" fo:font-style="normal" style:text-underline-style="none" fo:font-weight="normal" officeooo:rsid="004d9fe0" fo:background-color="transparent" loext:char-shading-value="0" style:font-name-asian="Courier New1" style:font-size-asian="12pt" style:font-style-asian="normal" style:font-weight-asian="normal" style:font-name-complex="Courier New1" style:font-size-complex="12pt"/>
    </style:style>
    <style:style style:name="T41" style:family="text">
      <style:text-properties fo:font-variant="normal" fo:text-transform="none" fo:color="#000000" style:text-line-through-style="none" style:text-line-through-type="none" style:text-position="0% 100%" style:font-name="FreeMono1" fo:font-size="11pt" fo:font-style="normal" style:text-underline-style="none" fo:font-weight="normal" fo:background-color="transparent" loext:char-shading-value="0" style:font-name-asian="Courier New1" style:font-size-asian="11pt" style:font-style-asian="normal" style:font-weight-asian="normal" style:font-name-complex="Courier New1" style:font-size-complex="11pt"/>
    </style:style>
    <style:style style:name="T42" style:family="text">
      <style:text-properties fo:font-variant="normal" fo:text-transform="none" fo:color="#000000" style:text-line-through-style="none" style:text-line-through-type="none" style:text-position="0% 100%" fo:font-size="14pt" fo:font-style="normal" style:text-underline-style="none" fo:font-weight="normal" fo:background-color="transparent" loext:char-shading-value="0" style:font-name-asian="Arial1" style:font-size-asian="14pt" style:font-style-asian="normal" style:font-weight-asian="normal" style:font-name-complex="Arial1" style:font-size-complex="14pt"/>
    </style:style>
    <style:style style:name="T43" style:family="text">
      <style:text-properties fo:font-variant="normal" fo:text-transform="none" fo:color="#000000" style:text-line-through-style="none" style:text-line-through-type="none" style:text-position="0% 100%" fo:font-size="12pt" fo:font-style="normal" style:text-underline-style="none" fo:font-weight="normal" fo:background-color="transparent" loext:char-shading-value="0" style:font-name-asian="Arial1" style:font-size-asian="12pt" style:font-style-asian="normal" style:font-weight-asian="normal" style:font-name-complex="Arial1" style:font-size-complex="12pt"/>
    </style:style>
    <style:style style:name="T44" style:family="text">
      <style:text-properties fo:font-variant="normal" fo:text-transform="none" fo:color="#000000" style:text-line-through-style="none" style:text-line-through-type="none" style:text-position="0% 100%" fo:font-size="12pt" fo:font-style="normal" style:text-underline-style="none" fo:font-weight="normal" officeooo:rsid="0031cb7a" fo:background-color="transparent" loext:char-shading-value="0" style:font-name-asian="Arial1" style:font-size-asian="12pt" style:font-style-asian="normal" style:font-weight-asian="normal" style:font-name-complex="Arial1" style:font-size-complex="12pt"/>
    </style:style>
    <style:style style:name="T45" style:family="text">
      <style:text-properties style:text-position="0% 100%" style:font-name="Courier New" style:font-name-asian="Courier New1" style:font-name-complex="Courier New1"/>
    </style:style>
    <style:style style:name="T46" style:family="text">
      <style:text-properties style:text-position="0% 100%" style:text-underline-style="solid" style:text-underline-width="auto" style:text-underline-color="font-color"/>
    </style:style>
    <style:style style:name="T47" style:family="text">
      <style:text-properties style:text-position="0% 100%" style:font-name-asian="Courier New1" style:font-name-complex="Courier New1"/>
    </style:style>
    <style:style style:name="T48" style:family="text">
      <style:text-properties style:text-position="0% 100%" officeooo:rsid="0024ac8b" style:font-name-asian="Courier New1" style:font-name-complex="Courier New1"/>
    </style:style>
    <style:style style:name="T49" style:family="text">
      <style:text-properties style:text-position="0% 100%" fo:font-weight="bold" style:font-name-asian="Courier New1" style:font-weight-asian="bold" style:font-name-complex="Courier New1" style:font-weight-complex="bold"/>
    </style:style>
    <style:style style:name="T50" style:family="text">
      <style:text-properties style:text-position="0% 100%" fo:font-weight="normal" style:font-name-asian="Courier New1" style:font-weight-asian="normal" style:font-name-complex="Courier New1" style:font-weight-complex="normal"/>
    </style:style>
    <style:style style:name="T51" style:family="text">
      <style:text-properties style:text-position="0% 100%" fo:font-weight="normal" officeooo:rsid="001f678b" style:font-name-asian="Courier New1" style:font-weight-asian="normal" style:font-name-complex="Courier New1" style:font-weight-complex="normal"/>
    </style:style>
    <style:style style:name="T52" style:family="text">
      <style:text-properties style:text-position="0% 100%" fo:font-weight="normal" officeooo:rsid="003e5742" style:font-name-asian="Courier New1" style:font-weight-asian="normal" style:font-name-complex="Courier New1" style:font-weight-complex="normal"/>
    </style:style>
    <style:style style:name="T53" style:family="text">
      <style:text-properties style:text-position="0% 100%" fo:font-weight="normal" style:font-weight-asian="normal" style:font-weight-complex="normal"/>
    </style:style>
    <style:style style:name="T54" style:family="text">
      <style:text-properties style:text-underline-style="solid" style:text-underline-width="auto" style:text-underline-color="font-color"/>
    </style:style>
    <style:style style:name="T55" style:family="text">
      <style:text-properties style:text-underline-style="solid" style:text-underline-width="auto" style:text-underline-color="font-color" fo:font-weight="bold" style:font-weight-asian="bold" style:font-weight-complex="bold"/>
    </style:style>
    <style:style style:name="T56" style:family="text">
      <style:text-properties style:text-underline-style="solid" style:text-underline-width="auto" style:text-underline-color="font-color" fo:font-weight="bold" officeooo:rsid="002b99db" style:font-weight-asian="bold" style:font-weight-complex="bold"/>
    </style:style>
    <style:style style:name="T57" style:family="text">
      <style:text-properties style:font-name-asian="Courier New1" style:font-name-complex="Courier New1"/>
    </style:style>
    <style:style style:name="T58" style:family="text">
      <style:text-properties officeooo:rsid="003e5742" style:font-name-asian="Courier New1" style:font-name-complex="Courier New1"/>
    </style:style>
    <style:style style:name="T59" style:family="text">
      <style:text-properties style:font-name="FreeMono1"/>
    </style:style>
    <style:style style:name="T60" style:family="text">
      <style:text-properties fo:font-size="12pt" style:font-size-asian="12pt" style:font-size-complex="12pt"/>
    </style:style>
    <style:style style:name="T61" style:family="text">
      <style:text-properties fo:font-weight="bold" style:font-weight-asian="bold" style:font-weight-complex="bold"/>
    </style:style>
    <style:style style:name="T62" style:family="text">
      <style:text-properties fo:font-weight="bold" officeooo:rsid="002f4a36" style:font-weight-asian="bold" style:font-weight-complex="bold"/>
    </style:style>
    <style:style style:name="T63" style:family="text">
      <style:text-properties fo:font-weight="bold" officeooo:rsid="003b63d5" style:font-weight-asian="bold" style:font-weight-complex="bold"/>
    </style:style>
    <style:style style:name="T64" style:family="text">
      <style:text-properties fo:font-weight="bold" officeooo:rsid="0043409a" style:font-weight-asian="bold" style:font-weight-complex="bold"/>
    </style:style>
    <style:style style:name="T65" style:family="text">
      <style:text-properties officeooo:rsid="0026eb12"/>
    </style:style>
    <style:style style:name="T66" style:family="text">
      <style:text-properties officeooo:rsid="002704b9"/>
    </style:style>
    <style:style style:name="T67" style:family="text">
      <style:text-properties officeooo:rsid="00276260"/>
    </style:style>
    <style:style style:name="T68" style:family="text">
      <style:text-properties officeooo:rsid="0028e566"/>
    </style:style>
    <style:style style:name="T69" style:family="text">
      <style:text-properties officeooo:rsid="002a4818"/>
    </style:style>
    <style:style style:name="T70" style:family="text">
      <style:text-properties style:font-name="FreeMono" fo:font-size="12pt"/>
    </style:style>
    <style:style style:name="T71" style:family="text">
      <style:text-properties style:font-name="FreeMono" fo:font-size="12pt" officeooo:rsid="002a4818"/>
    </style:style>
    <style:style style:name="T72" style:family="text">
      <style:text-properties officeooo:rsid="002b99db"/>
    </style:style>
    <style:style style:name="T73" style:family="text">
      <style:text-properties officeooo:rsid="002caeef"/>
    </style:style>
    <style:style style:name="T74" style:family="text">
      <style:text-properties officeooo:rsid="002e68bc"/>
    </style:style>
    <style:style style:name="T75" style:family="text">
      <style:text-properties officeooo:rsid="00343d8e"/>
    </style:style>
    <style:style style:name="T76" style:family="text">
      <style:text-properties officeooo:rsid="0035da22"/>
    </style:style>
    <style:style style:name="T77" style:family="text">
      <style:text-properties officeooo:rsid="003657aa"/>
    </style:style>
    <style:style style:name="T78" style:family="text">
      <style:text-properties style:font-name-asian="Arial1" style:font-name-complex="Arial1"/>
    </style:style>
    <style:style style:name="T79" style:family="text">
      <style:text-properties fo:font-weight="normal" style:font-weight-asian="normal" style:font-weight-complex="normal"/>
    </style:style>
    <style:style style:name="T80" style:family="text">
      <style:text-properties fo:font-weight="normal" officeooo:rsid="003b63d5" style:font-weight-asian="normal" style:font-weight-complex="normal"/>
    </style:style>
    <style:style style:name="T81" style:family="text">
      <style:text-properties officeooo:rsid="003c8fb3"/>
    </style:style>
    <style:style style:name="T82" style:family="text">
      <style:text-properties fo:font-size="11pt" style:font-size-asian="11pt" style:font-size-complex="11pt"/>
    </style:style>
    <style:style style:name="T83" style:family="text">
      <style:text-properties fo:font-size="11pt" officeooo:rsid="004077a7" style:font-size-asian="11pt" style:font-size-complex="11pt"/>
    </style:style>
    <style:style style:name="T84" style:family="text">
      <style:text-properties officeooo:rsid="003e4cae"/>
    </style:style>
    <style:style style:name="T85" style:family="text">
      <style:text-properties officeooo:rsid="003e5742"/>
    </style:style>
    <style:style style:name="T86" style:family="text">
      <style:text-properties officeooo:rsid="004077a7"/>
    </style:style>
    <style:style style:name="T87" style:family="text">
      <style:text-properties officeooo:rsid="004088d5"/>
    </style:style>
    <style:style style:name="T88" style:family="text">
      <style:text-properties officeooo:rsid="0043409a"/>
    </style:style>
    <style:style style:name="T89" style:family="text">
      <style:text-properties officeooo:rsid="004571e4"/>
    </style:style>
    <style:style style:name="T90" style:family="text">
      <style:text-properties officeooo:rsid="0046cf95"/>
    </style:style>
    <style:style style:name="T91" style:family="text">
      <style:text-properties officeooo:rsid="0047caf8"/>
    </style:style>
    <style:style style:name="T92" style:family="text">
      <style:text-properties officeooo:rsid="004aeefe"/>
    </style:style>
    <style:style style:name="T93" style:family="text">
      <style:text-properties officeooo:rsid="004c789c"/>
    </style:style>
    <style:style style:name="T94" style:family="text">
      <style:text-properties officeooo:rsid="004caebd"/>
    </style:style>
    <style:style style:name="T95" style:family="text">
      <style:text-properties officeooo:rsid="004d9fe0"/>
    </style:style>
    <style:style style:name="T96" style:family="text">
      <style:text-properties officeooo:rsid="004e9d31"/>
    </style:style>
    <style:style style:name="T97" style:family="text">
      <style:text-properties officeooo:rsid="004f8cfd"/>
    </style:style>
    <style:style style:name="T98" style:family="text">
      <style:text-properties officeooo:rsid="00506a83"/>
    </style:style>
    <style:style style:name="T99" style:family="text">
      <style:text-properties officeooo:rsid="00509162"/>
    </style:style>
    <style:style style:name="T100" style:family="text">
      <style:text-properties officeooo:rsid="00517efc"/>
    </style:style>
    <style:style style:name="T101" style:family="text">
      <style:text-properties officeooo:rsid="0054c55f"/>
    </style:style>
    <style:style style:name="T102" style:family="text">
      <style:text-properties officeooo:rsid="005583b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
      <text:p text:style-name="P38"/>
      <text:p text:style-name="P37"><text:span text:style-name="T5"><text:s text:c="8"/></text:span><text:span text:style-name="T7"><text:s/></text:span></text:p>
      <text:p text:style-name="P39"/>
      <text:p text:style-name="P39"/>
      <text:p text:style-name="P39"/>
      <text:p text:style-name="P39"/>
      <text:p text:style-name="P39"/>
      <text:p text:style-name="P37"><text:span text:style-name="T7"><text:s text:c="16"/></text:span><text:span text:style-name="T13"><text:s/>**************************</text:span></text:p>
      <text:p text:style-name="P40"><text:s text:c="16"/>* <text:s text:c="7"/>NAS-SYS 3 <text:s text:c="6"/>*</text:p>
      <text:p text:style-name="P15"><text:s text:c="16"/>* <text:s/>MACHINE CODE MONITOR <text:s/>*</text:p>
      <text:p text:style-name="P45"><text:s text:c="16"/>* <text:s/>AND OPERATING SYSTEM <text:s/>*</text:p>
      <text:p text:style-name="P45"><text:s text:c="16"/>**************************</text:p>
      <text:p text:style-name="P22"/>
      <text:p text:style-name="P47"/>
      <text:p text:style-name="P47"/>
      <text:p text:style-name="P48"><text:span text:style-name="T94">23Nov2018 This is the manual for NAS-SYS 3A. It </text:span>was re-created by OCR of a scan of the original, fol<text:span text:style-name="T87">l</text:span>owed by manual fix-up. I have attempted to recreate the layout, pagination and format of the original <text:span text:style-name="T94">(sometimes I had to tweak font size to achieve this)</text:span>. <text:span text:style-name="T94">I have fixed obvious typos from the original but made no other changes to the content. Page 26 <text:s/>was missing from the scan, but has been recreated from other material.</text:span></text:p>
      <text:p text:style-name="P49">24May2019 Fixed a few more typos</text:p>
      <text:p text:style-name="P109">30Jan2021 Fixed a few more OCR typos</text:p>
      <text:p text:style-name="P110">27May2022 Fixed a few more OCR typos: X→x, O-&gt;0</text:p>
      <text:p text:style-name="P47"/>
      <text:p text:style-name="P47"/>
      <text:p text:style-name="P47"/>
      <text:p text:style-name="P47"/>
      <text:p text:style-name="P47"/>
      <text:p text:style-name="P41">Rev 2.3 28 December 1982</text:p>
      <text:p text:style-name="P41">Copyright (c)1982 Lucas Logic Limited</text:p>
      <text:p text:style-name="P51">C O N T E N T S</text:p>
      <text:p text:style-name="P46"/>
      <text:p text:style-name="P60">1. <text:s/>Introduction <text:s text:c="44"/><text:span text:style-name="T85">1</text:span></text:p>
      <text:p text:style-name="P60">2. <text:s/>Summary of features <text:s text:c="37"/><text:span text:style-name="T85">2</text:span></text:p>
      <text:p text:style-name="P60">3. <text:s/>List of keyboard commands <text:s text:c="31"/><text:span text:style-name="T85">3</text:span></text:p>
      <text:p text:style-name="P60">4. <text:s/>How to enter a command from the keyboard <text:s text:c="16"/><text:span text:style-name="T85">4</text:span></text:p>
      <text:p text:style-name="P60">5. <text:s/>Errors when entering commands from the keyboard <text:s text:c="9"/><text:span text:style-name="T85">4</text:span></text:p>
      <text:p text:style-name="P60">6. <text:s/>How to correct typing errors <text:s text:c="28"/><text:span text:style-name="T85">4</text:span></text:p>
      <text:p text:style-name="P60">7. <text:s/>The screen editor <text:s text:c="39"/><text:span text:style-name="T85">5</text:span></text:p>
      <text:p text:style-name="P61">8. <text:s/>The keyboard <text:s text:c="44"/><text:span text:style-name="T85">6</text:span></text:p>
      <text:p text:style-name="P61">9. <text:s/>The RESET (RS) BUTTON <text:s text:c="35"/><text:span text:style-name="T85">6</text:span></text:p>
      <text:p text:style-name="P60">10. Scrolling display <text:s text:c="39"/><text:span text:style-name="T85">6</text:span></text:p>
      <text:p text:style-name="P62">11. Detailed description of commands <text:s text:c="24"/><text:span text:style-name="T85">7</text:span></text:p>
      <text:p text:style-name="P62"/>
      <text:p text:style-name="P92"><text:tab/><text:tab/>A, B <text:s text:c="47"/><text:span text:style-name="T85">7</text:span></text:p>
      <text:p text:style-name="P92"><text:tab/><text:tab/>C, D, E, G <text:s text:c="40"/><text:span text:style-name="T85">8</text:span></text:p>
      <text:p text:style-name="P94"><text:tab/><text:tab/>H, I, J, K, M, <text:s text:c="36"/><text:span text:style-name="T85">9</text:span></text:p>
      <text:p text:style-name="P94"><text:tab/><text:tab/>N, O, P, Q, R, <text:s text:c="36"/><text:span text:style-name="T85">10</text:span></text:p>
      <text:p text:style-name="P23"><text:tab/><text:tab/>S, <text:s text:c="48"/><text:span text:style-name="T85">11</text:span></text:p>
      <text:p text:style-name="P106"><text:tab/><text:tab/>U, V, <text:s text:c="45"/><text:span text:style-name="T85">12</text:span></text:p>
      <text:p text:style-name="P107"><text:tab/><text:tab/>W, X, <text:s text:c="45"/><text:span text:style-name="T85">13</text:span></text:p>
      <text:p text:style-name="P17"><text:tab/><text:tab/>Y, Z,<text:span text:style-name="T57"> <text:s text:c="45"/></text:span><text:span text:style-name="T58">15</text:span></text:p>
      <text:p text:style-name="P44"/>
      <text:p text:style-name="P62">12. How to enter and test a machine code program <text:s text:c="12"/><text:span text:style-name="T85">15</text:span></text:p>
      <text:p text:style-name="P62">13. Display of program registers <text:s text:c="28"/><text:span text:style-name="T85">16</text:span></text:p>
      <text:p text:style-name="P62">14. Simple methods of input and output <text:s text:c="22"/><text:span text:style-name="T85">16</text:span></text:p>
      <text:p text:style-name="P62">15. How to end a machine code program <text:s text:c="23"/><text:span text:style-name="T85">17</text:span></text:p>
      <text:p text:style-name="P62">16. NAS-SYS restarts and routines <text:s text:c="27"/><text:span text:style-name="T85">17</text:span></text:p>
      <text:p text:style-name="P62">17. NAS-SYS restart instructions <text:s text:c="28"/><text:span text:style-name="T85">18</text:span></text:p>
      <text:p text:style-name="P62">18. NAS-SYS routines <text:s text:c="40"/><text:span text:style-name="T85">19</text:span></text:p>
      <text:p text:style-name="P62">19. Input and output <text:s text:c="40"/><text:span text:style-name="T85">22</text:span></text:p>
      <text:p text:style-name="P57"><text:span text:style-name="T47">20</text:span><text:span text:style-name="T50">. NAS-SYS workspac</text:span><text:span text:style-name="T51">e <text:s text:c="39"/></text:span><text:span text:style-name="T52">24</text:span></text:p>
      <text:p text:style-name="P57"><text:span text:style-name="T51">2</text:span><text:span text:style-name="T53">1. Addressing of video memory</text:span><text:span text:style-name="T50"> <text:s text:c="30"/></text:span><text:span text:style-name="T52">26</text:span></text:p>
      <text:p text:style-name="P59"/>
      <text:p text:style-name="P112">1.INTRODUCTION</text:p>
      <text:p text:style-name="P12"/>
      <text:p text:style-name="Text_20_body"><text:span text:style-name="T61">NAS-SYS 3 </text:span><text:span text:style-name="T80">is</text:span><text:span text:style-name="T63"> </text:span>a 2K operating system for the Nascom 1, 2 and 3 microcomputers, and is fitted as standard to Nascom 3's. It provides the necessary access level routines to operate the display screen, keyboard and other system functions. These are used by standard Nascom software packages, such as the 8K ROM BASIC, but simple access to these routines is also provided for user programs.</text:p>
      <text:p text:style-name="Text_20_body">An important feature of the NAS-SYS 3 operating system is the machine code monitor, which allows the user to inspect and modify memory locations and to debug programs using a powerful set of commands from the keyboard. This makes it easy to enter, test and run machine code programs.</text:p>
      <text:p text:style-name="Text_20_body">This manual describes how the <text:span text:style-name="T61">NAS-SYS 3</text:span> operating system can be accessed using keyboard commands, and from within user programs. A full listing of the monitor is provided for those requiring an detailed understanding of its operation, or wishing to modify it for special applications.</text:p>
      <text:p text:style-name="Text_20_body"/>
      <text:p text:style-name="P52"><text:bookmark text:name="_3cazet6pllfw"/>2.SUMMARY OF FEATURES</text:p>
      <text:p text:style-name="P5"/>
      <text:list xml:id="list131430375" text:style-name="WWNum1">
        <text:list-item>
          <text:p text:style-name="P113">The contents of memory can be tabulated in hexadecimal and ASCII.</text:p>
        </text:list-item>
        <text:list-item>
          <text:p text:style-name="P113">Memory locations can be modified with values hexadecimal or ASCII.</text:p>
        </text:list-item>
        <text:list-item>
          <text:p text:style-name="P113">Programs can be executed normally, or single stepped, or executed with a breakpoint set. During single stepping or at a breakpoint a full display of the machine registers is provided.</text:p>
        </text:list-item>
        <text:list-item>
          <text:p text:style-name="P113">Commands are entered and edited using a blinking, non-destructive cursor. Comprehensive screen editing includes insertion and deletion of characters. This makes it very easy to correct and re-enter incorrect commands.</text:p>
        </text:list-item>
        <text:list-item>
          <text:p text:style-name="P113">The keyboard routine allows every possible code to be entered when using the expanded keyboard, and provides automatic repeat when a key is held down. It also supports all features when using the <text:span text:style-name="T61">Nascom 1</text:span> keyboard, which lacks some of the special control keys found on the <text:span text:style-name="T61">Nasco</text:span><text:span text:style-name="T62">m</text:span><text:span text:style-name="T61"> 2</text:span> and <text:span text:style-name="T61">Nascom 3</text:span>.</text:p>
        </text:list-item>
        <text:list-item>
          <text:p text:style-name="P113">Cassette tapes can be used to store programs, using a fast method of recording the data which allows verification of <text:span text:style-name="T94">t</text:span>he resulting tape. Tapes can be written which automatically load and execute machine code programs without any com<text:span text:style-name="T94">m</text:span>ands being entered at the keyboard.</text:p>
        </text:list-item>
        <text:list-item>
          <text:p text:style-name="P113"><text:span text:style-name="T47">A</text:span><text:span text:style-name="T57">ll</text:span><text:span text:style-name="T47"> input and output parallel ports can be controlled and checked by commands entered from the keyboard.</text:span></text:p>
        </text:list-item>
        <text:list-item>
          <text:p text:style-name="P113">Support of serial terminals and printers is included, and this also permits the computer to be controlled by an external Teletype or equivalent device.</text:p>
        </text:list-item>
        <text:list-item>
          <text:p text:style-name="P113"><text:span text:style-name="T57">T</text:span><text:span text:style-name="T47">he computer can be used as a terminal, by connecting it with an acoustic coupler to a timesharing service, or to another Nascom computer.</text:span></text:p>
        </text:list-item>
        <text:list-item>
          <text:p text:style-name="P113">All internal codes are in ASCII, making it easy to attach other peripherals such as parallel printers.</text:p>
        </text:list-item>
        <text:list-item>
          <text:p text:style-name="P113">NAS-SYS 3A automatically enables video output from the normal Nascom screen memory when an Advanced Video Controller (AVC) is fitted. This obviates the need for an OB2 80 instruction on power on or reset.</text:p>
        </text:list-item>
      </text:list>
      <text:p text:style-name="P55"><text:bookmark text:name="_wkyqn9upcm5r"/>3. LIST OF COMMANDS</text:p>
      <text:p text:style-name="P6"/>
      <text:p text:style-name="P11"><text:span text:style-name="T9">A </text:span><text:span text:style-name="T12">xxxx уууу <text:s text:c="15"/>Arithmetic - in hexadecimal</text:span></text:p>
      <text:p text:style-name="P25">в xxxx <text:s text:c="20"/>Breakpoint set or cleared</text:p>
      <text:p text:style-name="P25">C <text:span text:style-name="T81">xxxx</text:span> yyyy zzzz <text:s text:c="10"/>Copy - move data</text:p>
      <text:p text:style-name="P13"><text:span text:style-name="T24">D <text:s text:c="25"/></text:span><text:span text:style-name="T22">Jump to address £D</text:span><text:span text:style-name="T27">000</text:span></text:p>
      <text:p text:style-name="P13"><text:span text:style-name="T22">E </text:span><text:span text:style-name="T27">xxxx</text:span><text:span text:style-name="T22"> <text:s text:c="20"/></text:span><text:span text:style-name="T17">Execute a program</text:span></text:p>
      <text:p text:style-name="P13"><text:span text:style-name="T17">G </text:span><text:span text:style-name="T21">xxxx</text:span><text:span text:style-name="T17"> yyyy zzzz <text:s text:c="10"/></text:span><text:span text:style-name="T22">Generate a self loading cassette tape</text:span></text:p>
      <text:p text:style-name="P13"><text:span text:style-name="T23">H <text:s text:c="25"/></text:span><text:span text:style-name="T22">Half duplex terminal</text:span></text:p>
      <text:p text:style-name="P13"><text:span text:style-name="T17">I </text:span><text:span text:style-name="T21">xxxx</text:span><text:span text:style-name="T17"> yyyy zzzz <text:s text:c="10"/></text:span><text:span text:style-name="T22">Intelligent copy - move data safely</text:span></text:p>
      <text:p text:style-name="P13"><text:span text:style-name="T18">J <text:s text:c="25"/></text:span><text:span text:style-name="T10">Jump to address £FFFA - BASIC cold start</text:span></text:p>
      <text:p text:style-name="P13"><text:span text:style-name="T22">K xx <text:s text:c="22"/></text:span><text:span text:style-name="T17">Keyboard option</text:span></text:p>
      <text:p text:style-name="P13"><text:span text:style-name="T22">M </text:span><text:span text:style-name="T26">xxxx</text:span><text:span text:style-name="T22"> <text:s text:c="20"/></text:span><text:span text:style-name="T17">Modify or examine contents of memory</text:span></text:p>
      <text:p text:style-name="P13"><text:span text:style-name="T23">N <text:s text:c="25"/></text:span><text:span text:style-name="T22">Normal I/O to be resumed</text:span></text:p>
      <text:p text:style-name="P25">O xx yy <text:s text:c="19"/>Output data to port</text:p>
      <text:p text:style-name="P13"><text:span text:style-name="T18">P <text:s text:c="25"/></text:span><text:span text:style-name="T17">Display program registers</text:span></text:p>
      <text:p text:style-name="P13"><text:span text:style-name="T22">Q </text:span><text:span text:style-name="T27">xx</text:span><text:span text:style-name="T22"> <text:s text:c="22"/></text:span><text:span text:style-name="T17">Query data from port</text:span></text:p>
      <text:p text:style-name="P13"><text:span text:style-name="T22">R </text:span><text:span text:style-name="T26">xxxx</text:span><text:span text:style-name="T22"> <text:s text:c="20"/></text:span><text:span text:style-name="T17">Read a cassette tape</text:span></text:p>
      <text:p text:style-name="P25">S <text:span text:style-name="T81">xxxx</text:span> <text:s text:c="20"/>Single step</text:p>
      <text:p text:style-name="P25">T <text:span text:style-name="T81">xxxx</text:span> yyyy zzzz vv hhaa <text:s text:c="2"/>Tabulate contents of memory</text:p>
      <text:p text:style-name="P13"><text:span text:style-name="T19">U <text:s text:c="25"/></text:span><text:span text:style-name="T17">User specified </text:span><text:span text:style-name="T22">I/O routines activated</text:span></text:p>
      <text:p text:style-name="P13"><text:span text:style-name="T19">V <text:s text:c="25"/></text:span><text:span text:style-name="T17">Verify cassette tape is readable</text:span></text:p>
      <text:p text:style-name="P13"><text:span text:style-name="T22">W x</text:span><text:span text:style-name="T24">x</text:span><text:span text:style-name="T22">xx yyyy <text:s text:c="15"/></text:span><text:span text:style-name="T17">Write a cassette tape</text:span></text:p>
      <text:p text:style-name="P13"><text:span text:style-name="T17">X xx</text:span><text:span text:style-name="T1"> <text:s text:c="24"/></text:span><text:span text:style-name="T22">External serial device activated</text:span></text:p>
      <text:p text:style-name="P13"><text:span text:style-name="T19">Y <text:s text:c="25"/></text:span><text:span text:style-name="T17">Jump to address £B000</text:span></text:p>
      <text:p text:style-name="P13"><text:span text:style-name="T24">Z <text:s text:c="25"/></text:span><text:span text:style-name="T11">Jump to address £FFFD - BASIC warm start</text:span></text:p>
      <text:p text:style-name="P25">F and L commands do not exist</text:p>
      <text:p text:style-name="P65"/>
      <text:p text:style-name="P64"/>
      <text:p text:style-name="P64"/>
      <text:p text:style-name="P63"><text:span text:style-name="T38">Note:</text:span><text:span text:style-name="T17"> All hexadecimal numbers in this manual are preceded by the £ symbol.</text:span></text:p>
      <text:p text:style-name="P55"><text:bookmark text:name="_i8qd93qb2g8o"/><text:span text:style-name="T54">4</text:span><text:span text:style-name="T46">. HOW TO ENTER A COMMAND</text:span></text:p>
      <text:p text:style-name="P56"><text:span text:style-name="T47">In order to perform a </text:span><text:span text:style-name="T49">NAS-SYS</text:span><text:span text:style-name="T47"> command from the keyboard you should type the command letter </text:span><text:span text:style-name="T49">in the first position on the line</text:span><text:span text:style-name="T47">, followed by any values (known as </text:span><text:span text:style-name="T49">arguments</text:span><text:span text:style-name="T47">) required. Each argument must be separated from the others by one or more </text:span><text:span text:style-name="T49">spaces</text:span><text:span text:style-name="T47">. Then press the </text:span><text:span text:style-name="T49">ENTER</text:span><text:span text:style-name="T47"> key the line entered is </text:span><text:span text:style-name="T49">always</text:span><text:span text:style-name="T47"> the line where the cursor is blinking when the ENTER key is pressed. </text:span><text:span text:style-name="T49">If the first position on the line is blank, no command is processed.</text:span></text:p>
      <text:p text:style-name="Heading_20_1">5<text:span text:style-name="T60">. ERRORS WHE</text:span>N ENTERING A COMMAND</text:p>
      <text:p text:style-name="P56"><text:span text:style-name="T47">If an invalid command is entered, the message Error is displayed on the next line. Very careful checking is performed by </text:span><text:span text:style-name="T49">NAS-SYS</text:span><text:span text:style-name="T47">, so that disastrous mistakes are less likely. The following types of error are detected:</text:span><text:span text:style-name="T45">-</text:span></text:p>
      <text:p text:style-name="P58"/>
      <text:p text:style-name="P58">Invalid command character. If the command character - ie the first column on the screen - is blank the line is simply ignored.</text:p>
      <text:p text:style-name="P58"/>
      <text:p text:style-name="P58">More than ten values entered after the command character. Only five values are ever needed in normal keyboard commands, but a progran can use up to ten values entered after the E command.</text:p>
      <text:p text:style-name="P58"/>
      <text:p text:style-name="P58">Any value which is not a valid hexadecimal number (Digits 0 to 9, and letters A to F)</text:p>
      <text:p text:style-name="P58"/>
      <text:p text:style-name="P58">A value greater than £FFFF.</text:p>
      <text:p text:style-name="Heading_20_1">6. HOW TO CORRECT TYPING ERRORS</text:p>
      <text:p text:style-name="P56"><text:span text:style-name="T47">You can correct any errors you make typing in commands, if you notice them before you press the </text:span><text:span text:style-name="T49">ENTER</text:span><text:span text:style-name="T47"> key, simply by pressing the </text:span><text:span text:style-name="T49">BACK</text:span><text:span text:style-name="T47"> (backspace) key. This deletes the character immediately preceding the flashing cursor.</text:span></text:p>
      <text:p text:style-name="P58"/>
      <text:p text:style-name="P56"><text:span text:style-name="T47">However, the comprehensive screen editing facilities also allow you to go back and re-enter an incorrect line provided it is still on the screen. Simply move the cursor back up the screen, and edit the line using the cursor movement keys, including deleting and inserting characters if required. Then press </text:span><text:span text:style-name="T49">ENTER</text:span><text:span text:style-name="T47"> to enter the line.</text:span></text:p>
      <text:p text:style-name="P58"/>
      <text:p text:style-name="P56"><text:span text:style-name="T47">For further details of the screen editing facilities see the next </text:span><text:span text:style-name="T48">section.</text:span></text:p>
      <text:p text:style-name="P55">7. SCREEN EDITING</text:p>
      <text:p text:style-name="P58">The screen editing facilities are available with both the standard Nascom 2 and 3 keyboards and the original Nascom 1 keyboard. The key codes in brackets are those used with the Nascom l, which lacks some of the special control keys of the Nascom 2 and 3.</text:p>
      <text:p text:style-name="P32"/>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8">NAME </text:p>
          </table:table-cell>
          <table:table-cell table:style-name="Table6.A1" office:value-type="string">
            <text:p text:style-name="P80">HEX CODE</text:p>
          </table:table-cell>
          <table:table-cell table:style-name="Table6.A1" office:value-type="string">
            <text:p text:style-name="P8">KEYS PRESSED </text:p>
          </table:table-cell>
          <table:table-cell table:style-name="Table6.A1" office:value-type="string">
            <text:p text:style-name="P8">FUNCTION</text:p>
          </table:table-cell>
        </table:table-row>
        <table:table-row>
          <table:table-cell table:style-name="Table6.A1" office:value-type="string">
            <text:p text:style-name="P7">NULL </text:p>
          </table:table-cell>
          <table:table-cell table:style-name="Table6.A1" office:value-type="string">
            <text:p text:style-name="P7">00</text:p>
          </table:table-cell>
          <table:table-cell table:style-name="Table6.A1" office:value-type="string">
            <text:p text:style-name="P7">CTRL/SHIFT/@ </text:p>
          </table:table-cell>
          <table:table-cell table:style-name="Table6.A1" office:value-type="string">
            <text:p text:style-name="P7">Ignored on display.</text:p>
          </table:table-cell>
        </table:table-row>
        <table:table-row>
          <table:table-cell table:style-name="Table6.A1" office:value-type="string">
            <text:p text:style-name="P7">BS </text:p>
          </table:table-cell>
          <table:table-cell table:style-name="Table6.A1" office:value-type="string">
            <text:p text:style-name="P7">08</text:p>
          </table:table-cell>
          <table:table-cell table:style-name="Table6.A1" office:value-type="string">
            <text:p text:style-name="P7">BACKSPACE </text:p>
          </table:table-cell>
          <table:table-cell table:style-name="Table6.A1" office:value-type="string">
            <text:p text:style-name="P7">Move back and make position blank.</text:p>
          </table:table-cell>
        </table:table-row>
        <table:table-row>
          <table:table-cell table:style-name="Table6.A1" office:value-type="string">
            <text:p text:style-name="P7">LF</text:p>
          </table:table-cell>
          <table:table-cell table:style-name="Table6.A1" office:value-type="string">
            <text:p text:style-name="P7">0A</text:p>
          </table:table-cell>
          <table:table-cell table:style-name="Table6.A1" office:value-type="string">
            <text:p text:style-name="P7">LF (CTRL/J)</text:p>
          </table:table-cell>
          <table:table-cell table:style-name="Table6.A1" office:value-type="string">
            <text:p text:style-name="P7">Ignored on display</text:p>
          </table:table-cell>
        </table:table-row>
        <table:table-row>
          <table:table-cell table:style-name="Table6.A1" office:value-type="string">
            <text:p text:style-name="P7">FF </text:p>
          </table:table-cell>
          <table:table-cell table:style-name="Table6.A1" office:value-type="string">
            <text:p text:style-name="P7">0C </text:p>
          </table:table-cell>
          <table:table-cell table:style-name="Table6.A1" office:value-type="string">
            <text:p text:style-name="P7">CS or SHIFT/BS</text:p>
          </table:table-cell>
          <table:table-cell table:style-name="Table6.A1" office:value-type="string">
            <text:p text:style-name="P7">Clear screen and start at top left</text:p>
          </table:table-cell>
        </table:table-row>
        <table:table-row>
          <table:table-cell table:style-name="Table6.A1" office:value-type="string">
            <text:p text:style-name="P7">CR</text:p>
          </table:table-cell>
          <table:table-cell table:style-name="Table6.A1" office:value-type="string">
            <text:p text:style-name="P7">0D</text:p>
          </table:table-cell>
          <table:table-cell table:style-name="Table6.A1" office:value-type="string">
            <text:p text:style-name="P7">ENTER</text:p>
          </table:table-cell>
          <table:table-cell table:style-name="Table6.A1" office:value-type="string">
            <text:p text:style-name="P7">Carriage return, line feed, scroll</text:p>
            <text:p text:style-name="P7">up if at bottom.</text:p>
          </table:table-cell>
        </table:table-row>
        <table:table-row>
          <table:table-cell table:style-name="Table6.A1" office:value-type="string">
            <text:p text:style-name="P7">CUL </text:p>
          </table:table-cell>
          <table:table-cell table:style-name="Table6.A1" office:value-type="string">
            <text:p text:style-name="P7">11</text:p>
          </table:table-cell>
          <table:table-cell table:style-name="Table6.A1" office:value-type="string">
            <text:p text:style-name="P7">Left arrow (CTRL/Q) </text:p>
          </table:table-cell>
          <table:table-cell table:style-name="Table6.A1" office:value-type="string">
            <text:p text:style-name="P7">Move cursor left</text:p>
          </table:table-cell>
        </table:table-row>
        <table:table-row>
          <table:table-cell table:style-name="Table6.A1" office:value-type="string">
            <text:p text:style-name="P7">CUR</text:p>
          </table:table-cell>
          <table:table-cell table:style-name="Table6.A1" office:value-type="string">
            <text:p text:style-name="P7">12 </text:p>
          </table:table-cell>
          <table:table-cell table:style-name="Table6.A1" office:value-type="string">
            <text:p text:style-name="P7">Right arrow (CTRL/R)</text:p>
          </table:table-cell>
          <table:table-cell table:style-name="Table6.A1" office:value-type="string">
            <text:p text:style-name="P7">Move cursor right</text:p>
          </table:table-cell>
        </table:table-row>
        <table:table-row>
          <table:table-cell table:style-name="Table6.A1" office:value-type="string">
            <text:p text:style-name="P7">CUU</text:p>
          </table:table-cell>
          <table:table-cell table:style-name="Table6.A1" office:value-type="string">
            <text:p text:style-name="P7">13</text:p>
          </table:table-cell>
          <table:table-cell table:style-name="Table6.A1" office:value-type="string">
            <text:p text:style-name="P7">Up arrow (CTRL/S)</text:p>
          </table:table-cell>
          <table:table-cell table:style-name="Table6.A1" office:value-type="string">
            <text:p text:style-name="P7">Move cursor up</text:p>
          </table:table-cell>
        </table:table-row>
        <table:table-row>
          <table:table-cell table:style-name="Table6.A1" office:value-type="string">
            <text:p text:style-name="P7">CUD</text:p>
          </table:table-cell>
          <table:table-cell table:style-name="Table6.A1" office:value-type="string">
            <text:p text:style-name="P7">14</text:p>
          </table:table-cell>
          <table:table-cell table:style-name="Table6.A1" office:value-type="string">
            <text:p text:style-name="P7">Down arrow</text:p>
            <text:p text:style-name="P7">(CTRL/T)</text:p>
          </table:table-cell>
          <table:table-cell table:style-name="Table6.A1" office:value-type="string">
            <text:p text:style-name="P7">Move cursor down</text:p>
          </table:table-cell>
        </table:table-row>
        <table:table-row>
          <table:table-cell table:style-name="Table6.A1" office:value-type="string">
            <text:p text:style-name="P7">CSL</text:p>
          </table:table-cell>
          <table:table-cell table:style-name="Table6.A1" office:value-type="string">
            <text:p text:style-name="P7">15</text:p>
          </table:table-cell>
          <table:table-cell table:style-name="Table6.A1" office:value-type="string">
            <text:p text:style-name="P7">SHIFT/Left arrow (CTRL/U)</text:p>
          </table:table-cell>
          <table:table-cell table:style-name="Table6.A1" office:value-type="string">
            <text:p text:style-name="P7">Delete character at cursor, move rest <text:s/>of line to the left</text:p>
          </table:table-cell>
        </table:table-row>
        <table:table-row>
          <table:table-cell table:style-name="Table6.A1" office:value-type="string">
            <text:p text:style-name="P7">CSR</text:p>
          </table:table-cell>
          <table:table-cell table:style-name="Table6.A1" office:value-type="string">
            <text:p text:style-name="P7">16</text:p>
          </table:table-cell>
          <table:table-cell table:style-name="Table6.A1" office:value-type="string">
            <text:p text:style-name="P7">SHIFT/Right arrow (CTRL/V)</text:p>
          </table:table-cell>
          <table:table-cell table:style-name="Table6.A1" office:value-type="string">
            <text:p text:style-name="P7">Move rest of line to the right</text:p>
          </table:table-cell>
        </table:table-row>
        <table:table-row>
          <table:table-cell table:style-name="Table6.A1" office:value-type="string">
            <text:p text:style-name="P7">CH <text:s/></text:p>
          </table:table-cell>
          <table:table-cell table:style-name="Table6.A1" office:value-type="string">
            <text:p text:style-name="P7">17</text:p>
          </table:table-cell>
          <table:table-cell table:style-name="Table6.A1" office:value-type="string">
            <text:p text:style-name="P7">CH (CTRL/W)</text:p>
          </table:table-cell>
          <table:table-cell table:style-name="Table6.A1" office:value-type="string">
            <text:p text:style-name="P7">Move cursor to start of line</text:p>
          </table:table-cell>
        </table:table-row>
        <table:table-row>
          <table:table-cell table:style-name="Table6.A1" office:value-type="string">
            <text:p text:style-name="P7">CCR</text:p>
          </table:table-cell>
          <table:table-cell table:style-name="Table6.A1" office:value-type="string">
            <text:p text:style-name="P7">18</text:p>
          </table:table-cell>
          <table:table-cell table:style-name="Table6.A1" office:value-type="string">
            <text:p text:style-name="P7">CTRL/X <text:s/></text:p>
          </table:table-cell>
          <table:table-cell table:style-name="Table6.A1" office:value-type="string">
            <text:p text:style-name="P7">If cursor at start of line ignore. Otherwise do CR</text:p>
          </table:table-cell>
        </table:table-row>
        <table:table-row>
          <table:table-cell table:style-name="Table6.A1" office:value-type="string">
            <text:p text:style-name="P7">ESC</text:p>
          </table:table-cell>
          <table:table-cell table:style-name="Table6.A1" office:value-type="string">
            <text:p text:style-name="P7">1B</text:p>
          </table:table-cell>
          <table:table-cell table:style-name="Table6.A1" office:value-type="string">
            <text:p text:style-name="P7">ESC or SHIFT/ENTER</text:p>
          </table:table-cell>
          <table:table-cell table:style-name="Table6.A1" office:value-type="string">
            <text:p text:style-name="P7">Delete current line, and place cursor cursor at start of line</text:p>
          </table:table-cell>
        </table:table-row>
      </table:table>
      <text:p text:style-name="P9"/>
      <text:p text:style-name="P2"><text:span text:style-name="T42">T</text:span><text:span text:style-name="T43">he cursor blinks and is non-destructive, which means that it can be moved over existing text without changing it. The cursor blink speed can be altered by changing the value KBLINK in the NAS-SYS workspace (£0</text:span><text:span text:style-name="T44">C</text:span><text:span text:style-name="T43">32 - £0</text:span><text:span text:style-name="T44">C</text:span><text:span text:style-name="T43">33)</text:span></text:p>
      <text:p text:style-name="P55">8. THE KEYBOARD</text:p>
      <text:p text:style-name="Text_20_body">The keyboard of the Nascom 2 and 3 has the ability to generate any of the 256 possible 8 bit codes, as follows:-</text:p>
      <text:p text:style-name="Text_20_body">£20 to £5F are the normal ASCII codes and are available as marked keys.</text:p>
      <text:p text:style-name="Text_20_body">The letters are upper case, unless either of the <text:span text:style-name="T61">SHIFT</text:span> keys is held down, when they become lower case. This can be reversed to give lower case letters without the shift and upper case with shift, like a conventional typ<text:span text:style-name="T94">e</text:span>writer. See the K command for further details. The @ key requires SHIFT to be held down to produce an @.</text:p>
      <text:p text:style-name="Text_20_body">Both the <text:span text:style-name="T61">CTRL</text:span> and the <text:span text:style-name="T61">@</text:span> key operate as CTRL keys. This enables original Nascom 1 keyboards to make use of the screen editing facilities. When one of these keys is held down, and another key pressed, bit 6 is altered. This gives codes £00 to £lf and £60 to £7F.</text:p>
      <text:p text:style-name="Text_20_body"><text:span text:style-name="T29">The </text:span><text:span text:style-name="T38">GRAPH</text:span><text:span text:style-name="T29"> key sets bit 7 on while it is held down, and this can be use</text:span><text:span text:style-name="T28">d to give graphic characters directly with the Nascom 2 fitted with the graphic option (Nascom 3's have this as standard). When used in conjunction with the other keys, codes £80 to £FF may be obtained (see also the K command).</text:span></text:p>
      <text:p text:style-name="Text_20_body">All keys (except the @ key) automatically repeat if held down. The delay before repeating starts and the repeat speed can be altered by changing the values KLONG (£0C2E - £0C2F) and KSHORT (£0C30 - £0031) in the <text:span text:style-name="T61">NAS-SYS</text:span> workspace.</text:p>
      <text:p text:style-name="Heading_20_1">9. THE RESET BUTTON</text:p>
      <text:p text:style-name="Text_20_body">The <text:span text:style-name="T61">RS</text:span> (<text:span text:style-name="T61">RESET</text:span>) button is quite different to any other key. It sends a signal to the computer telling it to re-initialise itself. Pressing RESET does not result in the loss of whatever programs are stored in memory, but the operating system resets itself and takes control. The message <text:span text:style-name="T61">-- NAS-SYS 3 --</text:span> is displayed at the top left of the screen, and the computer waits for you to enter a cominand. On machines fitted with the Advanced Video Controller (AVC) the scren display automatically reverts to the standard display. (ie the OB2 80 code is output)</text:p>
      <text:p text:style-name="Heading_20_1">10.SCROLLING DISPLAY</text:p>
      <text:p text:style-name="P71">When RESET is pressed or the screen is cleared, the cursor is positioned at the top left, and as commands are entered, the display scrolls down the screen. When the bottom line is reached the whole display automatically starts to scroll upwards, showing the last 15 lines.</text:p>
      <text:p text:style-name="Text_20_body"><text:soft-page-break/>The top line of the display is never scrolled, making it a convenient place to display headings.</text:p>
      <text:p text:style-name="Text_20_body">Note that user programs must not change the margin memory locations in the video memory.</text:p>
      <text:p text:style-name="Heading_20_1">11. DETAILED DESCRIPTION OF COMMANDS</text:p>
      <text:p text:style-name="P30">А хххх уууу <text:s text:c="7"/>ARITHMETIC COMMAND</text:p>
      <text:p text:style-name="Text_20_body">The Arithmetic command performs simple hexadecimal arithm<text:span text:style-name="T98">e</text:span>tic. results are displayed, as follows:-</text:p>
      <text:p text:style-name="Text_20_body">SSSS DDDD JJ</text:p>
      <text:p text:style-name="Text_20_body">SSSS is the sum of the two values</text:p>
      <text:p text:style-name="Text_20_body">DDDD is the difference of the two values.</text:p>
      <text:p text:style-name="Text_20_body">JJ is the displacement required in a Jump Relative instruction which starts at <text:span text:style-name="T99">xxxx</text:span>, to cause a <text:span text:style-name="T94">j</text:span>ump to yyyy. If such a jump is not possible, then ?? is displayed instead.</text:p>
      <text:p text:style-name="P14"><text:span text:style-name="T31">B xxx</text:span><text:span text:style-name="T36">x</text:span><text:span text:style-name="T31"> <text:s text:c="15"/>BREAKPOINT COMMAND</text:span></text:p>
      <text:p text:style-name="Text_20_body">The Breakpoint command is used to insert a trap code into the program at address <text:span text:style-name="T99">xxxx</text:span> specified. Clearly a breakpoint cannot be inserted into a program which is in ROM (Read Only Memory). The command B<text:span text:style-name="T94">0</text:span> turns off the breakpoint.</text:p>
      <text:p text:style-name="Text_20_body">Initially the breakpoint is turned off, since RESET de-activates it. The breakpoint command may be entered at any time. Once it has been entered, NAS-SYS remembers the breakpoint address and also keeps a record of the value at that address. Then when an Execute command is entered code £E7 is automatically inserted at the breakpoint address. If the code is encountered during execution, then the program registers are saved, and are also displayed. The original value is replaced at the breakpoint address. Any command can then be entered, so that for example the program can be modified. If an Execute or Step coinmand is then entered without specifying an address to start execution, the program will automatically restart where the breakpoint was. If an Execute command is entered, then the original instruction at the breakpoint is executed, and the breakpoint will only stop execution again the next time that it is encountered.</text:p>
      <text:p text:style-name="Text_20_body">Note that the original value is put back into the program <text:span text:style-name="T65">no matter </text:span>which way the program is ended. (See section 15).</text:p>
      <text:p text:style-name="Text_20_body">Note that the breakpoint <text:span text:style-name="T65">m</text:span>ust only be set at the first byte of an instruction in the program.</text:p>
      <text:p text:style-name="P50">Note that the breakpoint code £E7 is <text:span text:style-name="T61">only</text:span> inserted in the program when the E command is executed.</text:p>
      <text:p text:style-name="P42"/>
      <text:p text:style-name="P14"><text:span text:style-name="T37">C xxxx yyyy zzzz</text:span><text:span text:style-name="T2"> <text:s text:c="10"/></text:span><text:span text:style-name="T31">COPY COMMAND</text:span></text:p>
      <text:p text:style-name="P95">Copy a block of data, length zzzz from xxxx to yyyy. One byte is copied at a time, starting with the first byte, so if there is an overlap between the source area and the target area, data may be destroyed. (Also see Intelligent copy co<text:span text:style-name="T94">m</text:span>mand).</text:p>
      <text:p text:style-name="P24">The command can also be used to fill an area of storage with a single value. To do this put the value into memory at xxxx using the Modify command, make yyyy one greater than <text:span text:style-name="T94">x</text:span>xxx, and set zzzz to the number of bytes into which the value is to be copied.</text:p>
      <text:p text:style-name="P43"/>
      <text:p text:style-name="P14"><text:span text:style-name="T31">D <text:s text:c="26"/></text:span><text:span text:style-name="T32">D </text:span><text:span text:style-name="T31">COMMAND</text:span></text:p>
      <text:p text:style-name="P14"><text:span text:style-name="T30">The D command starts execution of a program at address £D000. This is normally the cold start for the ROM version of ZEAP, or of </text:span><text:span text:style-name="T33">NAS-DOS</text:span></text:p>
      <text:p text:style-name="P98"/>
      <text:p text:style-name="P14"><text:span text:style-name="T33">E </text:span><text:span text:style-name="T34">xxxx</text:span><text:span text:style-name="T3"> <text:s text:c="18"/></text:span><text:span text:style-name="T33">EXECUTE </text:span><text:span text:style-name="T31">COMMAND</text:span></text:p>
      <text:p text:style-name="P22">The Execute command executes a program, starting a<text:span text:style-name="T94">t</text:span> address <text:span text:style-name="T94">xxxx</text:span>.</text:p>
      <text:p text:style-name="P24">If address <text:span text:style-name="T94">xxxx</text:span> is not entered, then the stored program counter is used. This means that to continue execution after encountering a breakpoint, it is only necesssary to enter E.</text:p>
      <text:p text:style-name="P93"/>
      <text:p text:style-name="P14"><text:span text:style-name="T37">G xxxx yyyy zzzz <text:s text:c="7"/></text:span><text:span text:style-name="T31">GENERATE COMMAND</text:span></text:p>
      <text:p text:style-name="P22">The Generate command writes a cassette tape, which when read back in, loads a program and automatically executes it.</text:p>
      <text:p text:style-name="P99">Data from address xxxx up to but not including address yyyy is written to the tape, and zzzz is the address at which execution is to start. Start the tape mechanism before entering the command. The tape LED on the processor board is only on during output of the program.</text:p>
      <text:p text:style-name="P95">When reading in the tape there is no need to enter any com<text:span text:style-name="T94">m</text:span>ands at all. Simply start the tape, and stop it when the program has started execution.</text:p>
      <text:p text:style-name="P16">The data on the tape is as follows:</text:p>
      <text:p text:style-name="P22"><text:span text:style-name="T75">(</text:span>CR) E<text:span text:style-name="T94">0</text:span> (CR) R (CR)</text:p>
      <text:p text:style-name="P22">then the data in the same format as the Write co<text:span text:style-name="T94">m</text:span>mand, then Ezzzz (CR)</text:p>
      <text:p text:style-name="P54">H <text:s text:c="20"/>HALF DUPLEX TERMINAL</text:p>
      <text:p text:style-name="Text_20_body">The H command executes a very simple program in NAS-SYS which waits for input characters, and outputs them. The progra<text:span text:style-name="T94">m</text:span> can only be ended by pressing RESET.</text:p>
      <text:p text:style-name="Text_20_body">To make the Nascom act as a half duplex, ASCII, computer ter<text:span text:style-name="T94">m</text:span>inal, enter the co<text:span text:style-name="T94">m</text:span>mand X 30 and then enter the H command.</text:p>
      <text:p text:style-name="P67">I <text:span text:style-name="T100">xxxx</text:span> yyyy zzzz <text:s text:c="3"/>INTELLIGENT COPY COMMAND</text:p>
      <text:p text:style-name="Text_20_body">The Intelligent copy command is identical to the Copy command, in that it copies a block of data, length zzzz, from <text:span text:style-name="T94">x</text:span>xxx to yyyy.</text:p>
      <text:p text:style-name="Text_20_body">However it is intelligent enough to start the copying process at whichever end is required to ensure that data in an overlapping region is never destroyed.</text:p>
      <text:p text:style-name="P67">J <text:s text:c="23"/>JUMP COMMAND</text:p>
      <text:p text:style-name="Text_20_body">The Jump command starts execution of a program at address £FFFA. <text:span text:style-name="T94">This </text:span>is normally the cold start for the 8K RO<text:span text:style-name="T94">M</text:span> BASIC.</text:p>
      <text:p text:style-name="P67">K <text:span text:style-name="T100">xx</text:span> <text:s text:c="19"/>KEYBOARD COMMAND</text:p>
      <text:p text:style-name="Text_20_body">The Keyboard command sets the method of operation of the keyboard.</text:p>
      <text:p text:style-name="Text_20_body">K <text:span text:style-name="T65">0</text:span> is the normal option. This is the condition following RESET.</text:p>
      <text:p text:style-name="Text_20_body">K <text:span text:style-name="T65">1</text:span> reverses the effect of the SHIFT key on the letters.</text:p>
      <text:p text:style-name="Text_20_body">K 4 reverses the effect of the GRAPHICS key.</text:p>
      <text:p text:style-name="Text_20_body">K 5 has the effect of both <text:span text:style-name="T65">K</text:span> l and K 4.</text:p>
      <text:p text:style-name="P67"><text:span text:style-name="T65">M</text:span> xxxx <text:s text:c="18"/>MODIFY COMMAND</text:p>
      <text:p text:style-name="Text_20_body">The Modify command enables location in memory to be examined and modified, starting at address xxxx.</text:p>
      <text:p text:style-name="Text_20_body">The address of the location to be modified is displayed, followed by the current value. This value may be changed, and when the line is entered the new value is set at that location. Several values may be entered on the line, in which case subsequent locations also have their values changed.</text:p>
      <text:p text:style-name="Text_20_body">Enter . at the end of the line to end the Modify command.</text:p>
      <text:p text:style-name="Text_20_body">Enter : at the end of the line to go back to the previous address instead of forward to the next.</text:p>
      <text:p text:style-name="Text_20_body"/>
      <text:p text:style-name="Text_20_body"/>
      <text:p text:style-name="Text_20_body"/>
      <text:p text:style-name="Text_20_body"/>
      <text:p text:style-name="Text_20_body"><text:soft-page-break/>Enter /yyyy at the end of the line to contin<text:span text:style-name="T39">ue to Modify command at address yyyy.</text:span></text:p>
      <text:p text:style-name="Text_20_body">Normally, hexadecimal values must be entered. However it is also possible to enter ASCII characters directly into memory by entering a comma followed by the character. For example , A, B, C would enter ABC into memory.</text:p>
      <text:p text:style-name="Text_20_body">Any invalid values entered are detected, and an error message is displayed. In this case the comunand continues automatically at the address at the start of the last line.</text:p>
      <text:p text:style-name="P67">N <text:s text:c="23"/>NORMAL COMMAND</text:p>
      <text:p text:style-name="Text_20_body">The Normal command resets the pointers to the input and output tables to their normal values. This has the effect of turning off an X or U command. All input will then be from the Nascom keyboard or the serial input, and output will be only to the screen.</text:p>
      <text:p text:style-name="P67">O xx yy <text:s text:c="17"/>OUTPUT COMMAND</text:p>
      <text:p text:style-name="Text_20_body">The Output command sends data to a port. The value yy is sent to the port <text:span text:style-name="T100">xx</text:span>. For example <text:span text:style-name="T95">O</text:span> 7 F would send £0F to port £07. To learn how to use the parallel ports refer to the Hardware Manaual.</text:p>
      <text:p text:style-name="P67">P <text:s text:c="18"/>DISPLAY PROGRAM REGISTERS</text:p>
      <text:p text:style-name="P67">The P command displays the stored user program registers. See "Display of Program Registers" for a description of this display.</text:p>
      <text:p text:style-name="P67">Q xx <text:s text:c="20"/>QUERY COMMAND</text:p>
      <text:p text:style-name="Text_20_body">The Query command obtains data from a port and displays it in hexadecimal. The port queried is the port xx. To learn how to use the parallel ports refer to the Nascom Hardware Manual and the PIO technical manual.</text:p>
      <text:p text:style-name="P67">R xxxx <text:s text:c="19"/>READ COMMAND</text:p>
      <text:p text:style-name="Text_20_body">The Read command reads a cassette tape which was written by the Write command. See the Write command for the format of the data. Normally the value xxxx is not entered, and the data is read back into the memory location from which it was written. If xxxx is entered, then it is added to the address at which the data is stored. For example, if the data on the tape was written fron address <text:span text:style-name="T95">£</text:span>1000, and the co<text:span text:style-name="T95">m</text:span>mand entered is R 0800, then the data is stored at £1800.</text:p>
      <text:p text:style-name="Text_20_body">As each block of data is read, the header information is displayed:-</text:p>
      <text:p text:style-name="P53">SSSS BBLL</text:p>
      <text:p text:style-name="Text_20_body">SSSS is the start address of the data, BB is the block number, and LL is the length (00=256). After the last block, block 00, has been read correctly, the Read conmand automatically ends. During execution of the command, the tape LED on the processor board is switched on.</text:p>
      <text:p text:style-name="Text_20_body">The start of each block is recognised by reading the four start of block characters. All data is ignored until the start of a block is detected. If the checksum for the header data is incorrect, then a question mark is displayed, and the program waits for the start of the next block. The data following is not loaded. If the checksum for the actual data loaded is incorrect, then instead of a full stop a question mark is displayed, and the program waits for the start of the next block. In this case, invalid data will have been loaded, but only at the correct locations. This technique eliminates the need for a buffer.</text:p>
      <text:p text:style-name="Text_20_body">Do not press any keys on the keyboard while reading data since this will cause errors (which will be detected).</text:p>
      <text:p text:style-name="Text_20_body">A visual check of the display is required to ensure that all blocks have been loaded correctly. If any errors are encountered, simply rewind the tape for about two bloc<text:span text:style-name="T95">k</text:span>s and carry on. Re-reading good blocks does no damage (providing no errors occur, so it does no har<text:span text:style-name="T66">m</text:span> to rewind further than necessary).</text:p>
      <text:p text:style-name="Text_20_body">To stop the Read command in the middle, press ESC (SHIFT/ENTER) four times. This only works between blocks so if necessary first press any keys until end of block is reached.</text:p>
      <text:p text:style-name="P67">S <text:span text:style-name="T66">xxxx <text:s text:c="13"/></text:span><text:s/>SINGLE STEP COMMAND</text:p>
      <text:p text:style-name="Text_20_body">The Single Step comnand executes a single instruction of a progra<text:span text:style-name="T66">m</text:span>, at address <text:span text:style-name="T66">xxxx</text:span>.</text:p>
      <text:p text:style-name="Text_20_body">If address xxxx is not specified, then the store<text:span text:style-name="T93">d</text:span> program counter is used. This means that to execute a single step after encountering a breakpoint, it is only necessary to enter S.</text:p>
      <text:p text:style-name="Text_20_body">If the previous command was a Step command, then even S n<text:span text:style-name="T93">eed</text:span> not <text:span text:style-name="T95">b</text:span>e entered.</text:p>
      <text:p text:style-name="Text_20_body">After the instruction has been executed, the program registers ar<text:span text:style-name="T93">e</text:span> saved, and are also displayed.</text:p>
      <text:p text:style-name="Text_20_body">It is possible to single step through <text:span text:style-name="T61">NAS-SYS</text:span> routines called by a program, although since <text:span text:style-name="T61">NAS-SYS</text:span> should not conta<text:span text:style-name="T93">in</text:span> <text:span text:style-name="T93">any</text:span> errors it is more efficient to set a breakpoint at the next instruction after the call and enter <text:span text:style-name="T93">E</text:span> to execute the routine.</text:p>
      <text:p text:style-name="Text_20_body">High speed single stepping is possible, using the repeat keyboard feature. Enter the S command and then hold down the ENTER key.</text:p>
      <text:p text:style-name="P53"><text:span text:style-name="T93">The </text:span>repeat speed may be altered by changing the value KSHORT (£0<text:span text:style-name="T93">C</text:span>30 - £0<text:span text:style-name="T93">C</text:span>31).</text:p>
      <text:p text:style-name="P67">T xxxx yyyy zzzz <text:span text:style-name="T95">vv</text:span> hhaa <text:s text:c="2"/>TABULATE COMMAND</text:p>
      <text:p text:style-name="Text_20_body">The Tabulate command displays a block of memory, starting at address xxxx and continuing up to but not including address yyyy. Each line shows the start address followed by the values of several bytes starting at that address, in hexadecimal, followed by the same values in ASCII. Bytes with values in the ranges £00 - £lF, £75 - £97 and £FF are output as "."</text:p>
      <text:p text:style-name="Text_20_body">zzzz lines are displayed at a time. Press any key to display the next group of lines, or press ESC (SHIFT/ENTER) to end the com<text:span text:style-name="T95">m</text:span>and. By setting zzzz to 0, all of the data will be output without a pause.</text:p>
      <text:p text:style-name="Text_20_body">If vv is 0, then 8 bytes are output on each line. Otherwise 8+vv bytes are output. For example set vv to 8 for 16 on each line. Fewer than 3 values can be output. For example set vv to FC for 4 values on each line.</text:p>
      <text:p text:style-name="Text_20_body">If a<text:span text:style-name="T91">a</text:span> is not 0, then the ASCII part of the display is suppressed. If hh is not <text:span text:style-name="T91">0</text:span>, then the hexadecimal part of the display is suppressed.</text:p>
      <text:p text:style-name="Text_20_body">Note that since the Tabulate command is the only co<text:span text:style-name="T95">m</text:span>mand to have more than three parameters, it is not normally necessary to enter the fourth and fifth values, since they will retain unchanged, except on RESET, when all values are set to 0.</text:p>
      <text:p text:style-name="Text_20_body">Note that the repeat keyboard feature may be used to scroll up the tabulated data quickly. Set zz<text:span text:style-name="T95">z</text:span>z to l and hold down the ENTER key to scroll up.</text:p>
      <text:p text:style-name="P67">U <text:s text:c="22"/>USER I/O COMMAND</text:p>
      <text:p text:style-name="Text_20_body">The User I/O command activates user specified input and output routines, in addition to the keyboard input and screen output, which continue to operate normally. These routines can for example control a parallel printer. The Nor<text:span text:style-name="T90">m</text:span>al command can be used to turn these routines off again.</text:p>
      <text:p text:style-name="Text_20_body">The user output routine must be pointed to by an address stored at £0C78 - £0C79, and the user input must have its address stored at £0<text:span text:style-name="T90">C7B</text:span> - £0C7C. On R<text:span text:style-name="T90">E</text:span>SE<text:span text:style-name="T90">T</text:span> these ad<text:span text:style-name="T90">d</text:span>resses point to a R<text:span text:style-name="T90">ET</text:span>urn instruction within <text:span text:style-name="T61">NAS-SYS</text:span>, <text:span text:style-name="T90">so</text:span> if these ad<text:span text:style-name="T90">d</text:span>resses a<text:span text:style-name="T90">r</text:span>e not altered, entering the U command will have no effect.</text:p>
      <text:p text:style-name="Text_20_body">The U command is automatically deactivated during execution of Read, Write and Generate commands, and reactivated afterwards.</text:p>
      <text:p text:style-name="P67">V <text:s text:c="24"/>VERIFY COMMAND</text:p>
      <text:p text:style-name="P53">The Verify command is identical to the Read command, except that the data read from the cassette tape is not loaded into memory. The purpose of the command is to check that a tape can be read without error</text:p>
      <text:p text:style-name="P67">W x<text:span text:style-name="T67">x</text:span>xx yyyy <text:s text:c="14"/>WRITE COMMAND</text:p>
      <text:p text:style-name="Text_20_body">The Write command writes data to a cassette tape. Data from address x<text:span text:style-name="T93">x</text:span>xx up to but not including address yyyy is written to the tape.</text:p>
      <text:p text:style-name="Text_20_body">Data is output in blocks, each of 256 bytes, except the last block, which may have less. The format of each block is as follows:</text:p>
      <text:p text:style-name="P3">00 <text:s text:c="11"/>NULL </text:p>
      <text:p text:style-name="P3">FF FF FF FF <text:s text:c="2"/>Four start of block characters (£FF)</text:p>
      <text:p text:style-name="P3">SS SS <text:s text:c="8"/>Start address, low order first.</text:p>
      <text:p text:style-name="P3"><text:span text:style-name="T67">LL <text:s text:c="11"/></text:span>Length of data (00=256)</text:p>
      <text:p text:style-name="P3">BB <text:s text:c="11"/>Block number. This is one less for each block. <text:span text:style-name="T67">The</text:span></text:p>
      <text:p text:style-name="P3"><text:span text:style-name="T67"><text:s text:c="14"/></text:span>last block is block 00.</text:p>
      <text:p text:style-name="P3"><text:span text:style-name="T67">CC <text:s text:c="11"/></text:span>Checksun for the header data.</text:p>
      <text:p text:style-name="P3">DD DD.. <text:s text:c="6"/>Data.</text:p>
      <text:p text:style-name="P3"><text:span text:style-name="T67">EE <text:s text:c="11"/></text:span>Checksun for the data</text:p>
      <text:p text:style-name="P3">00 00 00 00 00 00 00 00 00 00 Ten nulls (0)</text:p>
      <text:p text:style-name="Text_20_body">As each block is written, the header data, consisting of the start address, block number and length is displayed as follows:</text:p>
      <text:p text:style-name="Text_20_body">SSSS BBLL</text:p>
      <text:p text:style-name="Text_20_body">When the command is entered, the LED is switched on, there is a brief delay, 256 nulls are output, and then each block is output. At the end, the tape LED on the processor board is switched off and the command is ended.</text:p>
      <text:p text:style-name="Text_20_body">The extra nulls at the end of each block ensure that even if several characters are lost in a block, the next block can still be rea<text:span text:style-name="T67">d</text:span> correctly. The extra null before the start of each block ensures that an initial spurious start of block character is ignored. The 256 nulls at the start ensure that error correction is always possible merely by rewinding the tape and playing it again.</text:p>
      <text:p text:style-name="P31">X xx <text:s text:c="18"/>EXTERNAL COMMAND</text:p>
      <text:p text:style-name="Text_20_body">The External comnand activates input and output routines contained within NAS-SYS, which provide comprehensive capabilities for communication with external devices such as ASCII ter<text:span text:style-name="T95">minal</text:span>s (e.g. Teletype), and mainframe computers, through the serial input/output ports. The Normal command can be used to turn these routines off again.</text:p>
      <text:p text:style-name="Text_20_body">The value entered after the X specifies the X option, each <text:span text:style-name="T67">b</text:span>it of which has a specific meaning and described below. However the <text:soft-page-break/>most commonly used options are as follows:</text:p>
      <table:table table:name="Table7" table:style-name="Table7">
        <table:table-column table:style-name="Table7.A"/>
        <table:table-column table:style-name="Table7.B"/>
        <table:table-row>
          <table:table-cell table:style-name="Table7.A1" office:value-type="string">
            <text:p text:style-name="P7">22</text:p>
          </table:table-cell>
          <table:table-cell table:style-name="Table7.A1" office:value-type="string">
            <text:p text:style-name="P7">Support a terminal in full duplex node. Line feed is automatically supplied after carriage return. All output is even parity</text:p>
          </table:table-cell>
        </table:table-row>
        <table:table-row>
          <table:table-cell table:style-name="Table7.A1" office:value-type="string">
            <text:p text:style-name="P7">32</text:p>
          </table:table-cell>
          <table:table-cell table:style-name="Table7.A1" office:value-type="string">
            <text:p text:style-name="P7">Same as 22, but line feed is not supplied.</text:p>
          </table:table-cell>
        </table:table-row>
        <table:table-row>
          <table:table-cell table:style-name="Table7.A1" office:value-type="string">
            <text:p text:style-name="P7">20</text:p>
          </table:table-cell>
          <table:table-cell table:style-name="Table7.A1" office:value-type="string">
            <text:p text:style-name="P7">Support a terminal in half duplex inode. When a character is received from the terminal, unless it is ESC (£1B), or Null (0), it is assumed that the progra<text:span text:style-name="T95">m</text:span> will try to output the character. Therefore an indicator is set so that the next character output by the program is not sent to the serial output. Line feed is always supplied after carriage return on input and output.</text:p>
          </table:table-cell>
        </table:table-row>
        <table:table-row>
          <table:table-cell table:style-name="Table7.A1" office:value-type="string">
            <text:p text:style-name="P7">30</text:p>
          </table:table-cell>
          <table:table-cell table:style-name="Table7.A1" office:value-type="string">
            <text:p text:style-name="P7">Same as 20, but line feed is not supplied. This option nakes the Nascom into a half duplex terminal.</text:p>
          </table:table-cell>
        </table:table-row>
        <table:table-row>
          <table:table-cell table:style-name="Table7.A1" office:value-type="string">
            <text:p text:style-name="P7">23,33,21,31</text:p>
          </table:table-cell>
          <table:table-cell table:style-name="Table7.A1" office:value-type="string">
            <text:p text:style-name="P7">Same as 22,32,20,30, respectively, but the output parity is odd instead of even. Input parity is always ignored. To input BACKSPACE on a terminal which does not have this key, use CTRL/H.</text:p>
          </table:table-cell>
        </table:table-row>
      </table:table>
      <text:p text:style-name="P104"/>
      <text:p text:style-name="P34">The X command is automatically de-activated during execution of Read, Write and Generate commands, and re-activated afterwards.</text:p>
      <text:p text:style-name="P18">The X command also activates the U comnand output routine, if one has been supplied. (See the U command). This makes it very easy to have the Nasco<text:span text:style-name="T95">m</text:span> keyboard and display, and a Teletype keyboard and printer, and a parallel printer, all working at the same time.</text:p>
      <table:table table:name="Table8" table:style-name="Table8">
        <table:table-column table:style-name="Table8.A"/>
        <table:table-column table:style-name="Table8.B"/>
        <table:table-row>
          <table:table-cell table:style-name="Table8.A1" office:value-type="string">
            <text:p text:style-name="P77">BIT</text:p>
          </table:table-cell>
          <table:table-cell table:style-name="Table8.A1" office:value-type="string">
            <text:p text:style-name="P77">FUNCTION</text:p>
          </table:table-cell>
        </table:table-row>
        <table:table-row>
          <table:table-cell table:style-name="Table8.A1" office:value-type="string">
            <text:p text:style-name="P7">0</text:p>
          </table:table-cell>
          <table:table-cell table:style-name="Table8.A1" office:value-type="string">
            <text:p text:style-name="P7">Parity of out<text:span text:style-name="T95">p</text:span>ut characters.</text:p>
            <text:p text:style-name="P7">0 = even, 1 = odd.</text:p>
          </table:table-cell>
        </table:table-row>
        <table:table-row>
          <table:table-cell table:style-name="Table8.A1" office:value-type="string">
            <text:p text:style-name="P7">1</text:p>
          </table:table-cell>
          <table:table-cell table:style-name="Table8.A1" office:value-type="string">
            <text:p text:style-name="P7">Suppress echo of input characters by user program, by setting bit 7 to 1 for each input character other than ESC (£1B) or NUL (0). 0 = suppress, 1 = do not suppress</text:p>
          </table:table-cell>
        </table:table-row>
        <table:table-row>
          <table:table-cell table:style-name="Table8.A1" office:value-type="string">
            <text:p text:style-name="P7">4</text:p>
          </table:table-cell>
          <table:table-cell table:style-name="Table8.A1" office:value-type="string">
            <text:p text:style-name="P7">Supply LF (£0A) after CR (£0D) on output. Also output LF when CR is input unless hit 1 = 1, and regardless of the state of bit 5. </text:p>
            <text:p text:style-name="P7">0 = output LF after CR, 1 = do not output LF after CR.</text:p>
          </table:table-cell>
        </table:table-row>
        <table:table-row>
          <table:table-cell table:style-name="Table8.A1" office:value-type="string">
            <text:p text:style-name="P7">5</text:p>
          </table:table-cell>
          <table:table-cell table:style-name="Table8.A1" office:value-type="string">
            <text:p text:style-name="P7">Make the input routine echo all input characters.</text:p>
            <text:p text:style-name="P7">0 = echo, l = do not echo.</text:p>
          </table:table-cell>
        </table:table-row>
        <table:table-row>
          <table:table-cell table:style-name="Table8.A1" office:value-type="string">
            <text:p text:style-name="P7">7</text:p>
          </table:table-cell>
          <table:table-cell table:style-name="Table8.A1" office:value-type="string">
            <text:p text:style-name="P7">Indicator used to suppress the next output character. Set to O by output routine. See description of bit <text:span text:style-name="T95">1.</text:span></text:p>
            <text:p text:style-name="P7">0 = do not suppress, 1 = suppress next output character.</text:p>
          </table:table-cell>
        </table:table-row>
      </table:table>
      <text:p text:style-name="P36"><text:soft-page-break/></text:p>
      <text:p text:style-name="P11"><text:span text:style-name="T16">Y <text:s text:c="26"/></text:span><text:span text:style-name="T15">Y CO</text:span><text:span text:style-name="T14">MMAND</text:span></text:p>
      <text:p text:style-name="P16">The Y command starts execution of a program at address £<text:span text:style-name="T95">B</text:span>000.</text:p>
      <text:p text:style-name="P14"><text:span text:style-name="T31">Z <text:s text:c="26"/></text:span><text:span text:style-name="T35">Z </text:span><text:span text:style-name="T31">COMMAND</text:span></text:p>
      <text:p text:style-name="P11"><text:span text:style-name="T6">The Z command starts execution of a program at address £FFFD. </text:span><text:span text:style-name="T8">This is </text:span><text:span text:style-name="T6">normally the warm start for the 8K ROM BASIC.</text:span></text:p>
      <text:p text:style-name="Heading_20_1">12. HOW TO ENTER AND TEST A PROGRAM</text:p>
      <text:p text:style-name="P102">1. Write out the program on paper, in <text:span text:style-name="T95">Z</text:span>80 Assenbler language. You will need to refer to the <text:span text:style-name="T95">Z</text:span>80 programming nanual, and the sections of this manual describing the <text:span text:style-name="T61">NAS-SYS</text:span> facilities you can use for input and output, and how to end the program. There are also many useful routines in <text:span text:style-name="T61">NAS-SYS</text:span> which you <text:span text:style-name="T95">m</text:span>ay wish to make use of.</text:p>
      <text:p text:style-name="P103">2. Then you can assemble the program by hand. This means that you must convert each instruction into machine code. The <text:span text:style-name="T95">Z</text:span>80 progranning manuals gives all the codes. The <text:span text:style-name="T61">NAS-SYS</text:span> arithemetic command makes it <text:span text:style-name="T60">easy to calculate the values to put into relative jump instructions.</text:span></text:p>
      <text:p text:style-name="P101">3. If you have ZEAP or NAS-SEMBLER, the Nascom Editor and Assembler packages, then you can type in your program in Assembler, and the assembler will generate all the machine code for you.</text:p>
      <text:p text:style-name="P22">4. If you don't have an assembler, then use the Modify command to enter the program into memory.</text:p>
      <text:p text:style-name="P100">5. Since there might be an error in the program, and this error might change any part of memory and quite possibly wipe out the program or corrupt it, it is wise to save the program on tape before starting to test it. Use the Write command to write the program to cassette tape. Unless you are confident th<text:span text:style-name="T95">a</text:span>t your tape recorder and tape are working reliably, use the Verify command to check that the tape can be read back.</text:p>
      <text:p text:style-name="P33">6. To test the program, use the Execute command to run it. You can set a breakpoint first by using the Breakpoint command. You can also use the Single Step command to execute small parts of the program which are causing trouble. You can use the Modify or Tabulate commands to examine the program and areas of menory used by the program, after a breakpoint or during single stepping.</text:p>
      <text:p text:style-name="P66">7. If you crash the program, you can always use the RESET button to regain control of the computer, and then use the Read co<text:span text:style-name="T95">mm</text:span>and to reload the progran for another attempt.</text:p>
      <text:p text:style-name="Text_20_body"><text:span text:style-name="T39">8. Although assembler and machine code program</text:span><text:span text:style-name="T40">m</text:span><text:span text:style-name="T39">ing </text:span><text:span text:style-name="T41">may seen slow and difficult at first, it is also fascinating, and it provides the only way to get the most out of the machine, in terms of both speed of </text:span><text:soft-page-break/><text:span text:style-name="T82">execution of programs, and also in the depth of understanding which you will gain about the </text:span><text:span text:style-name="T83">Z</text:span><text:span text:style-name="T82">80 microprocessor and computing in general. Good luck!</text:span></text:p>
      <text:p text:style-name="Heading_20_1">13. DISPLAY OF PROGRAM REGISTERS</text:p>
      <text:p text:style-name="Text_20_body">When the Single Step command is used, or when a breakpoint set by the Breakpoint command is encountered, or if code £E7 (RST 20) is executed in a program, the program registers are displayed as follows:</text:p>
      <text:p text:style-name="P3">-SP- nnv<text:span text:style-name="T93">v</text:span> -PC- n<text:span text:style-name="T93">nvv</text:span> -AF- nnvv -HL- nnv<text:span text:style-name="T93">v</text:span></text:p>
      <text:p text:style-name="P3">-DE- nnv<text:span text:style-name="T93">v</text:span> -BC- nnv<text:span text:style-name="T93">v</text:span> I -IX- -IY- Flags</text:p>
      <text:p text:style-name="Text_20_body"/>
      <text:p text:style-name="Text_20_body">The value <text:span text:style-name="T93">n</text:span>nvv after each of the six main registers is the two byte value at the memory locations pointed to by that register. <text:span text:style-name="T93">vv</text:span> is the actual byte pointed to, and nn is the next byte after that.</text:p>
      <text:p text:style-name="Text_20_body">The flags are a decoded representation of the F register. The following characters may be displayed, indicating which flags bits have been set :-</text:p>
      <text:p text:style-name="Text_20_body">S Z H P N C</text:p>
      <text:p text:style-name="P72">The register display is often an essential aid when debugging a program. The Program Counter (PC) shows the address of the next instruction to be executed, and the Stack Pointer (SP) shows the position on the stack. The other registers show the effect of the program instructions on them. When the registers have been displayed, it is often necessay to investigate the actions of the program in more detail, by using the Modify comnand to determine the contents of various memory locations. For example you can find out what is on the stack.</text:p>
      <text:p text:style-name="Heading_20_1">14. SIMPLE INSTRUCTIONS FOR INPUT AND OUTPUT</text:p>
      <text:p text:style-name="Text_20_body"><text:span text:style-name="T61">NAS-SYS </text:span>uses a most powerful nethod of controlling input and output. This is described in the section "Input and Output".</text:p>
      <text:p text:style-name="Text_20_body">However, to simply output the contents of the A register to the screen, enter the code £F7 (RST 30) in your progra<text:span text:style-name="T95">m</text:span>. You simply type in F7 as part of your program.</text:p>
      <text:p text:style-name="Text_20_body">To simply wait for an input character from the keyboad or from the serial input, enter the code £CF (RST 8) in your program. You simply type in CF as part of your program. The input character will be returned in the A register.</text:p>
      <text:p text:style-name="P34">In both cases no other registers will be affected.</text:p>
      <text:p text:style-name="P35">Even if you use only this simple method provided by <text:span text:style-name="T61">NAS-SYS</text:span> for input and output, you can use the X or U conmands to control ter<text:span text:style-name="T86">m</text:span>inals and printers. See the description of these commands.</text:p>
      <text:p text:style-name="P55">15. HOW TO END A PROGRAM</text:p>
      <text:p text:style-name="Text_20_body">One of the following methods should be used to end each of your programs - and no other!</text:p>
      <text:p text:style-name="Text_20_body">1. Press the RESET button at any time to restart the system. A £76 (HALT) instruction may be placed in the program to make the Halt LED on the procesor bo<text:span text:style-name="T101">a</text:span>rd light, to indicate that the program has finished (if you have no top on your machine!), and then you can press the RESET button to continue. This is a very primitive solution.</text:p>
      <text:p text:style-name="Text_20_body">2. Execute code £C7 (RST 0) in the program. This is equivalent to pressing the Reset button. Like the first method this is simple but not very clever. Both these methods have the disadvantage that the screen is cleared so that you can't see what was output before the program ended.</text:p>
      <text:p text:style-name="Text_20_body">3. The normal and recommended method of ending a program 18 to execute codes <text:span text:style-name="T101">£</text:span>DF £5B in the program. This provides a controlled return to NAS-SYS, so that you can enter commands. The program registers are not saved, and the user stack pointer is set back to £1000.</text:p>
      <text:p text:style-name="Text_20_body">4. The method of ending a program at a place which it shouldn't ever get to is to execute code £E7 (RST 20) in the program. This stores the program registers and displays them, before returning control to <text:span text:style-name="T61">NAS-SYS</text:span>. This can be useful to indicate an abnormal end of program, as well as providing useful information for debugging. Execution of the program may then be continued by entering an Execute or Single Step command, but this command must specify the address at which execution is to start.</text:p>
      <text:p text:style-name="Text_20_body">5. Generate a Non-Maskable Interrupt (NMI). If your computer has an addit<text:span text:style-name="T101">i</text:span>onal hardware feature to allow the user to generate a single NMI by pushing a button, then this will have the same effect as method 4 above, except that execution can be continued by simply entering E.</text:p>
      <text:p text:style-name="Text_20_body">Note that the action of <text:span text:style-name="T61">NAS-SYS</text:span> on encountering a breakpoint or an NMI is to jump to $NMI (£0C7D), which contains a jump to a <text:span text:style-name="T61">NAS-SYS</text:span> routine which stores and displays the program registers, and returns control to <text:span text:style-name="T61">NAS-SYS</text:span> so that commands can be entered. However it is possible to make a program change this instruction so th<text:span text:style-name="T101">a</text:span>t it causes a jump to diagnostic routine of your own.</text:p>
      <text:p text:style-name="Heading_20_1">16. NAS-SYS RESTARTS AND ROUTINES</text:p>
      <text:p text:style-name="Text_20_body"><text:span text:style-name="T61">NAS-SYS</text:span> provides many useful routines which can be called by user programs. These fall into three categories:</text:p>
      <text:p text:style-name="Text_20_body">1. Restart instructions. These functions are called by using the <text:soft-page-break/>one byte <text:span text:style-name="T75">Z</text:span>80 RST instructions.</text:p>
      <text:p text:style-name="Text_20_body">2. Routines which are called by special two byte instructions which in fact consist of a £DF (RST 18) instruction followed by a number which indicates the routine to be called. <text:span text:style-name="T61">NAS-SYS</text:span> routines should always be called by this method and never by a call instruction, because if <text:span text:style-name="T61">NAS-SYS</text:span> was changed, the routine numbers would be the same, but the absolute addresses would be different.</text:p>
      <text:p text:style-name="Text_20_body">3. There is one routine which is called by a normal CALL instruction. This routine allows another program to perform <text:span text:style-name="T61">NAS-SYS</text:span> initialisation without losing control.</text:p>
      <text:p text:style-name="Text_20_body">The routines in each of these three categories will now be described in detail, except for the low level input and output routines, which are described in the section "Input and Output" (section 19).</text:p>
      <text:p text:style-name="Text_20_body">Note that all <text:span text:style-name="T61">NAS-SYS</text:span> routines are interruptable, which means that at no time <text:span text:style-name="T95">is</text:span> data held on the stack at an address less than the stac<text:span text:style-name="T101">k </text:span>pointer. Therefore programs which use interrupts can use <text:span text:style-name="T61">NAS-SYS</text:span> routines without any difficulty. Interrupt routines must of course preserve the state of all registers, and the stack space must be sufficient.</text:p>
      <text:p text:style-name="Heading_20_1">17. NAS-SYS RESTART INSTRUCTIONS</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78">CODE</text:p>
          </table:table-cell>
          <table:table-cell table:style-name="Table9.A1" office:value-type="string">
            <text:p text:style-name="P78">ASSEMBLER</text:p>
          </table:table-cell>
          <table:table-cell table:style-name="Table9.A1" office:value-type="string">
            <text:p text:style-name="P78">NAME</text:p>
          </table:table-cell>
          <table:table-cell table:style-name="Table9.A1" office:value-type="string">
            <text:p text:style-name="P78">FUNCTION</text:p>
          </table:table-cell>
        </table:table-row>
        <table:table-row>
          <table:table-cell table:style-name="Table9.A1" office:value-type="string">
            <text:p text:style-name="P76">£C7</text:p>
          </table:table-cell>
          <table:table-cell table:style-name="Table9.A1" office:value-type="string">
            <text:p text:style-name="P97">RST 0</text:p>
          </table:table-cell>
          <table:table-cell table:style-name="Table9.A1" office:value-type="string">
            <text:p text:style-name="P79">START</text:p>
          </table:table-cell>
          <table:table-cell table:style-name="Table9.A1" office:value-type="string">
            <text:p text:style-name="P26">RESET computer. Initialise NAS-SYS.</text:p>
          </table:table-cell>
        </table:table-row>
        <table:table-row>
          <table:table-cell table:style-name="Table9.A1" office:value-type="string">
            <text:p text:style-name="P26">£CF</text:p>
          </table:table-cell>
          <table:table-cell table:style-name="Table9.A1" office:value-type="string">
            <text:p text:style-name="P20">RST 8</text:p>
          </table:table-cell>
          <table:table-cell table:style-name="Table9.A1" office:value-type="string">
            <text:p text:style-name="P20">RIN</text:p>
          </table:table-cell>
          <table:table-cell table:style-name="Table9.A1" office:value-type="string">
            <text:p text:style-name="P26">Obtain an input ch<text:span text:style-name="T76">a</text:span>racter in the A register</text:p>
          </table:table-cell>
        </table:table-row>
        <table:table-row>
          <table:table-cell table:style-name="Table9.A1" office:value-type="string">
            <text:p text:style-name="P26">£D7</text:p>
          </table:table-cell>
          <table:table-cell table:style-name="Table9.A1" office:value-type="string">
            <text:p text:style-name="P20">RST 10</text:p>
          </table:table-cell>
          <table:table-cell table:style-name="Table9.A1" office:value-type="string">
            <text:p text:style-name="P26">RCAL</text:p>
          </table:table-cell>
          <table:table-cell table:style-name="Table9.A1" office:value-type="string">
            <text:p text:style-name="P28">Relative call. Follow this code with the displacement to the routine to be called. This is similar to the <text:span text:style-name="T95">Z</text:span>80 Jump Relative instruction, and it allows relocatable code to be written.</text:p>
          </table:table-cell>
        </table:table-row>
        <table:table-row>
          <table:table-cell table:style-name="Table9.A1" office:value-type="string">
            <text:p text:style-name="P26">£DF</text:p>
          </table:table-cell>
          <table:table-cell table:style-name="Table9.A1" office:value-type="string">
            <text:p text:style-name="P20">RST 18</text:p>
          </table:table-cell>
          <table:table-cell table:style-name="Table9.A1" office:value-type="string">
            <text:p text:style-name="P20">SCAL</text:p>
          </table:table-cell>
          <table:table-cell table:style-name="Table9.A1" office:value-type="string">
            <text:p text:style-name="P26">Subroutine call. Follow this code with the number of the routine to be called. This is the method used to call the NAS-SYS routines. See the next section.</text:p>
          </table:table-cell>
        </table:table-row>
        <table:table-row>
          <table:table-cell table:style-name="Table9.A1" office:value-type="string">
            <text:p text:style-name="P27">£E7</text:p>
          </table:table-cell>
          <table:table-cell table:style-name="Table9.A1" office:value-type="string">
            <text:p text:style-name="P21">RST 20</text:p>
          </table:table-cell>
          <table:table-cell table:style-name="Table9.A1" office:value-type="string">
            <text:p text:style-name="P27">BRKPT</text:p>
          </table:table-cell>
          <table:table-cell table:style-name="Table9.A1" office:value-type="string">
            <text:p text:style-name="P105">Store and display the program registers, then return control to NAS-SYS. This is used by the Breakpoint command.</text:p>
          </table:table-cell>
        </table:table-row>
        <table:table-row>
          <table:table-cell table:style-name="Table9.A1" office:value-type="string">
            <text:p text:style-name="P27">£EF</text:p>
          </table:table-cell>
          <table:table-cell table:style-name="Table9.A1" office:value-type="string">
            <text:p text:style-name="P27">RST 28</text:p>
          </table:table-cell>
          <table:table-cell table:style-name="Table9.A1" office:value-type="string">
            <text:p text:style-name="P27">PRS</text:p>
          </table:table-cell>
          <table:table-cell table:style-name="Table9.A1" office:value-type="string">
            <text:p text:style-name="P27">Output the string of characters following this code, until a 0 18 encountered. Then continue execution with the next <text:soft-page-break/>instruction. This provides a very simple way of displaying a message. The A register is set to 0.</text:p>
          </table:table-cell>
        </table:table-row>
        <table:table-row>
          <table:table-cell table:style-name="Table9.A1" office:value-type="string">
            <text:p text:style-name="P27">£F7</text:p>
          </table:table-cell>
          <table:table-cell table:style-name="Table9.A1" office:value-type="string">
            <text:p text:style-name="P21">RST 30</text:p>
          </table:table-cell>
          <table:table-cell table:style-name="Table9.A1" office:value-type="string">
            <text:p text:style-name="P27">ROUT</text:p>
          </table:table-cell>
          <table:table-cell table:style-name="Table9.A1" office:value-type="string">
            <text:p text:style-name="P96">Output <text:span text:style-name="T77">the character </text:span>in <text:span text:style-name="T78">the </text:span>A register.</text:p>
          </table:table-cell>
        </table:table-row>
        <table:table-row>
          <table:table-cell table:style-name="Table9.A1" office:value-type="string">
            <text:p text:style-name="P21">£FF</text:p>
          </table:table-cell>
          <table:table-cell table:style-name="Table9.A1" office:value-type="string">
            <text:p text:style-name="P27">RST 38</text:p>
          </table:table-cell>
          <table:table-cell table:style-name="Table9.A1" office:value-type="string">
            <text:p text:style-name="P27">RDEL</text:p>
          </table:table-cell>
          <table:table-cell table:style-name="Table9.A1" office:value-type="string">
            <text:p text:style-name="P29">Wait for a period of time dependent on the value in the A register. A is set to 0.</text:p>
          </table:table-cell>
        </table:table-row>
      </table:table>
      <text:p text:style-name="P19"/>
      <text:p text:style-name="Heading_20_1">18. NAS-SYS ROUTINES</text:p>
      <text:p text:style-name="Text_20_body">These routines are called simply by putting the codes listed beside them into your program. For example routine ERRM outputs an error message. So to output an error message, enter the codes £DF £6B in your program. (You simply type in DF 6B as part of your program).</text:p>
      <text:p text:style-name="Text_20_body">It is also possible to call the routines which are the <text:span text:style-name="T61">NAS-SYS</text:span> commands. To do this use the code £DF followed by the ASCII code for the letter of the command. Registers HL, DE and BC should be set to the values stored in ARGI, ARG2 and ARG3 which would normally be typed in after the command. For example code £DF £57 would call the <text:span text:style-name="T61">NAS-SYS</text:span> Write command routine. You would need to set HL and ARGl to the start of the data to be written, and DE and ARG2 to the next address after the end of the data, before calling the routine. You may need to examine the listing of NAS-SYS to learn exactly how the command, work, and this is essential in the case of the Read, Verify and Tabulate commands.</text:p>
      <text:p text:style-name="Text_20_body">You might want to define your own set of commands and routines, or add functions that are not in <text:span text:style-name="T61">NAS-SYS</text:span>. You can do this because the address of the start of the table of routine addresses is <text:span text:style-name="T95">s</text:span>tored at STAB (£0071 - <text:span text:style-name="T101">£</text:span>0072). You can change this value to point to your own table of routine addresses. Examine the listing of <text:span text:style-name="T61">NAS-SYS</text:span> to learn how it works.</text:p>
      <text:p text:style-name="Text_20_body">Before the list of the routines you can call, here is the description of a special routine called STMON which may be called at address £000D, by the codes £CD £<text:span text:style-name="T101">0</text:span>D £00. This routine re-initialises <text:span text:style-name="T61">NAS-SYS</text:span> and clears the screen. The point is that if the computer is set up so that on RESET it starts execution at an address other than 0, then the program which starts executing can <text:span text:style-name="T95">s</text:span>et Stack Pointer and then call STMON. It can then continue just as if it had been executed from <text:span text:style-name="T61">NAS-SYS</text:span>, and can use the <text:span text:style-name="T61">NAS-SYS</text:span> routines.</text:p>
      <text:p text:style-name="P53">The listing of the <text:span text:style-name="T61">NAS-SYS</text:span> routines follows. You should find them easy to incorporate into your program<text:span text:style-name="T95">s</text:span>, and they should allow you to develop working programs more quickly.</text:p>
      <table:table table:name="Table1" table:style-name="Table1">
        <table:table-column table:style-name="Table1.A"/>
        <table:table-column table:style-name="Table1.B"/>
        <table:table-column table:style-name="Table1.C"/>
        <table:table-row>
          <table:table-cell table:style-name="Table1.A1" office:value-type="string">
            <text:p text:style-name="P75">CODES</text:p>
          </table:table-cell>
          <table:table-cell table:style-name="Table1.A1" office:value-type="string">
            <text:p text:style-name="P75">NAME</text:p>
          </table:table-cell>
          <table:table-cell table:style-name="Table1.A1" office:value-type="string">
            <text:p text:style-name="P75">FUNCTION</text:p>
          </table:table-cell>
        </table:table-row>
        <table:table-row>
          <table:table-cell table:style-name="Table1.A1" office:value-type="string">
            <text:p text:style-name="P68">£DF £5B</text:p>
          </table:table-cell>
          <table:table-cell table:style-name="Table1.A1" office:value-type="string">
            <text:p text:style-name="P68">MRE<text:span text:style-name="T68">T</text:span></text:p>
          </table:table-cell>
          <table:table-cell table:style-name="Table1.A1" office:value-type="string">
            <text:p text:style-name="P68">This is not a normal routine, but is instead used to end a program and return control to NAS-SYS. See "How to end a program".</text:p>
          </table:table-cell>
        </table:table-row>
        <table:table-row>
          <table:table-cell table:style-name="Table1.A1" office:value-type="string">
            <text:p text:style-name="P68">£DF £5C</text:p>
          </table:table-cell>
          <table:table-cell table:style-name="Table1.A1" office:value-type="string">
            <text:p text:style-name="P68">SCALJ</text:p>
          </table:table-cell>
          <table:table-cell table:style-name="Table1.A1" office:value-type="string">
            <text:p text:style-name="P68">This is not a normal routine, but is instead used to call any other routine, when the routine number is not known when the program is written. Store the routine number at address ARGC (£OCOA) and then execute codes <text:span text:style-name="T95">£</text:span>DF and £5C. The routine will be called for you.</text:p>
          </table:table-cell>
        </table:table-row>
        <table:table-row>
          <table:table-cell table:style-name="Table1.A1" office:value-type="string">
            <text:p text:style-name="P68">£DF £5D</text:p>
          </table:table-cell>
          <table:table-cell table:style-name="Table1.A1" office:value-type="string">
            <text:p text:style-name="P68">TDEL</text:p>
          </table:table-cell>
          <table:table-cell table:style-name="Table1.A1" office:value-type="string">
            <text:p text:style-name="P68">Wait for about 1 second (at 4 MHz). <text:span text:style-name="T68">Registers A </text:span>and B are set to 0.</text:p>
          </table:table-cell>
        </table:table-row>
        <table:table-row>
          <table:table-cell table:style-name="Table1.A1" office:value-type="string">
            <text:p text:style-name="P69">£DF £5E</text:p>
          </table:table-cell>
          <table:table-cell table:style-name="Table1.A1" office:value-type="string">
            <text:p text:style-name="P69">FFLP</text:p>
          </table:table-cell>
          <table:table-cell table:style-name="Table1.A1" office:value-type="string">
            <text:p text:style-name="P69">Flip one or more bits of output port 0, then immediately flip them back again. Register A must have a 1 in each bit pos<text:span text:style-name="T69">i</text:span>tion to be flipped. A <text:span text:style-name="T69">is </text:span>modified.</text:p>
          </table:table-cell>
        </table:table-row>
        <table:table-row>
          <table:table-cell table:style-name="Table1.A1" office:value-type="string">
            <text:p text:style-name="P69">£DF £5F</text:p>
          </table:table-cell>
          <table:table-cell table:style-name="Table1.A1" office:value-type="string">
            <text:p text:style-name="P69">MFLP</text:p>
          </table:table-cell>
          <table:table-cell table:style-name="Table1.A1" office:value-type="string">
            <text:p text:style-name="P69">Alter the state of (turn on or off) the tape drive LED. Register A <text:span text:style-name="T96">is</text:span> modified.</text:p>
          </table:table-cell>
        </table:table-row>
        <table:table-row>
          <table:table-cell table:style-name="Table1.A1" office:value-type="string">
            <text:p text:style-name="P69">£DF £60</text:p>
          </table:table-cell>
          <table:table-cell table:style-name="Table1.A1" office:value-type="string">
            <text:p text:style-name="P69">ARGS</text:p>
          </table:table-cell>
          <table:table-cell table:style-name="Table1.A1" office:value-type="string">
            <text:p text:style-name="P69">Load the contents of ARGI into HL, ARG2 into DE and ARG3 into BC. ARGI, 2 and 3 are the first three values entered after a NAS-SYS command. You could use this routine to pick up extra values typed in as part of the E command used to run the program.</text:p>
          </table:table-cell>
        </table:table-row>
        <table:table-row>
          <table:table-cell table:style-name="Table1.A1" office:value-type="string">
            <text:p text:style-name="P69">£DF £62</text:p>
          </table:table-cell>
          <table:table-cell table:style-name="Table1.A1" office:value-type="string">
            <text:p text:style-name="P69">IN</text:p>
          </table:table-cell>
          <table:table-cell table:style-name="Table1.A1" office:value-type="string">
            <text:p text:style-name="P69">Scan for an input character. Instead of waiting for an input, like code £CF (RST 8), it just check<text:span text:style-name="T96">s</text:span> to see if there has been an input. If there has been, then the Carry flag is set and the character is in A. The A register is modified.</text:p>
          </table:table-cell>
        </table:table-row>
        <table:table-row>
          <table:table-cell table:style-name="Table1.A1" office:value-type="string">
            <text:p text:style-name="P69">£DF £63</text:p>
          </table:table-cell>
          <table:table-cell table:style-name="Table1.A1" office:value-type="string">
            <text:p text:style-name="P69">INLIN</text:p>
          </table:table-cell>
          <table:table-cell table:style-name="Table1.A1" office:value-type="string">
            <text:p text:style-name="P69">Obtain an input line. This the routine used by NAS-SYS to get commands. It provides a blinking cursor and waits for ENTER or NEWLINE to be pressed. The DE register is set to the address of the start of the line where the cursor was when the line was entered. The A regi<text:span text:style-name="T84">s</text:span>ter is modified.</text:p>
            <text:p text:style-name="P69"/>
          </table:table-cell>
        </table:table-row>
        <text:soft-page-break/>
        <table:table-row>
          <table:table-cell table:style-name="Table1.A1" office:value-type="string">
            <text:p text:style-name="P75">CODES</text:p>
          </table:table-cell>
          <table:table-cell table:style-name="Table1.A1" office:value-type="string">
            <text:p text:style-name="P75">NAME</text:p>
          </table:table-cell>
          <table:table-cell table:style-name="Table1.A1" office:value-type="string">
            <text:p text:style-name="P75">FUNCTION</text:p>
          </table:table-cell>
        </table:table-row>
        <table:table-row>
          <table:table-cell table:style-name="Table1.A1" office:value-type="string">
            <text:p text:style-name="P69">£DF £64</text:p>
          </table:table-cell>
          <table:table-cell table:style-name="Table1.A1" office:value-type="string">
            <text:p text:style-name="P69">NUM</text:p>
          </table:table-cell>
          <table:table-cell table:style-name="Table1.A1" office:value-type="string">
            <text:p text:style-name="P69">Examine an input line and convert a hexadecimal value from ASCII to binary. Set DE to point to the start of the line. Leading blanks are ignored. The value is ended by a blank or null (0). DE <text:span text:style-name="T96">is</text:span> returned pointing to the next position. If the value is invalid (not 0-9, A-F, or &gt; £FFFF), then the Carry flag is set, and DE points to the invalid character. The resulting value is placed in NUMV (£0C21 - £0C22) and the number of characters in the ASCII value is placed in NUMN (£0020). The HL and A registers are modified.</text:p>
          </table:table-cell>
        </table:table-row>
        <table:table-row>
          <table:table-cell table:style-name="Table1.A1" office:value-type="string">
            <text:p text:style-name="P69">£DF £66</text:p>
          </table:table-cell>
          <table:table-cell table:style-name="Table1.A1" office:value-type="string">
            <text:p text:style-name="P69">TBCD3</text:p>
          </table:table-cell>
          <table:table-cell table:style-name="Table1.A1" office:value-type="string">
            <text:p text:style-name="P69">Output the value in the HL register in ASCII, followed by a space. Also add H and L into the <text:span text:style-name="T96">C</text:span> register. The A register is modified.</text:p>
          </table:table-cell>
        </table:table-row>
        <table:table-row>
          <table:table-cell table:style-name="Table1.A1" office:value-type="string">
            <text:p text:style-name="P69">£DF £67</text:p>
          </table:table-cell>
          <table:table-cell table:style-name="Table1.A1" office:value-type="string">
            <text:p text:style-name="P69">TBCD2</text:p>
          </table:table-cell>
          <table:table-cell table:style-name="Table1.A1" office:value-type="string">
            <text:p text:style-name="P69">Output the value in the A register in ASCII. Also add A into the C register. The A register is modified.</text:p>
          </table:table-cell>
        </table:table-row>
        <table:table-row>
          <table:table-cell table:style-name="Table1.A1" office:value-type="string">
            <text:p text:style-name="P69">£DF £68</text:p>
          </table:table-cell>
          <table:table-cell table:style-name="Table1.A1" office:value-type="string">
            <text:p text:style-name="P69">B2HEX</text:p>
          </table:table-cell>
          <table:table-cell table:style-name="Table1.A1" office:value-type="string">
            <text:p text:style-name="P69">Output the value in the A regi<text:span text:style-name="T101">s</text:span>ter in ASCII. The A register is modified.</text:p>
          </table:table-cell>
        </table:table-row>
        <table:table-row>
          <table:table-cell table:style-name="Table1.A1" office:value-type="string">
            <text:p text:style-name="P69">£DF £69</text:p>
          </table:table-cell>
          <table:table-cell table:style-name="Table1.A1" office:value-type="string">
            <text:p text:style-name="P69">SPACE</text:p>
          </table:table-cell>
          <table:table-cell table:style-name="Table1.A1" office:value-type="string">
            <text:p text:style-name="P70">Output a space. <text:span text:style-name="T70">The A register is set to a space.</text:span></text:p>
          </table:table-cell>
        </table:table-row>
        <table:table-row>
          <table:table-cell table:style-name="Table1.A1" office:value-type="string">
            <text:p text:style-name="P69">£DF £6A</text:p>
          </table:table-cell>
          <table:table-cell table:style-name="Table1.A1" office:value-type="string">
            <text:p text:style-name="P69">CRLF</text:p>
          </table:table-cell>
          <table:table-cell table:style-name="Table1.A1" office:value-type="string">
            <text:p text:style-name="P70">Output a Carriage return/line feed. <text:span text:style-name="T70">A </text:span><text:span text:style-name="T71">is</text:span><text:span text:style-name="T70"> set to a </text:span><text:span text:style-name="T71">CR.</text:span></text:p>
          </table:table-cell>
        </table:table-row>
        <table:table-row>
          <table:table-cell table:style-name="Table1.A1" office:value-type="string">
            <text:p text:style-name="P69">£DF £6B</text:p>
          </table:table-cell>
          <table:table-cell table:style-name="Table1.A1" office:value-type="string">
            <text:p text:style-name="P69">ERRM</text:p>
          </table:table-cell>
          <table:table-cell table:style-name="Table1.A1" office:value-type="string">
            <text:p text:style-name="P69">Output the message "Error" followed by a CR. A is set to a CR.</text:p>
          </table:table-cell>
        </table:table-row>
        <table:table-row>
          <table:table-cell table:style-name="Table1.A1" office:value-type="string">
            <text:p text:style-name="P69">£DF £6C</text:p>
          </table:table-cell>
          <table:table-cell table:style-name="Table1.A1" office:value-type="string">
            <text:p text:style-name="P69">TX<text:span text:style-name="T69">1</text:span></text:p>
          </table:table-cell>
          <table:table-cell table:style-name="Table1.A1" office:value-type="string">
            <text:p text:style-name="P69">Output HL in ASCII, then a space then DE, then another space. Also, H, L, D and E added into the C register. Register A is modified.</text:p>
          </table:table-cell>
        </table:table-row>
        <table:table-row>
          <table:table-cell table:style-name="Table1.A1" office:value-type="string">
            <text:p text:style-name="P69">£DF £6D</text:p>
          </table:table-cell>
          <table:table-cell table:style-name="Table1.A1" office:value-type="string">
            <text:p text:style-name="P69">SOUT</text:p>
          </table:table-cell>
          <table:table-cell table:style-name="Table1.A1" office:value-type="string">
            <text:p text:style-name="P69">Send a string of characters directly to the serial output port. HL must be set to point to the start of the string, and B must be set to the length. The C register is set to <text:span text:style-name="T96">0</text:span> and then all the characters a<text:span text:style-name="T96">r</text:span>e added into it. Registers HL, B and A are also modified.</text:p>
          </table:table-cell>
        </table:table-row>
        <table:table-row>
          <table:table-cell table:style-name="Table1.A1" office:value-type="string">
            <text:p text:style-name="P69">£DF £6F</text:p>
          </table:table-cell>
          <table:table-cell table:style-name="Table1.A1" office:value-type="string">
            <text:p text:style-name="P69">SRLX</text:p>
          </table:table-cell>
          <table:table-cell table:style-name="Table1.A1" office:value-type="string">
            <text:p text:style-name="P69">Send the character in the A register directly to the serial output port</text:p>
            <text:p text:style-name="P69"/>
          </table:table-cell>
        </table:table-row>
        <text:soft-page-break/>
        <table:table-row>
          <table:table-cell table:style-name="Table1.A1" office:value-type="string">
            <text:p text:style-name="P75">CODES</text:p>
          </table:table-cell>
          <table:table-cell table:style-name="Table1.A1" office:value-type="string">
            <text:p text:style-name="P75">NAME</text:p>
          </table:table-cell>
          <table:table-cell table:style-name="Table1.A1" office:value-type="string">
            <text:p text:style-name="P75">FUNCTION</text:p>
          </table:table-cell>
        </table:table-row>
        <table:table-row>
          <table:table-cell table:style-name="Table1.A1" office:value-type="string">
            <text:p text:style-name="P69">£DF £79</text:p>
          </table:table-cell>
          <table:table-cell table:style-name="Table1.A1" office:value-type="string">
            <text:p text:style-name="P69">RLIN</text:p>
          </table:table-cell>
          <table:table-cell table:style-name="Table1.A1" office:value-type="string">
            <text:p text:style-name="P69">Examine an input line and convert up to ten hexadecimal values separated by spaces from ASCII to binary. Set DE to point to the start of the line. The line must end with a null (0) character. RLIN uses the NUM routine to convert the values. If an invalid is found or if there are more than ten values, the Carry flag is set. ARGN (£<text:span text:style-name="T96">0</text:span>C<text:span text:style-name="T96">0</text:span>B) <text:span text:style-name="T96">is</text:span> set to the number of values found. ARG<text:span text:style-name="T96">1</text:span> (<text:span text:style-name="T96">£0</text:span>C<text:span text:style-name="T96">0</text:span>C - £0<text:span text:style-name="T96">C</text:span>0D) to ARG<text:span text:style-name="T96">10</text:span> (£<text:span text:style-name="T96">0</text:span>C<text:span text:style-name="T96">1</text:span>E - £0C<text:span text:style-name="T96">1F</text:span>) are set to the values. NAS-SYS uses this routine to get the values from commands entered. <text:span text:style-name="T96">T</text:span>he HL, DE, BC and A registers are modified.</text:p>
          </table:table-cell>
        </table:table-row>
        <table:table-row>
          <table:table-cell table:style-name="Table1.A1" office:value-type="string">
            <text:p text:style-name="P69">£DF £7A</text:p>
          </table:table-cell>
          <table:table-cell table:style-name="Table1.A1" office:value-type="string">
            <text:p text:style-name="P69">BlHEX</text:p>
          </table:table-cell>
          <table:table-cell table:style-name="Table1.A1" office:value-type="string">
            <text:p text:style-name="P69">Output the low order (right) half of the A register in ASCII. The A register is modified.</text:p>
          </table:table-cell>
        </table:table-row>
        <table:table-row>
          <table:table-cell table:style-name="Table1.A1" office:value-type="string">
            <text:p text:style-name="P69">£DF <text:span text:style-name="T101">£</text:span>7B</text:p>
          </table:table-cell>
          <table:table-cell table:style-name="Table1.A1" office:value-type="string">
            <text:p text:style-name="P69">BLINK</text:p>
          </table:table-cell>
          <table:table-cell table:style-name="Table1.A1" office:value-type="string">
            <text:p text:style-name="P69">Obtain an input character in the A register. While waiting for the input, blink the cursor on the acreen. The display is not modified. Registers HL and DE are modified.</text:p>
          </table:table-cell>
        </table:table-row>
        <table:table-row>
          <table:table-cell table:style-name="Table1.A1" office:value-type="string">
            <text:p text:style-name="P69">£DF £7C</text:p>
          </table:table-cell>
          <table:table-cell table:style-name="Table1.A1" office:value-type="string">
            <text:p text:style-name="P69">CPOS</text:p>
          </table:table-cell>
          <table:table-cell table:style-name="Table1.A1" office:value-type="string">
            <text:p text:style-name="P69">The HL register must be set to point to a position on the screen. Then the routine is called. It sets HL to point to the address of the first character on that line on the screen. Register A is modifed.</text:p>
          </table:table-cell>
        </table:table-row>
        <table:table-row>
          <table:table-cell table:style-name="Table1.A1" office:value-type="string">
            <text:p text:style-name="P69">£DF £78</text:p>
          </table:table-cell>
          <table:table-cell table:style-name="Table1.A1" office:value-type="string">
            <text:p text:style-name="P69">SP2</text:p>
          </table:table-cell>
          <table:table-cell table:style-name="Table1.A1" office:value-type="string">
            <text:p text:style-name="P69">Output two spaces. The A register <text:span text:style-name="T69">is </text:span>set to a space.</text:p>
          </table:table-cell>
        </table:table-row>
        <table:table-row>
          <table:table-cell table:style-name="Table1.A1" office:value-type="string">
            <text:p text:style-name="P69"><text:span text:style-name="T69">£</text:span>DF £7F</text:p>
          </table:table-cell>
          <table:table-cell table:style-name="Table1.A1" office:value-type="string">
            <text:p text:style-name="P69">SCALI</text:p>
          </table:table-cell>
          <table:table-cell table:style-name="Table1.A1" office:value-type="string">
            <text:p text:style-name="P69">This is not a normal routine but <text:span text:style-name="T101">is</text:span> instead used to call any other routine, when the routine number <text:span text:style-name="T96">is</text:span> not known when the program is written. Store the routine number in register E and then execute codes £DF £7<text:span text:style-name="T96">F</text:span>. The routine will be called for you.</text:p>
          </table:table-cell>
        </table:table-row>
      </table:table>
      <text:p text:style-name="Heading_20_1">19.<text:span text:style-name="T4"> </text:span>INPUT AND OUTPUT</text:p>
      <text:p text:style-name="Text_20_body">This section describes in detail the powerful method which <text:span text:style-name="T61">NAS-SYS</text:span> uses to control input and output, so that you can make best use of it. However, it is not necessary to read or understand this section to make extensive use of <text:span text:style-name="T61">NAS-SYS</text:span> and its input and output facilities.</text:p>
      <text:p text:style-name="Text_20_body">The descriptions of the N, U and X co<text:span text:style-name="T102">m</text:span>mands tell you how to control terminals and printers using <text:span text:style-name="T61">NAS-SYS</text:span>. The Restart instructions RIN, ROUT and PRS enable you to input characters and output single characters and messages. The <text:span text:style-name="T61">NAS-SYS</text:span> routines IN, <text:soft-page-break/>BLINK and INLIN provide various input options, and TBCD3, TBCD2, B2HEX, BlHEX, SPACE, SP2, CRLF, ERRM, and TX1 provide several simple ways to output data. (NUM and RLIN go a stage further and help you to get data from input lines).</text:p>
      <text:p text:style-name="Text_20_body">So at this point you should know how to specify input and output in your program, and how to control where this data <text:span text:style-name="T97">is </text:span>to go by the <text:span text:style-name="T97">N</text:span>, U and X commands.</text:p>
      <text:p text:style-name="Text_20_body">However, you can control where the data is to come from for input and go for output much more flexibly if you understand the following description of how <text:span text:style-name="T61">NAS-SYS</text:span> works.</text:p>
      <text:p text:style-name="Text_20_body">Both input and output work the same way, as follo<text:span text:style-name="T69">ws</text:span>:</text:p>
      <text:p text:style-name="Text_20_body">Every time an input or output is requested, a special routine (called ATE) in <text:span text:style-name="T61">NAS-SYS</text:span> calls each of a number of input/output handling routines in turn. Like all other <text:span text:style-name="T61">NAS-SYS</text:span> routines, these have routine numbers. There is a table of routine numbers for the input routines, and another for the output routines. Each of these tables is ended by a null (0). The address of the input table <text:span text:style-name="T102">is</text:span> stored at $IN (£0<text:span text:style-name="T97">C</text:span>75 - £0<text:span text:style-name="T97">C</text:span>76), and the address of the output table <text:span text:style-name="T97">is</text:span> stored at $OUT (£0<text:span text:style-name="T97">C</text:span>73 - £0<text:span text:style-name="T97">C</text:span>74).</text:p>
      <text:p text:style-name="Text_20_body">As usual in <text:span text:style-name="T61">NAS-SYS</text:span>, the routine numbers are converted to actual addresses by referring to the table of <text:span text:style-name="T97">s</text:span>ubroutine addresses. The address of the start of this table is stored at $STAB (£0C71 - £0C72).</text:p>
      <text:p text:style-name="Text_20_body">The ATE routine which call<text:span text:style-name="T97">s</text:span> each of the input/output routines in turn, automatically, preserves the HL, DE and BC registers. Output routines must preserve the AF register. Input routines must return with the Carry flag set and the input character in the A register if there is an input, otherwise the Carry flag must be reset.</text:p>
      <text:p text:style-name="Text_20_body">The way that the <text:span text:style-name="T61">NAS-SYS</text:span> N, U and X commands work is to change the addresses of the input and output tables, at $IN and $OUT. <text:span text:style-name="T61">NAS-SYS</text:span> contains alternative input/output tables and other input and output routines for this purpose.</text:p>
      <text:p text:style-name="Text_20_body">Now that you know how the input and output works, you will see that it is possible to set up your own tables of routine numbers, and then change the addresses at $IN (£0<text:span text:style-name="T84">C</text:span>75 - £0C76) and $OUT (£0<text:span text:style-name="T84">C</text:span>73 - £0<text:span text:style-name="T84">C</text:span>74) to point to your tables. You may also wish to add your own routines, and this is done most easily by using the jump instructions provided for the U command. If you have discs on your machine you should refer also to the <text:span text:style-name="T61">NAS-DOS</text:span> manual, since <text:span text:style-name="T79">NAS-DOS</text:span> makes use of the U output routine. <text:span text:style-name="T61">NAS-SYS</text:span> provides some routines to make it easier for you to change the addresses of the tables. These are as follows:-</text:p>
      <table:table table:name="Table2" table:style-name="Table2">
        <table:table-column table:style-name="Table2.A"/>
        <table:table-column table:style-name="Table2.B"/>
        <table:table-column table:style-name="Table2.C"/>
        <table:table-row>
          <table:table-cell table:style-name="Table2.A1" office:value-type="string">
            <text:p text:style-name="P86">CODES</text:p>
          </table:table-cell>
          <table:table-cell table:style-name="Table2.A1" office:value-type="string">
            <text:p text:style-name="P86">NAME</text:p>
          </table:table-cell>
          <table:table-cell table:style-name="Table2.A1" office:value-type="string">
            <text:p text:style-name="P86">FUNCTION</text:p>
          </table:table-cell>
        </table:table-row>
        <table:table-row>
          <table:table-cell table:style-name="Table2.A1" office:value-type="string">
            <text:p text:style-name="P81"><text:span text:style-name="T69">£</text:span>DF £71</text:p>
          </table:table-cell>
          <table:table-cell table:style-name="Table2.A1" office:value-type="string">
            <text:p text:style-name="P81">NOM</text:p>
          </table:table-cell>
          <table:table-cell table:style-name="Table2.A1" office:value-type="string">
            <text:p text:style-name="P81">Set HL to the address of the new output table, <text:soft-page-break/>then call this routine. It changes the address for you, and returns with the previous address in HL.</text:p>
          </table:table-cell>
        </table:table-row>
        <table:table-row>
          <table:table-cell table:style-name="Table2.A1" office:value-type="string">
            <text:p text:style-name="P81">£DF £72</text:p>
          </table:table-cell>
          <table:table-cell table:style-name="Table2.A1" office:value-type="string">
            <text:p text:style-name="P81">NIM</text:p>
          </table:table-cell>
          <table:table-cell table:style-name="Table2.A1" office:value-type="string">
            <text:p text:style-name="P81">Set HL to the address of the new input table, then call this routine. It changes the address for you, and returns with the previous address in HL</text:p>
          </table:table-cell>
        </table:table-row>
        <table:table-row>
          <table:table-cell table:style-name="Table2.A1" office:value-type="string">
            <text:p text:style-name="P81">£DF £77</text:p>
          </table:table-cell>
          <table:table-cell table:style-name="Table2.A1" office:value-type="string">
            <text:p text:style-name="P81">NNOM</text:p>
          </table:table-cell>
          <table:table-cell table:style-name="Table2.A1" office:value-type="string">
            <text:p text:style-name="P81">Set the output table back to normal. It return<text:span text:style-name="T97">s</text:span> with the previous address in HL.</text:p>
          </table:table-cell>
        </table:table-row>
        <table:table-row>
          <table:table-cell table:style-name="Table2.A1" office:value-type="string">
            <text:p text:style-name="P81">£DF £78</text:p>
          </table:table-cell>
          <table:table-cell table:style-name="Table2.A1" office:value-type="string">
            <text:p text:style-name="P81">NNIM</text:p>
          </table:table-cell>
          <table:table-cell table:style-name="Table2.A1" office:value-type="string">
            <text:p text:style-name="P81">Set the input table back to normal. It returns with the previous address in HL.</text:p>
          </table:table-cell>
        </table:table-row>
      </table:table>
      <text:p text:style-name="P4"/>
      <text:p text:style-name="Text_20_body">You now need to know the routine numbers to put in your tables. You must remember to put a 0 at the end of each table. The routines numbers are as follows:-</text:p>
      <text:p text:style-name="P74">INPUT ROUTINES</text:p>
      <table:table table:name="Table3" table:style-name="Table3">
        <table:table-column table:style-name="Table3.A"/>
        <table:table-column table:style-name="Table3.B"/>
        <table:table-column table:style-name="Table3.C"/>
        <table:table-row>
          <table:table-cell table:style-name="Table3.A1" office:value-type="string">
            <text:p text:style-name="P86">CODES</text:p>
          </table:table-cell>
          <table:table-cell table:style-name="Table3.A1" office:value-type="string">
            <text:p text:style-name="P86">NAME</text:p>
          </table:table-cell>
          <table:table-cell table:style-name="Table3.A1" office:value-type="string">
            <text:p text:style-name="P86">FUNCTION</text:p>
          </table:table-cell>
        </table:table-row>
        <table:table-row>
          <table:table-cell table:style-name="Table3.A1" office:value-type="string">
            <text:p text:style-name="P81"><text:span text:style-name="T72">£</text:span>61</text:p>
          </table:table-cell>
          <table:table-cell table:style-name="Table3.A1" office:value-type="string">
            <text:p text:style-name="P81">KBD</text:p>
          </table:table-cell>
          <table:table-cell table:style-name="Table3.A1" office:value-type="string">
            <text:p text:style-name="P81">Scan Nascom Keyboard</text:p>
          </table:table-cell>
        </table:table-row>
        <table:table-row>
          <table:table-cell table:style-name="Table3.A1" office:value-type="string">
            <text:p text:style-name="P81">£7D</text:p>
          </table:table-cell>
          <table:table-cell table:style-name="Table3.A1" office:value-type="string">
            <text:p text:style-name="P81">RKBD</text:p>
          </table:table-cell>
          <table:table-cell table:style-name="Table3.A1" office:value-type="string">
            <text:p text:style-name="P81">Scan Nascom Keyboard &amp; provide repeat key feature.</text:p>
          </table:table-cell>
        </table:table-row>
        <table:table-row>
          <table:table-cell table:style-name="Table3.A1" office:value-type="string">
            <text:p text:style-name="P81">£70</text:p>
          </table:table-cell>
          <table:table-cell table:style-name="Table3.A1" office:value-type="string">
            <text:p text:style-name="P81">SRLIN</text:p>
          </table:table-cell>
          <table:table-cell table:style-name="Table3.A1" office:value-type="string">
            <text:p text:style-name="P81">Scan serial input port.</text:p>
          </table:table-cell>
        </table:table-row>
        <table:table-row>
          <table:table-cell table:style-name="Table3.A1" office:value-type="string">
            <text:p text:style-name="P81">£74</text:p>
          </table:table-cell>
          <table:table-cell table:style-name="Table3.A1" office:value-type="string">
            <text:p text:style-name="P81">XKBD</text:p>
          </table:table-cell>
          <table:table-cell table:style-name="Table3.A1" office:value-type="string">
            <text:p text:style-name="P81">Scan external ASCII keyboard. (See X command).</text:p>
          </table:table-cell>
        </table:table-row>
        <table:table-row>
          <table:table-cell table:style-name="Table3.A1" office:value-type="string">
            <text:p text:style-name="P81"><text:span text:style-name="T25">£</text:span><text:span text:style-name="T22">76</text:span></text:p>
          </table:table-cell>
          <table:table-cell table:style-name="Table3.A1" office:value-type="string">
            <text:p text:style-name="P81">UIN</text:p>
          </table:table-cell>
          <table:table-cell table:style-name="Table3.A1" office:value-type="string">
            <text:p text:style-name="P81">User specified input routine. (See U command).</text:p>
          </table:table-cell>
        </table:table-row>
      </table:table>
      <text:p text:style-name="P10"/>
      <text:p text:style-name="P73"><text:span text:style-name="T56">OUT</text:span><text:span text:style-name="T55">PUT ROUTINES</text:span></text:p>
      <table:table table:name="Table4" table:style-name="Table4">
        <table:table-column table:style-name="Table4.A"/>
        <table:table-column table:style-name="Table4.B"/>
        <table:table-column table:style-name="Table4.C"/>
        <table:table-row>
          <table:table-cell table:style-name="Table4.A1" office:value-type="string">
            <text:p text:style-name="P86">CODES</text:p>
          </table:table-cell>
          <table:table-cell table:style-name="Table4.A1" office:value-type="string">
            <text:p text:style-name="P86">NAME</text:p>
          </table:table-cell>
          <table:table-cell table:style-name="Table4.A1" office:value-type="string">
            <text:p text:style-name="P86">FUNCTION</text:p>
          </table:table-cell>
        </table:table-row>
        <table:table-row>
          <table:table-cell table:style-name="Table4.A1" office:value-type="string">
            <text:p text:style-name="P81">£65</text:p>
          </table:table-cell>
          <table:table-cell table:style-name="Table4.A1" office:value-type="string">
            <text:p text:style-name="P81">CRT</text:p>
          </table:table-cell>
          <table:table-cell table:style-name="Table4.A1" office:value-type="string">
            <text:p text:style-name="P81">Display on Nascom screen. See "Screen Editing" for details of facilities.</text:p>
          </table:table-cell>
        </table:table-row>
        <table:table-row>
          <table:table-cell table:style-name="Table4.A1" office:value-type="string">
            <text:p text:style-name="P81">£6F</text:p>
          </table:table-cell>
          <table:table-cell table:style-name="Table4.A1" office:value-type="string">
            <text:p text:style-name="P81">SRLX</text:p>
          </table:table-cell>
          <table:table-cell table:style-name="Table4.A1" office:value-type="string">
            <text:p text:style-name="P81">Output to serial output port.</text:p>
          </table:table-cell>
        </table:table-row>
        <table:table-row>
          <table:table-cell table:style-name="Table4.A1" office:value-type="string">
            <text:p text:style-name="P81">£6E</text:p>
          </table:table-cell>
          <table:table-cell table:style-name="Table4.A1" office:value-type="string">
            <text:p text:style-name="P81">XOUT</text:p>
          </table:table-cell>
          <table:table-cell table:style-name="Table4.A1" office:value-type="string">
            <text:p text:style-name="P81">Output to external ASCII device.</text:p>
            <text:p text:style-name="P81">(See X command)</text:p>
          </table:table-cell>
        </table:table-row>
        <table:table-row>
          <table:table-cell table:style-name="Table4.A1" office:value-type="string">
            <text:p text:style-name="P81">£75</text:p>
          </table:table-cell>
          <table:table-cell table:style-name="Table4.A1" office:value-type="string">
            <text:p text:style-name="P81">UOUT</text:p>
          </table:table-cell>
          <table:table-cell table:style-name="Table4.A1" office:value-type="string">
            <text:p text:style-name="P81">Output to user specified output routine.</text:p>
            <text:p text:style-name="P81"><text:span text:style-name="T22">(See </text:span><text:span text:style-name="T17">U </text:span><text:span text:style-name="T20">command).</text:span></text:p>
          </table:table-cell>
        </table:table-row>
      </table:table>
      <text:p text:style-name="Heading_20_1">20. NAS-SYS WORKSPACE</text:p>
      <text:p text:style-name="Text_20_body"><text:span text:style-name="T61">NAS-SYS 3</text:span> requires an area of memory to use as a workspace. This occupies locations £0<text:span text:style-name="T97">C</text:span>00 to £0C7F, so the first free area for user programs is at £0<text:span text:style-name="T97">C</text:span>80. However, the area from £0C80 to £1000 is either used by existing system extensions, such as <text:span text:style-name="T61">NAS-DOS</text:span>, or <text:span text:style-name="T97">is</text:span> reserved for use in future versions of <text:span text:style-name="T61">NAS-SYS</text:span>. You should therefore avoid using this area. The workspace is initialised on <text:soft-page-break/>RESET. User programs may choose to make use of or alter certain values in the workspace, so the following table <text:span text:style-name="T97">is</text:span> included to supplement the listing of <text:span text:style-name="T61">NAS-SYS</text:span>. The table shows the address and length of each value, in hexadecimal, and its name and functio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81">ADDR</text:p>
          </table:table-cell>
          <table:table-cell table:style-name="Table5.A1" office:value-type="string">
            <text:p text:style-name="P81">LEN</text:p>
          </table:table-cell>
          <table:table-cell table:style-name="Table5.A1" office:value-type="string">
            <text:p text:style-name="P81">NAME</text:p>
          </table:table-cell>
          <table:table-cell table:style-name="Table5.A1" office:value-type="string">
            <text:p text:style-name="P81">FUNCTION</text:p>
          </table:table-cell>
        </table:table-row>
        <table:table-row>
          <table:table-cell table:style-name="Table5.A1" office:value-type="string">
            <text:p text:style-name="P90">£0C00</text:p>
          </table:table-cell>
          <table:table-cell table:style-name="Table5.A1" office:value-type="string">
            <text:p text:style-name="Table_20_Contents">1</text:p>
          </table:table-cell>
          <table:table-cell table:style-name="Table5.A1" office:value-type="string">
            <text:p text:style-name="Table_20_Contents">PORT0</text:p>
          </table:table-cell>
          <table:table-cell table:style-name="Table5.A1" office:value-type="string">
            <text:p text:style-name="Table_20_Contents">Copy of current state of output port 0.</text:p>
          </table:table-cell>
        </table:table-row>
        <table:table-row>
          <table:table-cell table:style-name="Table5.A1" office:value-type="string">
            <text:p text:style-name="P90">£0C01</text:p>
          </table:table-cell>
          <table:table-cell table:style-name="Table5.A1" office:value-type="string">
            <text:p text:style-name="Table_20_Contents">9</text:p>
          </table:table-cell>
          <table:table-cell table:style-name="Table5.A1" office:value-type="string">
            <text:p text:style-name="Table_20_Contents">KMAP</text:p>
          </table:table-cell>
          <table:table-cell table:style-name="Table5.A1" office:value-type="string">
            <text:p text:style-name="Table_20_Contents">Map of state of keyboard.</text:p>
          </table:table-cell>
        </table:table-row>
        <table:table-row>
          <table:table-cell table:style-name="Table5.A1" office:value-type="string">
            <text:p text:style-name="P90">£0C0A</text:p>
          </table:table-cell>
          <table:table-cell table:style-name="Table5.A1" office:value-type="string">
            <text:p text:style-name="Table_20_Contents">1</text:p>
          </table:table-cell>
          <table:table-cell table:style-name="Table5.A1" office:value-type="string">
            <text:p text:style-name="Table_20_Contents">ARGC</text:p>
          </table:table-cell>
          <table:table-cell table:style-name="Table5.A1" office:value-type="string">
            <text:p text:style-name="Table_20_Contents">Routine number processed by routine SCALJ.</text:p>
          </table:table-cell>
        </table:table-row>
        <table:table-row>
          <table:table-cell table:style-name="Table5.A1" office:value-type="string">
            <text:p text:style-name="P90">£0C0B</text:p>
          </table:table-cell>
          <table:table-cell table:style-name="Table5.A1" office:value-type="string">
            <text:p text:style-name="Table_20_Contents">1</text:p>
          </table:table-cell>
          <table:table-cell table:style-name="Table5.A1" office:value-type="string">
            <text:p text:style-name="Table_20_Contents">ARGN</text:p>
          </table:table-cell>
          <table:table-cell table:style-name="Table5.A1" office:value-type="string">
            <text:p text:style-name="Table_20_Contents">Number of values in input line.</text:p>
          </table:table-cell>
        </table:table-row>
        <table:table-row>
          <table:table-cell table:style-name="Table5.A1" office:value-type="string">
            <text:p text:style-name="P90">£0C0C</text:p>
          </table:table-cell>
          <table:table-cell table:style-name="Table5.A1" office:value-type="string">
            <text:p text:style-name="Table_20_Contents">2</text:p>
          </table:table-cell>
          <table:table-cell table:style-name="Table5.A1" office:value-type="string">
            <text:p text:style-name="Table_20_Contents">ARG<text:span text:style-name="T73">1</text:span></text:p>
          </table:table-cell>
          <table:table-cell table:style-name="Table5.A1" office:value-type="string">
            <text:p text:style-name="Table_20_Contents">Firat value entered.</text:p>
          </table:table-cell>
        </table:table-row>
        <table:table-row>
          <table:table-cell table:style-name="Table5.A1" office:value-type="string">
            <text:p text:style-name="P90">£0C0E</text:p>
          </table:table-cell>
          <table:table-cell table:style-name="Table5.A1" office:value-type="string">
            <text:p text:style-name="Table_20_Contents">2</text:p>
          </table:table-cell>
          <table:table-cell table:style-name="Table5.A1" office:value-type="string">
            <text:p text:style-name="Table_20_Contents">ARG2 </text:p>
          </table:table-cell>
          <table:table-cell table:style-name="Table5.A1" office:value-type="string">
            <text:p text:style-name="Table_20_Contents">Second value entered.</text:p>
          </table:table-cell>
        </table:table-row>
        <table:table-row>
          <table:table-cell table:style-name="Table5.A1" office:value-type="string">
            <text:p text:style-name="P90">£0C10</text:p>
          </table:table-cell>
          <table:table-cell table:style-name="Table5.A1" office:value-type="string">
            <text:p text:style-name="Table_20_Contents">2</text:p>
          </table:table-cell>
          <table:table-cell table:style-name="Table5.A1" office:value-type="string">
            <text:p text:style-name="Table_20_Contents">ARG3</text:p>
          </table:table-cell>
          <table:table-cell table:style-name="Table5.A1" office:value-type="string">
            <text:p text:style-name="Table_20_Contents">Third value entered.</text:p>
          </table:table-cell>
        </table:table-row>
        <table:table-row>
          <table:table-cell table:style-name="Table5.A1" office:value-type="string">
            <text:p text:style-name="P90">£0C12</text:p>
          </table:table-cell>
          <table:table-cell table:style-name="Table5.A1" office:value-type="string">
            <text:p text:style-name="Table_20_Contents">2</text:p>
          </table:table-cell>
          <table:table-cell table:style-name="Table5.A1" office:value-type="string">
            <text:p text:style-name="Table_20_Contents">AR<text:span text:style-name="T73">G</text:span>4 </text:p>
          </table:table-cell>
          <table:table-cell table:style-name="Table5.A1" office:value-type="string">
            <text:p text:style-name="Table_20_Contents">Fourth value entered.</text:p>
          </table:table-cell>
        </table:table-row>
        <table:table-row>
          <table:table-cell table:style-name="Table5.A1" office:value-type="string">
            <text:p text:style-name="P90">£0C14</text:p>
          </table:table-cell>
          <table:table-cell table:style-name="Table5.A1" office:value-type="string">
            <text:p text:style-name="Table_20_Contents">2</text:p>
          </table:table-cell>
          <table:table-cell table:style-name="Table5.A1" office:value-type="string">
            <text:p text:style-name="Table_20_Contents">ARG5 </text:p>
          </table:table-cell>
          <table:table-cell table:style-name="Table5.A1" office:value-type="string">
            <text:p text:style-name="Table_20_Contents">Fifth value entered.</text:p>
          </table:table-cell>
        </table:table-row>
        <table:table-row>
          <table:table-cell table:style-name="Table5.A1" office:value-type="string">
            <text:p text:style-name="P90">£0C16</text:p>
          </table:table-cell>
          <table:table-cell table:style-name="Table5.A1" office:value-type="string">
            <text:p text:style-name="Table_20_Contents">8</text:p>
          </table:table-cell>
          <table:table-cell table:style-name="Table5.A1" office:value-type="string">
            <text:p text:style-name="Table_20_Contents">ARG6-9</text:p>
          </table:table-cell>
          <table:table-cell table:style-name="Table5.A1" office:value-type="string">
            <text:p text:style-name="Table_20_Contents">Sixth to ninth values entered.</text:p>
          </table:table-cell>
        </table:table-row>
        <table:table-row>
          <table:table-cell table:style-name="Table5.A1" office:value-type="string">
            <text:p text:style-name="P90">£<text:span text:style-name="T73">0</text:span>CIE </text:p>
          </table:table-cell>
          <table:table-cell table:style-name="Table5.A1" office:value-type="string">
            <text:p text:style-name="Table_20_Contents">2</text:p>
          </table:table-cell>
          <table:table-cell table:style-name="Table5.A1" office:value-type="string">
            <text:p text:style-name="Table_20_Contents">ARG10</text:p>
          </table:table-cell>
          <table:table-cell table:style-name="Table5.A1" office:value-type="string">
            <text:p text:style-name="Table_20_Contents">Tenth value entered.</text:p>
          </table:table-cell>
        </table:table-row>
        <table:table-row>
          <table:table-cell table:style-name="Table5.A1" office:value-type="string">
            <text:p text:style-name="P90">£0<text:span text:style-name="T73">C20</text:span></text:p>
          </table:table-cell>
          <table:table-cell table:style-name="Table5.A1" office:value-type="string">
            <text:p text:style-name="Table_20_Contents">1</text:p>
          </table:table-cell>
          <table:table-cell table:style-name="Table5.A1" office:value-type="string">
            <text:p text:style-name="Table_20_Contents">NUMN</text:p>
          </table:table-cell>
          <table:table-cell table:style-name="Table5.A1" office:value-type="string">
            <text:p text:style-name="Table_20_Contents">No. of characters in value examined by routine NUM </text:p>
          </table:table-cell>
        </table:table-row>
        <table:table-row>
          <table:table-cell table:style-name="Table5.A1" office:value-type="string">
            <text:p text:style-name="P90">£0C21</text:p>
          </table:table-cell>
          <table:table-cell table:style-name="Table5.A1" office:value-type="string">
            <text:p text:style-name="Table_20_Contents">2</text:p>
          </table:table-cell>
          <table:table-cell table:style-name="Table5.A1" office:value-type="string">
            <text:p text:style-name="Table_20_Contents">NUMV</text:p>
          </table:table-cell>
          <table:table-cell table:style-name="Table5.A1" office:value-type="string">
            <text:p text:style-name="Table_20_Contents">Value returned by routine NUM.</text:p>
          </table:table-cell>
        </table:table-row>
        <table:table-row>
          <table:table-cell table:style-name="Table5.A1" office:value-type="string">
            <text:p text:style-name="P90">£0C23</text:p>
          </table:table-cell>
          <table:table-cell table:style-name="Table5.A1" office:value-type="string">
            <text:p text:style-name="Table_20_Contents">2</text:p>
          </table:table-cell>
          <table:table-cell table:style-name="Table5.A1" office:value-type="string">
            <text:p text:style-name="Table_20_Contents">BRKADR </text:p>
          </table:table-cell>
          <table:table-cell table:style-name="Table5.A1" office:value-type="string">
            <text:p text:style-name="Table_20_Contents">Breakpoint address.</text:p>
          </table:table-cell>
        </table:table-row>
        <table:table-row>
          <table:table-cell table:style-name="Table5.A1" office:value-type="string">
            <text:p text:style-name="P90">£0C25</text:p>
          </table:table-cell>
          <table:table-cell table:style-name="Table5.A1" office:value-type="string">
            <text:p text:style-name="Table_20_Contents">1</text:p>
          </table:table-cell>
          <table:table-cell table:style-name="Table5.A1" office:value-type="string">
            <text:p text:style-name="Table_20_Contents">BRKVAL</text:p>
          </table:table-cell>
          <table:table-cell table:style-name="Table5.A1" office:value-type="string">
            <text:p text:style-name="Table_20_Contents">Stored value from the breakpoint address.</text:p>
          </table:table-cell>
        </table:table-row>
        <table:table-row>
          <table:table-cell table:style-name="Table5.A1" office:value-type="string">
            <text:p text:style-name="P90">£0<text:span text:style-name="T73">C</text:span>26</text:p>
          </table:table-cell>
          <table:table-cell table:style-name="Table5.A1" office:value-type="string">
            <text:p text:style-name="Table_20_Contents">1</text:p>
          </table:table-cell>
          <table:table-cell table:style-name="Table5.A1" office:value-type="string">
            <text:p text:style-name="Table_20_Contents">CONFLG </text:p>
          </table:table-cell>
          <table:table-cell table:style-name="Table5.A1" office:value-type="string">
            <text:p text:style-name="Table_20_Contents">Normally 0, but set to -1 for the E command.</text:p>
          </table:table-cell>
        </table:table-row>
        <table:table-row>
          <table:table-cell table:style-name="Table5.A1" office:value-type="string">
            <text:p text:style-name="P90">£0<text:span text:style-name="T73">C</text:span>27 </text:p>
          </table:table-cell>
          <table:table-cell table:style-name="Table5.A1" office:value-type="string">
            <text:p text:style-name="Table_20_Contents">1</text:p>
          </table:table-cell>
          <table:table-cell table:style-name="Table5.A1" office:value-type="string">
            <text:p text:style-name="Table_20_Contents">$KOPT</text:p>
          </table:table-cell>
          <table:table-cell table:style-name="Table5.A1" office:value-type="string">
            <text:p text:style-name="Table_20_Contents">Keyboard option. See K cormand. </text:p>
          </table:table-cell>
        </table:table-row>
        <table:table-row>
          <table:table-cell table:style-name="Table5.A1" office:value-type="string">
            <text:p text:style-name="P90">£0<text:span text:style-name="T73">C</text:span>28</text:p>
          </table:table-cell>
          <table:table-cell table:style-name="Table5.A1" office:value-type="string">
            <text:p text:style-name="Table_20_Contents">1</text:p>
          </table:table-cell>
          <table:table-cell table:style-name="Table5.A1" office:value-type="string">
            <text:p text:style-name="Table_20_Contents">$XOPT</text:p>
          </table:table-cell>
          <table:table-cell table:style-name="Table5.A1" office:value-type="string">
            <text:p text:style-name="Table_20_Contents">X option. See X command.</text:p>
          </table:table-cell>
        </table:table-row>
        <table:table-row>
          <table:table-cell table:style-name="Table5.A1" office:value-type="string">
            <text:p text:style-name="P90">£OC29 </text:p>
          </table:table-cell>
          <table:table-cell table:style-name="Table5.A1" office:value-type="string">
            <text:p text:style-name="Table_20_Contents">2</text:p>
          </table:table-cell>
          <table:table-cell table:style-name="Table5.A1" office:value-type="string">
            <text:p text:style-name="Table_20_Contents">CURSOR </text:p>
          </table:table-cell>
          <table:table-cell table:style-name="Table5.A1" office:value-type="string">
            <text:p text:style-name="Table_20_Contents">Position of the cursor.</text:p>
          </table:table-cell>
        </table:table-row>
        <table:table-row>
          <table:table-cell table:style-name="Table5.A1" office:value-type="string">
            <text:p text:style-name="P90"><text:span text:style-name="T74">£</text:span>0C2B</text:p>
          </table:table-cell>
          <table:table-cell table:style-name="Table5.A1" office:value-type="string">
            <text:p text:style-name="Table_20_Contents">1</text:p>
          </table:table-cell>
          <table:table-cell table:style-name="Table5.A1" office:value-type="string">
            <text:p text:style-name="Table_20_Contents">ARGX</text:p>
          </table:table-cell>
          <table:table-cell table:style-name="Table5.A1" office:value-type="string">
            <text:p text:style-name="Table_20_Contents">Last command letter entered.</text:p>
          </table:table-cell>
        </table:table-row>
        <table:table-row>
          <table:table-cell table:style-name="Table5.A1" office:value-type="string">
            <text:p text:style-name="P90">£0C2C </text:p>
          </table:table-cell>
          <table:table-cell table:style-name="Table5.A1" office:value-type="string">
            <text:p text:style-name="Table_20_Contents">2</text:p>
          </table:table-cell>
          <table:table-cell table:style-name="Table5.A1" office:value-type="string">
            <text:p text:style-name="Table_20_Contents">KCNT</text:p>
          </table:table-cell>
          <table:table-cell table:style-name="Table5.A1" office:value-type="string">
            <text:p text:style-name="Table_20_Contents">Keyboard repeat counter.</text:p>
          </table:table-cell>
        </table:table-row>
        <table:table-row>
          <table:table-cell table:style-name="Table5.A1" office:value-type="string">
            <text:p text:style-name="P90">£0C2E </text:p>
          </table:table-cell>
          <table:table-cell table:style-name="Table5.A1" office:value-type="string">
            <text:p text:style-name="Table_20_Contents">2</text:p>
          </table:table-cell>
          <table:table-cell table:style-name="Table5.A1" office:value-type="string">
            <text:p text:style-name="Table_20_Contents">KLONG </text:p>
          </table:table-cell>
          <table:table-cell table:style-name="Table5.A1" office:value-type="string">
            <text:p text:style-name="Table_20_Contents">Keyboard initial repeat delay.</text:p>
          </table:table-cell>
        </table:table-row>
        <table:table-row>
          <table:table-cell table:style-name="Table5.A1" office:value-type="string">
            <text:p text:style-name="P90">£0C30</text:p>
          </table:table-cell>
          <table:table-cell table:style-name="Table5.A1" office:value-type="string">
            <text:p text:style-name="Table_20_Contents">2</text:p>
          </table:table-cell>
          <table:table-cell table:style-name="Table5.A1" office:value-type="string">
            <text:p text:style-name="Table_20_Contents">KSHORT</text:p>
          </table:table-cell>
          <table:table-cell table:style-name="Table5.A1" office:value-type="string">
            <text:p text:style-name="Table_20_Contents">Keyboard repeat speed.</text:p>
          </table:table-cell>
        </table:table-row>
        <table:table-row>
          <table:table-cell table:style-name="Table5.A1" office:value-type="string">
            <text:p text:style-name="P90">£0<text:span text:style-name="T74">C</text:span>32</text:p>
          </table:table-cell>
          <table:table-cell table:style-name="Table5.A1" office:value-type="string">
            <text:p text:style-name="Table_20_Contents">2</text:p>
          </table:table-cell>
          <table:table-cell table:style-name="Table5.A1" office:value-type="string">
            <text:p text:style-name="Table_20_Contents">KBLINK</text:p>
          </table:table-cell>
          <table:table-cell table:style-name="Table5.A1" office:value-type="string">
            <text:p text:style-name="Table_20_Contents">Cursor blink speed.</text:p>
          </table:table-cell>
        </table:table-row>
        <table:table-row>
          <table:table-cell table:style-name="Table5.A1" office:value-type="string">
            <text:p text:style-name="P90">£0<text:span text:style-name="T74">C</text:span>34</text:p>
          </table:table-cell>
          <table:table-cell table:style-name="Table5.A1" office:value-type="string">
            <text:p text:style-name="Table_20_Contents">£2D</text:p>
          </table:table-cell>
          <table:table-cell table:style-name="Table5.A1" office:value-type="string">
            <text:p text:style-name="Table_20_Contents">MONSTK</text:p>
          </table:table-cell>
          <table:table-cell table:style-name="Table5.A1" office:value-type="string">
            <text:p text:style-name="Table_20_Contents">NAS-SYS stack.</text:p>
          </table:table-cell>
        </table:table-row>
        <table:table-row>
          <table:table-cell table:style-name="Table5.A1" office:value-type="string">
            <text:p text:style-name="P90">£<text:span text:style-name="T59">0C61</text:span></text:p>
          </table:table-cell>
          <table:table-cell table:style-name="Table5.A1" office:value-type="string">
            <text:p text:style-name="Table_20_Contents">2</text:p>
          </table:table-cell>
          <table:table-cell table:style-name="Table5.A1" office:value-type="string">
            <text:p text:style-name="Table_20_Contents">RBC </text:p>
          </table:table-cell>
          <table:table-cell table:style-name="Table5.A1" office:value-type="string">
            <text:p text:style-name="Table_20_Contents">Register save area. Register BC.</text:p>
          </table:table-cell>
        </table:table-row>
        <table:table-row>
          <table:table-cell table:style-name="Table5.A1" office:value-type="string">
            <text:p text:style-name="P90">£<text:span text:style-name="T59">0C63</text:span></text:p>
          </table:table-cell>
          <table:table-cell table:style-name="Table5.A1" office:value-type="string">
            <text:p text:style-name="Table_20_Contents">2</text:p>
          </table:table-cell>
          <table:table-cell table:style-name="Table5.A1" office:value-type="string">
            <text:p text:style-name="Table_20_Contents">R<text:span text:style-name="T74">DE</text:span></text:p>
          </table:table-cell>
          <table:table-cell table:style-name="Table5.A1" office:value-type="string">
            <text:p text:style-name="Table_20_Contents">Register save area. Register <text:span text:style-name="T74">DE</text:span>.</text:p>
          </table:table-cell>
        </table:table-row>
        <table:table-row>
          <table:table-cell table:style-name="Table5.A1" office:value-type="string">
            <text:p text:style-name="P90">£<text:span text:style-name="T59">0C65</text:span></text:p>
          </table:table-cell>
          <table:table-cell table:style-name="Table5.A1" office:value-type="string">
            <text:p text:style-name="Table_20_Contents">2</text:p>
          </table:table-cell>
          <table:table-cell table:style-name="Table5.A1" office:value-type="string">
            <text:p text:style-name="Table_20_Contents">R<text:span text:style-name="T74">HL</text:span></text:p>
          </table:table-cell>
          <table:table-cell table:style-name="Table5.A1" office:value-type="string">
            <text:p text:style-name="Table_20_Contents">Register save area. Register <text:span text:style-name="T74">HL</text:span>.</text:p>
          </table:table-cell>
        </table:table-row>
        <table:table-row>
          <table:table-cell table:style-name="Table5.A1" office:value-type="string">
            <text:p text:style-name="P90">£<text:span text:style-name="T59">0C67</text:span></text:p>
          </table:table-cell>
          <table:table-cell table:style-name="Table5.A1" office:value-type="string">
            <text:p text:style-name="Table_20_Contents">2</text:p>
          </table:table-cell>
          <table:table-cell table:style-name="Table5.A1" office:value-type="string">
            <text:p text:style-name="Table_20_Contents">R<text:span text:style-name="T74">AF</text:span></text:p>
          </table:table-cell>
          <table:table-cell table:style-name="Table5.A1" office:value-type="string">
            <text:p text:style-name="Table_20_Contents">Register save area. Register <text:span text:style-name="T74">AF</text:span>.</text:p>
          </table:table-cell>
        </table:table-row>
        <table:table-row>
          <table:table-cell table:style-name="Table5.A1" office:value-type="string">
            <text:p text:style-name="P90">£<text:span text:style-name="T59">0C69</text:span></text:p>
          </table:table-cell>
          <table:table-cell table:style-name="Table5.A1" office:value-type="string">
            <text:p text:style-name="Table_20_Contents">2</text:p>
          </table:table-cell>
          <table:table-cell table:style-name="Table5.A1" office:value-type="string">
            <text:p text:style-name="Table_20_Contents">R<text:span text:style-name="T74">PC</text:span></text:p>
          </table:table-cell>
          <table:table-cell table:style-name="Table5.A1" office:value-type="string">
            <text:p text:style-name="Table_20_Contents">Register save area. Register <text:span text:style-name="T74">PC</text:span>.</text:p>
          </table:table-cell>
        </table:table-row>
        <table:table-row>
          <table:table-cell table:style-name="Table5.A1" office:value-type="string">
            <text:p text:style-name="P90">£<text:span text:style-name="T59">0C6B</text:span></text:p>
          </table:table-cell>
          <table:table-cell table:style-name="Table5.A1" office:value-type="string">
            <text:p text:style-name="Table_20_Contents">2</text:p>
          </table:table-cell>
          <table:table-cell table:style-name="Table5.A1" office:value-type="string">
            <text:p text:style-name="Table_20_Contents">R<text:span text:style-name="T74">SP</text:span></text:p>
          </table:table-cell>
          <table:table-cell table:style-name="Table5.A1" office:value-type="string">
            <text:p text:style-name="Table_20_Contents">Register save area. Register <text:span text:style-name="T74">SP</text:span>.</text:p>
          </table:table-cell>
        </table:table-row>
        <table:table-row>
          <table:table-cell table:style-name="Table5.A1" office:value-type="string">
            <text:p text:style-name="P90">£0C6D</text:p>
          </table:table-cell>
          <table:table-cell table:style-name="Table5.A1" office:value-type="string">
            <text:p text:style-name="Table_20_Contents">2</text:p>
          </table:table-cell>
          <table:table-cell table:style-name="Table5.A1" office:value-type="string">
            <text:p text:style-name="Table_20_Contents">KTABL </text:p>
          </table:table-cell>
          <table:table-cell table:style-name="Table5.A1" office:value-type="string">
            <text:p text:style-name="Table_20_Contents">Length of keyboard table.</text:p>
          </table:table-cell>
        </table:table-row>
        <table:table-row>
          <table:table-cell table:style-name="Table5.A1" office:value-type="string">
            <text:p text:style-name="P90">£0C6F </text:p>
          </table:table-cell>
          <table:table-cell table:style-name="Table5.A1" office:value-type="string">
            <text:p text:style-name="Table_20_Contents">2</text:p>
          </table:table-cell>
          <table:table-cell table:style-name="Table5.A1" office:value-type="string">
            <text:p text:style-name="Table_20_Contents">KTAB </text:p>
          </table:table-cell>
          <table:table-cell table:style-name="Table5.A1" office:value-type="string">
            <text:p text:style-name="Table_20_Contents">Address of last byte in keyboard table.</text:p>
          </table:table-cell>
        </table:table-row>
        <table:table-row>
          <table:table-cell table:style-name="Table5.A1" office:value-type="string">
            <text:p text:style-name="P90">£0<text:span text:style-name="T74">C</text:span>71</text:p>
          </table:table-cell>
          <table:table-cell table:style-name="Table5.A1" office:value-type="string">
            <text:p text:style-name="Table_20_Contents">2</text:p>
          </table:table-cell>
          <table:table-cell table:style-name="Table5.A1" office:value-type="string">
            <text:p text:style-name="Table_20_Contents">STAB</text:p>
          </table:table-cell>
          <table:table-cell table:style-name="Table5.A1" office:value-type="string">
            <text:p text:style-name="P89">Start of table of routine addresses, for routine</text:p>
            <text:p text:style-name="P89">00. Since the first routine is in fact number £41,</text:p>
            <text:p text:style-name="P89">the actual table starts £82 beyond thi<text:span text:style-name="T84">s</text:span> address.</text:p>
          </table:table-cell>
        </table:table-row>
        <table:table-row>
          <table:table-cell table:style-name="Table5.A1" office:value-type="string">
            <text:p text:style-name="P90">£0<text:span text:style-name="T74">C</text:span>73</text:p>
          </table:table-cell>
          <table:table-cell table:style-name="Table5.A1" office:value-type="string">
            <text:p text:style-name="Table_20_Contents">2 </text:p>
          </table:table-cell>
          <table:table-cell table:style-name="Table5.A1" office:value-type="string">
            <text:p text:style-name="Table_20_Contents">SOUT</text:p>
          </table:table-cell>
          <table:table-cell table:style-name="Table5.A1" office:value-type="string">
            <text:p text:style-name="Table_20_Contents">Start of table output routines.</text:p>
          </table:table-cell>
        </table:table-row>
        <table:table-row>
          <table:table-cell table:style-name="Table5.A1" office:value-type="string">
            <text:p text:style-name="P90">£0<text:span text:style-name="T74">C</text:span>75</text:p>
          </table:table-cell>
          <table:table-cell table:style-name="Table5.A1" office:value-type="string">
            <text:p text:style-name="Table_20_Contents">2</text:p>
          </table:table-cell>
          <table:table-cell table:style-name="Table5.A1" office:value-type="string">
            <text:p text:style-name="Table_20_Contents">SIN</text:p>
          </table:table-cell>
          <table:table-cell table:style-name="Table5.A1" office:value-type="string">
            <text:p text:style-name="Table_20_Contents">Start of table input routines.</text:p>
          </table:table-cell>
        </table:table-row>
        <table:table-row>
          <table:table-cell table:style-name="Table5.A1" office:value-type="string">
            <text:p text:style-name="P90">£0<text:span text:style-name="T74">C</text:span>77</text:p>
          </table:table-cell>
          <table:table-cell table:style-name="Table5.A1" office:value-type="string">
            <text:p text:style-name="Table_20_Contents">3</text:p>
          </table:table-cell>
          <table:table-cell table:style-name="Table5.A1" office:value-type="string">
            <text:p text:style-name="Table_20_Contents">$UOUT</text:p>
          </table:table-cell>
          <table:table-cell table:style-name="Table5.A1" office:value-type="string">
            <text:p text:style-name="Table_20_Contents">Jump to user specified output routine.</text:p>
          </table:table-cell>
        </table:table-row>
        <table:table-row>
          <table:table-cell table:style-name="Table5.A1" office:value-type="string">
            <text:p text:style-name="P90">£0C7A </text:p>
          </table:table-cell>
          <table:table-cell table:style-name="Table5.A1" office:value-type="string">
            <text:p text:style-name="Table_20_Contents">3</text:p>
          </table:table-cell>
          <table:table-cell table:style-name="Table5.A1" office:value-type="string">
            <text:p text:style-name="Table_20_Contents">$UIN</text:p>
          </table:table-cell>
          <table:table-cell table:style-name="Table5.A1" office:value-type="string">
            <text:p text:style-name="Table_20_Contents"><text:span text:style-name="T74">J</text:span>ump to user specified input routine.</text:p>
          </table:table-cell>
        </table:table-row>
        <table:table-row>
          <table:table-cell table:style-name="Table5.A1" office:value-type="string">
            <text:p text:style-name="P90">£0C7D</text:p>
          </table:table-cell>
          <table:table-cell table:style-name="Table5.A1" office:value-type="string">
            <text:p text:style-name="Table_20_Contents">3</text:p>
          </table:table-cell>
          <table:table-cell table:style-name="Table5.A1" office:value-type="string">
            <text:p text:style-name="Table_20_Contents">$NMI</text:p>
          </table:table-cell>
          <table:table-cell table:style-name="Table5.A1" office:value-type="string">
            <text:p text:style-name="P89">Jump to breakpoint/NMI routine. NAS-SYS sets this</text:p>
            <text:p text:style-name="P91">to display the registers.</text:p>
          </table:table-cell>
        </table:table-row>
      </table:table>
      <text:p text:style-name="Heading_20_1"><text:soft-page-break/><text:span text:style-name="T74">21. </text:span>ADDRESSING OF VIDEO RAM</text:p>
      <text:p text:style-name="Text_20_body">The video RAM is a<text:span text:style-name="T88">ddressed as shown in the diagram below. The top line is addressed after the other 15, and it is not scrolled by </text:span><text:span text:style-name="T64">NAS-SYS</text:span><text:span text:style-name="T88">. There is a 10 byte margin at the left of each line, then a 48 byte line, then a 6 byte margin on the right. When </text:span><text:span text:style-name="T64">NAS-SYS</text:span><text:span text:style-name="T88"> clears the screen, all visible locations are made blank, and all the margins are set to nulls (0), except for the first 10 bytes, which are to the left of line 1, and the last 6 bytes, which are to the right of line 16, the top line.</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88">LINE NO</text:p>
          </table:table-cell>
          <table:table-cell table:style-name="Table10.A1" office:value-type="string">
            <text:p text:style-name="P88">LEFT</text:p>
            <text:p text:style-name="P88">MARGIN</text:p>
          </table:table-cell>
          <table:table-cell table:style-name="Table10.A1" office:value-type="string">
            <text:p text:style-name="P88">LEFT</text:p>
            <text:p text:style-name="P88">SIDE</text:p>
          </table:table-cell>
          <table:table-cell table:style-name="Table10.A1" office:value-type="string">
            <text:p text:style-name="P87">RIGHT</text:p>
            <text:p text:style-name="P87">SIDE</text:p>
          </table:table-cell>
          <table:table-cell table:style-name="Table10.A1" office:value-type="string">
            <text:p text:style-name="P87">RIGHT</text:p>
            <text:p text:style-name="P87">END</text:p>
          </table:table-cell>
        </table:table-row>
        <table:table-row>
          <table:table-cell table:style-name="Table10.A1" office:value-type="string">
            <text:p text:style-name="P82">16</text:p>
          </table:table-cell>
          <table:table-cell table:style-name="Table10.A1" office:value-type="string">
            <text:p text:style-name="P82">0<text:span text:style-name="T92">B</text:span>C0</text:p>
          </table:table-cell>
          <table:table-cell table:style-name="Table10.C2" office:value-type="string">
            <text:p text:style-name="P82">0BCA 0BCB..</text:p>
          </table:table-cell>
          <table:table-cell table:style-name="Table10.D2" office:value-type="string">
            <text:p text:style-name="P84">..<text:span text:style-name="T88">0BF9</text:span></text:p>
          </table:table-cell>
          <table:table-cell table:style-name="Table10.A1" office:value-type="string">
            <text:p text:style-name="P83">0BFF</text:p>
          </table:table-cell>
        </table:table-row>
        <table:table-row>
          <table:table-cell table:style-name="Table10.A1" office:value-type="string">
            <text:p text:style-name="P82">1</text:p>
          </table:table-cell>
          <table:table-cell table:style-name="Table10.A1" office:value-type="string">
            <text:p text:style-name="P82">0800</text:p>
          </table:table-cell>
          <table:table-cell table:style-name="Table10.C3" office:value-type="string">
            <text:p text:style-name="P82">080A</text:p>
          </table:table-cell>
          <table:table-cell table:style-name="Table10.D3" office:value-type="string">
            <text:p text:style-name="P84">..<text:span text:style-name="T89">0839</text:span></text:p>
          </table:table-cell>
          <table:table-cell table:style-name="Table10.A1" office:value-type="string">
            <text:p text:style-name="P85">083F</text:p>
          </table:table-cell>
        </table:table-row>
        <table:table-row>
          <table:table-cell table:style-name="Table10.A1" office:value-type="string">
            <text:p text:style-name="P82">2</text:p>
          </table:table-cell>
          <table:table-cell table:style-name="Table10.A1" office:value-type="string">
            <text:p text:style-name="P82">0840</text:p>
          </table:table-cell>
          <table:table-cell table:style-name="Table10.C3" office:value-type="string">
            <text:p text:style-name="P82">084A</text:p>
          </table:table-cell>
          <table:table-cell table:style-name="Table10.D3" office:value-type="string">
            <text:p text:style-name="P85">..0879</text:p>
          </table:table-cell>
          <table:table-cell table:style-name="Table10.A1" office:value-type="string">
            <text:p text:style-name="P85">087F</text:p>
          </table:table-cell>
        </table:table-row>
        <table:table-row>
          <table:table-cell table:style-name="Table10.A1" office:value-type="string">
            <text:p text:style-name="P82">3</text:p>
          </table:table-cell>
          <table:table-cell table:style-name="Table10.A1" office:value-type="string">
            <text:p text:style-name="P82">0880</text:p>
          </table:table-cell>
          <table:table-cell table:style-name="Table10.C3" office:value-type="string">
            <text:p text:style-name="P82">088A</text:p>
          </table:table-cell>
          <table:table-cell table:style-name="Table10.D3" office:value-type="string">
            <text:p text:style-name="P84">..<text:span text:style-name="T89">08B9</text:span></text:p>
          </table:table-cell>
          <table:table-cell table:style-name="Table10.A1" office:value-type="string">
            <text:p text:style-name="P85">08BF</text:p>
          </table:table-cell>
        </table:table-row>
        <table:table-row>
          <table:table-cell table:style-name="Table10.A1" office:value-type="string">
            <text:p text:style-name="P82">4</text:p>
          </table:table-cell>
          <table:table-cell table:style-name="Table10.A1" office:value-type="string">
            <text:p text:style-name="P82">08C0</text:p>
          </table:table-cell>
          <table:table-cell table:style-name="Table10.C3" office:value-type="string">
            <text:p text:style-name="P82">08CA</text:p>
          </table:table-cell>
          <table:table-cell table:style-name="Table10.D3" office:value-type="string">
            <text:p text:style-name="P84">..<text:span text:style-name="T89">08F9</text:span></text:p>
          </table:table-cell>
          <table:table-cell table:style-name="Table10.A1" office:value-type="string">
            <text:p text:style-name="P85">08FF</text:p>
          </table:table-cell>
        </table:table-row>
        <table:table-row>
          <table:table-cell table:style-name="Table10.A1" office:value-type="string">
            <text:p text:style-name="P82">5</text:p>
          </table:table-cell>
          <table:table-cell table:style-name="Table10.A1" office:value-type="string">
            <text:p text:style-name="P82">0900</text:p>
          </table:table-cell>
          <table:table-cell table:style-name="Table10.C3" office:value-type="string">
            <text:p text:style-name="P82">090A</text:p>
          </table:table-cell>
          <table:table-cell table:style-name="Table10.D3" office:value-type="string">
            <text:p text:style-name="P84">..<text:span text:style-name="T89">0939</text:span></text:p>
          </table:table-cell>
          <table:table-cell table:style-name="Table10.A1" office:value-type="string">
            <text:p text:style-name="P85">093F</text:p>
          </table:table-cell>
        </table:table-row>
        <table:table-row>
          <table:table-cell table:style-name="Table10.A1" office:value-type="string">
            <text:p text:style-name="P82">6</text:p>
          </table:table-cell>
          <table:table-cell table:style-name="Table10.A1" office:value-type="string">
            <text:p text:style-name="P82">0940</text:p>
          </table:table-cell>
          <table:table-cell table:style-name="Table10.C3" office:value-type="string">
            <text:p text:style-name="P82">094A</text:p>
          </table:table-cell>
          <table:table-cell table:style-name="Table10.D3" office:value-type="string">
            <text:p text:style-name="P84">..<text:span text:style-name="T89">0979</text:span></text:p>
          </table:table-cell>
          <table:table-cell table:style-name="Table10.A1" office:value-type="string">
            <text:p text:style-name="P85">097F</text:p>
          </table:table-cell>
        </table:table-row>
        <table:table-row>
          <table:table-cell table:style-name="Table10.A1" office:value-type="string">
            <text:p text:style-name="P82">7</text:p>
          </table:table-cell>
          <table:table-cell table:style-name="Table10.A1" office:value-type="string">
            <text:p text:style-name="P82">0980</text:p>
          </table:table-cell>
          <table:table-cell table:style-name="Table10.C3" office:value-type="string">
            <text:p text:style-name="P82">098A</text:p>
          </table:table-cell>
          <table:table-cell table:style-name="Table10.D3" office:value-type="string">
            <text:p text:style-name="P84">..<text:span text:style-name="T89">09B9</text:span></text:p>
          </table:table-cell>
          <table:table-cell table:style-name="Table10.A1" office:value-type="string">
            <text:p text:style-name="P85">09BF</text:p>
          </table:table-cell>
        </table:table-row>
        <table:table-row>
          <table:table-cell table:style-name="Table10.A1" office:value-type="string">
            <text:p text:style-name="P82">8</text:p>
          </table:table-cell>
          <table:table-cell table:style-name="Table10.A1" office:value-type="string">
            <text:p text:style-name="P82">09C0</text:p>
          </table:table-cell>
          <table:table-cell table:style-name="Table10.C3" office:value-type="string">
            <text:p text:style-name="P82">09CA</text:p>
          </table:table-cell>
          <table:table-cell table:style-name="Table10.D3" office:value-type="string">
            <text:p text:style-name="P84">..<text:span text:style-name="T89">09F9</text:span></text:p>
          </table:table-cell>
          <table:table-cell table:style-name="Table10.A1" office:value-type="string">
            <text:p text:style-name="P85">09FF</text:p>
          </table:table-cell>
        </table:table-row>
        <table:table-row>
          <table:table-cell table:style-name="Table10.A1" office:value-type="string">
            <text:p text:style-name="P82">9</text:p>
          </table:table-cell>
          <table:table-cell table:style-name="Table10.A1" office:value-type="string">
            <text:p text:style-name="P82">0A00</text:p>
          </table:table-cell>
          <table:table-cell table:style-name="Table10.C3" office:value-type="string">
            <text:p text:style-name="P82">0A0A</text:p>
          </table:table-cell>
          <table:table-cell table:style-name="Table10.D3" office:value-type="string">
            <text:p text:style-name="P84">..<text:span text:style-name="T89">0A39</text:span></text:p>
          </table:table-cell>
          <table:table-cell table:style-name="Table10.A1" office:value-type="string">
            <text:p text:style-name="P85">0A3F</text:p>
          </table:table-cell>
        </table:table-row>
        <table:table-row>
          <table:table-cell table:style-name="Table10.A1" office:value-type="string">
            <text:p text:style-name="P82">10</text:p>
          </table:table-cell>
          <table:table-cell table:style-name="Table10.A1" office:value-type="string">
            <text:p text:style-name="P82">0A40</text:p>
          </table:table-cell>
          <table:table-cell table:style-name="Table10.C3" office:value-type="string">
            <text:p text:style-name="P82">0A4A</text:p>
          </table:table-cell>
          <table:table-cell table:style-name="Table10.D3" office:value-type="string">
            <text:p text:style-name="P84">..<text:span text:style-name="T89">0A79</text:span></text:p>
          </table:table-cell>
          <table:table-cell table:style-name="Table10.A1" office:value-type="string">
            <text:p text:style-name="P85">0A7F</text:p>
          </table:table-cell>
        </table:table-row>
        <table:table-row>
          <table:table-cell table:style-name="Table10.A1" office:value-type="string">
            <text:p text:style-name="P82">11</text:p>
          </table:table-cell>
          <table:table-cell table:style-name="Table10.A1" office:value-type="string">
            <text:p text:style-name="P82">0A80</text:p>
          </table:table-cell>
          <table:table-cell table:style-name="Table10.C3" office:value-type="string">
            <text:p text:style-name="P82">0A8A</text:p>
          </table:table-cell>
          <table:table-cell table:style-name="Table10.D3" office:value-type="string">
            <text:p text:style-name="P84">..<text:span text:style-name="T89">0AB9</text:span></text:p>
          </table:table-cell>
          <table:table-cell table:style-name="Table10.A1" office:value-type="string">
            <text:p text:style-name="P85">0ABF</text:p>
          </table:table-cell>
        </table:table-row>
        <table:table-row>
          <table:table-cell table:style-name="Table10.A1" office:value-type="string">
            <text:p text:style-name="P82">12</text:p>
          </table:table-cell>
          <table:table-cell table:style-name="Table10.A1" office:value-type="string">
            <text:p text:style-name="P82">0AC0</text:p>
          </table:table-cell>
          <table:table-cell table:style-name="Table10.C3" office:value-type="string">
            <text:p text:style-name="P82">0ACA</text:p>
          </table:table-cell>
          <table:table-cell table:style-name="Table10.D3" office:value-type="string">
            <text:p text:style-name="P84">..<text:span text:style-name="T89">0AF9</text:span></text:p>
          </table:table-cell>
          <table:table-cell table:style-name="Table10.A1" office:value-type="string">
            <text:p text:style-name="P85">0AFF</text:p>
          </table:table-cell>
        </table:table-row>
        <table:table-row>
          <table:table-cell table:style-name="Table10.A1" office:value-type="string">
            <text:p text:style-name="P82">13</text:p>
          </table:table-cell>
          <table:table-cell table:style-name="Table10.A1" office:value-type="string">
            <text:p text:style-name="P82">0B00</text:p>
          </table:table-cell>
          <table:table-cell table:style-name="Table10.C3" office:value-type="string">
            <text:p text:style-name="P82">0B0A</text:p>
          </table:table-cell>
          <table:table-cell table:style-name="Table10.D3" office:value-type="string">
            <text:p text:style-name="P84">..<text:span text:style-name="T89">0B39</text:span></text:p>
          </table:table-cell>
          <table:table-cell table:style-name="Table10.A1" office:value-type="string">
            <text:p text:style-name="P85">0B3F</text:p>
          </table:table-cell>
        </table:table-row>
        <table:table-row>
          <table:table-cell table:style-name="Table10.A1" office:value-type="string">
            <text:p text:style-name="P82">14</text:p>
          </table:table-cell>
          <table:table-cell table:style-name="Table10.A1" office:value-type="string">
            <text:p text:style-name="P82">0B40</text:p>
          </table:table-cell>
          <table:table-cell table:style-name="Table10.C3" office:value-type="string">
            <text:p text:style-name="P82">0B4A</text:p>
          </table:table-cell>
          <table:table-cell table:style-name="Table10.D3" office:value-type="string">
            <text:p text:style-name="P84">..<text:span text:style-name="T89">0B79</text:span></text:p>
          </table:table-cell>
          <table:table-cell table:style-name="Table10.A1" office:value-type="string">
            <text:p text:style-name="P85">0B7F</text:p>
          </table:table-cell>
        </table:table-row>
        <table:table-row>
          <table:table-cell table:style-name="Table10.A1" office:value-type="string">
            <text:p text:style-name="P82">15</text:p>
          </table:table-cell>
          <table:table-cell table:style-name="Table10.A1" office:value-type="string">
            <text:p text:style-name="P82">0B80</text:p>
          </table:table-cell>
          <table:table-cell table:style-name="Table10.C17" office:value-type="string">
            <text:p text:style-name="P82">0B8A 0B8B..</text:p>
          </table:table-cell>
          <table:table-cell table:style-name="Table10.D17" office:value-type="string">
            <text:p text:style-name="P84">..<text:span text:style-name="T88">0BB9</text:span></text:p>
          </table:table-cell>
          <table:table-cell table:style-name="Table10.A1" office:value-type="string">
            <text:p text:style-name="P83">0BBF</text:p>
          </table:table-cell>
        </table:table-row>
        <table:table-row>
          <table:table-cell table:style-name="Table10.A1" office:value-type="string">
            <text:p text:style-name="P81"/>
          </table:table-cell>
          <table:table-cell table:style-name="Table10.A1" office:value-type="string">
            <text:p text:style-name="P82"/>
          </table:table-cell>
          <table:table-cell table:style-name="Table10.A1" office:value-type="string">
            <text:p text:style-name="P88">LEFT</text:p>
          </table:table-cell>
          <table:table-cell table:style-name="Table10.A1" office:value-type="string">
            <text:p text:style-name="P87">RIGHT</text:p>
          </table:table-cell>
          <table:table-cell table:style-name="Table10.A1" office:value-type="string">
            <text:p text:style-name="P81"/>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FreeMono2" svg:font-family="FreeMono" style:font-family-generic="modern" style:font-pitch="fixed"/>
    <style:font-face style:name="FreeMono1" svg:font-family="FreeMono" style:font-adornments="Bold" style:font-family-generic="modern" style:font-pitch="fixed"/>
    <style:font-face style:name="FreeMono" svg:font-family="FreeMono" style:font-adornments="Regular"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GB"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GB"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loext:contextual-spacing="false" fo:line-height="100%" style:writing-mode="page"/>
      <style:text-properties style:font-name="FreeMono" fo:font-family="FreeMono" style:font-style-name="Regular" style:font-family-generic="modern" style:font-pitch="fixed"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6cm" fo:margin-bottom="0.101cm" loext:contextual-spacing="false" fo:line-height="200%" fo:text-align="center" style:justify-single-word="false" fo:keep-together="always" fo:keep-with-next="always" style:writing-mode="lr-tb"/>
      <style:text-properties style:font-name="FreeMono1" fo:font-family="FreeMono" style:font-style-name="Bold" style:font-family-generic="modern" style:font-pitch="fixed" fo:font-size="12pt" style:text-underline-style="solid" style:text-underline-width="auto" style:text-underline-color="font-color"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master-page-name="">
      <style:paragraph-properties fo:line-height="100%" style:page-number="auto" text:number-lines="false" text:line-number="0" style:writing-mode="lr-tb">
        <style:tab-stops/>
      </style:paragraph-properties>
      <style:text-properties style:font-name="FreeMono" fo:font-family="FreeMono" style:font-style-name="Regular" style:font-family-generic="modern" style:font-pitch="fixed"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Courier New" fo:font-family="'Courier New'"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59cm" fo:page-height="27.94cm" style:num-format="1" style:print-orientation="portrait" fo:margin-top="2.401cm" fo:margin-bottom="2.401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ackground-color="transparent" style:dynamic-spacing="false"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s/><text:page-number text:select-page="current">26</text:page-number><text:s text:c="2"/>-</text:p>
      </style:header>
    </style:master-page>
    <style:master-page style:name="First_20_Page" style:display-name="First Page" style:page-layout-name="Mpm2" style:next-style-name="Standard">
      <style:header>
        <text:p text:style-name="MP1">- <text:page-number text:select-page="current">1</text:page-number><text:s/>-</text:p>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2-05-27T21:32:20.811227207</dc:date>
    <meta:editing-duration>PT2H32M56S</meta:editing-duration>
    <meta:editing-cycles>41</meta:editing-cycles>
    <meta:document-statistic meta:table-count="10" meta:image-count="0" meta:object-count="0" meta:page-count="28" meta:paragraph-count="801" meta:word-count="9089" meta:character-count="51157" meta:non-whitespace-character-count="40761"/>
  </office:meta>
</office:document-meta>
</file>